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automatic-styles>
    <style:style style:name="P1" style:family="paragraph" style:parent-style-name="Text_20_body_20_indent" style:master-page-name="StartBindingStyle">
      <style:paragraph-properties style:page-number="auto"/>
    </style:style>
    <style:style style:name="P2" style:family="paragraph" style:parent-style-name="Title">
      <style:paragraph-properties fo:break-before="page"/>
      <style:text-properties officeooo:paragraph-rsid="001972f4"/>
    </style:style>
    <style:style style:name="P3" style:family="paragraph" style:parent-style-name="Subtitle">
      <style:text-properties officeooo:paragraph-rsid="001972f4"/>
    </style:style>
    <style:style style:name="P4" style:family="paragraph" style:parent-style-name="Heading_20_3">
      <style:text-properties officeooo:paragraph-rsid="002a4275"/>
    </style:style>
    <style:style style:name="P5" style:family="paragraph" style:parent-style-name="First_20_line_20_indent">
      <style:paragraph-properties fo:margin-left="0in" fo:text-indent="0in" style:auto-text-indent="false"/>
    </style:style>
    <style:style style:name="P6" style:family="paragraph" style:parent-style-name="Frame_20_contents">
      <style:paragraph-properties fo:text-align="justify" style:justify-single-word="false"/>
    </style:style>
    <style:style style:name="P7" style:family="paragraph" style:parent-style-name="Text_20_body">
      <style:paragraph-properties fo:text-align="center" style:justify-single-word="false" fo:break-before="page"/>
    </style:style>
    <style:style style:name="P8" style:family="paragraph" style:parent-style-name="Text_20_body">
      <style:paragraph-properties fo:text-align="center" style:justify-single-word="false"/>
    </style:style>
    <style:style style:name="P9" style:family="paragraph" style:parent-style-name="Title">
      <style:text-properties officeooo:paragraph-rsid="001972f4"/>
    </style:style>
    <style:style style:name="P10" style:family="paragraph" style:parent-style-name="First_20_line_20_indent">
      <style:paragraph-properties fo:break-before="page"/>
    </style:style>
    <style:style style:name="P11" style:family="paragraph" style:parent-style-name="Heading_20_1" style:master-page-name="Right_20_Page">
      <style:paragraph-properties style:page-number="1" fo:break-before="page"/>
    </style:style>
    <style:style style:name="P12" style:family="paragraph" style:parent-style-name="First_20_paragraph">
      <style:text-properties fo:font-style="italic" officeooo:paragraph-rsid="0042b3f9" style:font-style-asian="italic" style:font-style-complex="italic"/>
    </style:style>
    <style:style style:name="P13" style:family="paragraph" style:parent-style-name="First_20_line_20_indent">
      <style:text-properties officeooo:paragraph-rsid="0041e2b7"/>
    </style:style>
    <style:style style:name="P14" style:family="paragraph" style:parent-style-name="First_20_line_20_indent">
      <style:text-properties officeooo:paragraph-rsid="0043ee49"/>
    </style:style>
    <style:style style:name="P15" style:family="paragraph" style:parent-style-name="First_20_line_20_indent">
      <style:text-properties officeooo:rsid="0043ee49" officeooo:paragraph-rsid="004568e0"/>
    </style:style>
    <style:style style:name="P16" style:family="paragraph" style:parent-style-name="First_20_line_20_indent">
      <style:text-properties officeooo:paragraph-rsid="004f81a1"/>
    </style:style>
    <style:style style:name="P17" style:family="paragraph" style:parent-style-name="First_20_line_20_indent">
      <style:text-properties officeooo:rsid="0043ee49"/>
    </style:style>
    <style:style style:name="P18" style:family="paragraph" style:parent-style-name="First_20_line_20_indent">
      <style:text-properties officeooo:paragraph-rsid="00543430"/>
    </style:style>
    <style:style style:name="P19" style:family="paragraph" style:parent-style-name="First_20_line_20_indent">
      <style:text-properties officeooo:rsid="0043ee49" officeooo:paragraph-rsid="0043ee49"/>
    </style:style>
    <style:style style:name="P20" style:family="paragraph" style:parent-style-name="Heading_20_1">
      <style:text-properties officeooo:rsid="008c253d" officeooo:paragraph-rsid="008c253d"/>
    </style:style>
    <style:style style:name="P21" style:family="paragraph" style:parent-style-name="First_20_line_20_indent">
      <style:text-properties officeooo:paragraph-rsid="008eb57e"/>
    </style:style>
    <style:style style:name="P22" style:family="paragraph" style:parent-style-name="First_20_line_20_indent">
      <style:text-properties fo:font-style="italic" officeooo:rsid="008eb57e" officeooo:paragraph-rsid="008eb57e" style:font-style-asian="italic" style:font-style-complex="italic"/>
    </style:style>
    <style:style style:name="P23" style:family="paragraph" style:parent-style-name="First_20_line_20_indent">
      <style:text-properties officeooo:paragraph-rsid="0092e8c9"/>
    </style:style>
    <style:style style:name="P24" style:family="paragraph" style:parent-style-name="First_20_line_20_indent">
      <style:text-properties fo:font-style="italic" style:font-style-asian="italic" style:font-style-complex="italic"/>
    </style:style>
    <style:style style:name="P25" style:family="paragraph" style:parent-style-name="First_20_line_20_indent">
      <style:text-properties officeooo:paragraph-rsid="009ba4a4"/>
    </style:style>
    <style:style style:name="P26" style:family="paragraph" style:parent-style-name="First_20_line_20_indent">
      <style:text-properties officeooo:rsid="009d17e8" officeooo:paragraph-rsid="009d17e8"/>
    </style:style>
    <style:style style:name="P27" style:family="paragraph" style:parent-style-name="First_20_line_20_indent">
      <style:text-properties officeooo:rsid="00a07783" officeooo:paragraph-rsid="00a07783"/>
    </style:style>
    <style:style style:name="P28" style:family="paragraph" style:parent-style-name="Horizontal_20_Line">
      <style:text-properties officeooo:paragraph-rsid="00ac8cf7"/>
    </style:style>
    <style:style style:name="P29" style:family="paragraph" style:parent-style-name="First_20_line_20_indent">
      <style:text-properties officeooo:paragraph-rsid="00b7a775"/>
    </style:style>
    <style:style style:name="P30" style:family="paragraph" style:parent-style-name="First_20_line_20_indent">
      <style:text-properties officeooo:rsid="00b7a775" officeooo:paragraph-rsid="00b7a775"/>
    </style:style>
    <style:style style:name="P31" style:family="paragraph" style:parent-style-name="First_20_line_20_indent">
      <style:text-properties officeooo:paragraph-rsid="00b3eed8"/>
    </style:style>
    <style:style style:name="P32" style:family="paragraph" style:parent-style-name="Heading_20_1">
      <style:text-properties officeooo:paragraph-rsid="00b4dead"/>
    </style:style>
    <style:style style:name="P33" style:family="paragraph" style:parent-style-name="First_20_line_20_indent">
      <style:text-properties officeooo:paragraph-rsid="00bc0e7a"/>
    </style:style>
    <style:style style:name="P34" style:family="paragraph" style:parent-style-name="First_20_line_20_indent">
      <style:text-properties officeooo:paragraph-rsid="00bdd916"/>
    </style:style>
    <style:style style:name="P35" style:family="paragraph" style:parent-style-name="First_20_line_20_indent">
      <style:text-properties fo:font-style="normal" officeooo:rsid="00bdd916" officeooo:paragraph-rsid="00bdd916" style:font-style-asian="normal" style:font-style-complex="normal"/>
    </style:style>
    <style:style style:name="P36" style:family="paragraph" style:parent-style-name="Quotations">
      <style:paragraph-properties fo:margin-left="0.5in" fo:margin-right="0in" fo:text-indent="0in" style:auto-text-indent="false"/>
      <style:text-properties fo:font-weight="bold" style:font-weight-asian="bold" style:font-weight-complex="bold"/>
    </style:style>
    <style:style style:name="P37" style:family="paragraph" style:parent-style-name="Quotations">
      <style:paragraph-properties fo:margin-left="0.5in" fo:margin-right="0in" fo:text-indent="0in" style:auto-text-indent="false"/>
    </style:style>
    <style:style style:name="P38" style:family="paragraph" style:parent-style-name="Heading_20_1">
      <style:text-properties officeooo:rsid="007011d6" officeooo:paragraph-rsid="007011d6"/>
    </style:style>
    <style:style style:name="P39" style:family="paragraph" style:parent-style-name="First_20_paragraph">
      <style:text-properties officeooo:paragraph-rsid="00bde15a"/>
    </style:style>
    <style:style style:name="P40" style:family="paragraph" style:parent-style-name="First_20_line_20_indent">
      <style:text-properties officeooo:paragraph-rsid="00bf380a"/>
    </style:style>
    <style:style style:name="P41" style:family="paragraph" style:parent-style-name="Heading_20_1">
      <style:paragraph-properties fo:break-before="page"/>
    </style:style>
    <style:style style:name="P42" style:family="paragraph" style:parent-style-name="First_20_line_20_indent">
      <style:text-properties officeooo:paragraph-rsid="00761f84"/>
    </style:style>
    <style:style style:name="T1" style:family="text">
      <style:text-properties officeooo:rsid="001972f4"/>
    </style:style>
    <style:style style:name="T2" style:family="text">
      <style:text-properties officeooo:rsid="002da1b4"/>
    </style:style>
    <style:style style:name="T3" style:family="text">
      <style:text-properties fo:font-family="'DejaVu Sans'" style:font-family-generic="swiss" officeooo:rsid="001972f4"/>
    </style:style>
    <style:style style:name="T4" style:family="text">
      <style:text-properties style:font-name="Times New Roman" officeooo:rsid="001972f4"/>
    </style:style>
    <style:style style:name="T5" style:family="text">
      <style:text-properties officeooo:rsid="0057b060"/>
    </style:style>
    <style:style style:name="T6" style:family="text">
      <style:text-properties officeooo:rsid="00b4dead"/>
    </style:style>
    <style:style style:name="T7" style:family="text">
      <style:text-properties officeooo:rsid="0042b3f9"/>
    </style:style>
    <style:style style:name="T8" style:family="text">
      <style:text-properties officeooo:rsid="00465ccc"/>
    </style:style>
    <style:style style:name="T9" style:family="text">
      <style:text-properties officeooo:rsid="00bf501c"/>
    </style:style>
    <style:style style:name="T10" style:family="text">
      <style:text-properties officeooo:rsid="00321c1c"/>
    </style:style>
    <style:style style:name="T11" style:family="text">
      <style:text-properties officeooo:rsid="003b5ab8"/>
    </style:style>
    <style:style style:name="T12" style:family="text">
      <style:text-properties fo:font-style="italic" officeooo:rsid="00321c1c" style:font-style-asian="italic" style:font-style-complex="italic"/>
    </style:style>
    <style:style style:name="T13" style:family="text">
      <style:text-properties officeooo:rsid="0041e2b7"/>
    </style:style>
    <style:style style:name="T14" style:family="text">
      <style:text-properties officeooo:rsid="003d7bd8"/>
    </style:style>
    <style:style style:name="T15" style:family="text">
      <style:text-properties officeooo:rsid="0030eb38"/>
    </style:style>
    <style:style style:name="T16" style:family="text">
      <style:text-properties officeooo:rsid="00c0cc89"/>
    </style:style>
    <style:style style:name="T17" style:family="text">
      <style:text-properties officeooo:rsid="0036edcd"/>
    </style:style>
    <style:style style:name="T18" style:family="text">
      <style:text-properties officeooo:rsid="0036239f"/>
    </style:style>
    <style:style style:name="T19" style:family="text">
      <style:text-properties officeooo:rsid="0043ee49"/>
    </style:style>
    <style:style style:name="T20" style:family="text">
      <style:text-properties officeooo:rsid="007fc7df"/>
    </style:style>
    <style:style style:name="T21" style:family="text">
      <style:text-properties officeooo:rsid="0046a1cf"/>
    </style:style>
    <style:style style:name="T22" style:family="text">
      <style:text-properties officeooo:rsid="00c0dbd9"/>
    </style:style>
    <style:style style:name="T23" style:family="text">
      <style:text-properties officeooo:rsid="0046b3bf"/>
    </style:style>
    <style:style style:name="T24" style:family="text">
      <style:text-properties officeooo:rsid="004568e0"/>
    </style:style>
    <style:style style:name="T25" style:family="text">
      <style:text-properties officeooo:rsid="0049717e"/>
    </style:style>
    <style:style style:name="T26" style:family="text">
      <style:text-properties officeooo:rsid="0047c541"/>
    </style:style>
    <style:style style:name="T27" style:family="text">
      <style:text-properties officeooo:rsid="004bbe2d"/>
    </style:style>
    <style:style style:name="T28" style:family="text">
      <style:text-properties officeooo:rsid="004aeffe"/>
    </style:style>
    <style:style style:name="T29" style:family="text">
      <style:text-properties officeooo:rsid="0039cc01"/>
    </style:style>
    <style:style style:name="T30" style:family="text">
      <style:text-properties officeooo:rsid="0037fd1f"/>
    </style:style>
    <style:style style:name="T31" style:family="text">
      <style:text-properties officeooo:rsid="00c169ad"/>
    </style:style>
    <style:style style:name="T32" style:family="text">
      <style:text-properties officeooo:rsid="00c3179d"/>
    </style:style>
    <style:style style:name="T33" style:family="text">
      <style:text-properties officeooo:rsid="00c57029"/>
    </style:style>
    <style:style style:name="T34" style:family="text">
      <style:text-properties officeooo:rsid="00c54419"/>
    </style:style>
    <style:style style:name="T35" style:family="text">
      <style:text-properties officeooo:rsid="004db434"/>
    </style:style>
    <style:style style:name="T36" style:family="text">
      <style:text-properties officeooo:rsid="004ddc88"/>
    </style:style>
    <style:style style:name="T37" style:family="text">
      <style:text-properties officeooo:rsid="004f81a1"/>
    </style:style>
    <style:style style:name="T38" style:family="text">
      <style:text-properties officeooo:rsid="0052d94e"/>
    </style:style>
    <style:style style:name="T39" style:family="text">
      <style:text-properties officeooo:rsid="00502f0f"/>
    </style:style>
    <style:style style:name="T40" style:family="text">
      <style:text-properties officeooo:rsid="005008e7"/>
    </style:style>
    <style:style style:name="T41" style:family="text">
      <style:text-properties officeooo:rsid="003ffdab"/>
    </style:style>
    <style:style style:name="T42" style:family="text">
      <style:text-properties officeooo:rsid="00543430"/>
    </style:style>
    <style:style style:name="T43" style:family="text">
      <style:text-properties officeooo:rsid="00556e36"/>
    </style:style>
    <style:style style:name="T44" style:family="text">
      <style:text-properties officeooo:rsid="0056db04"/>
    </style:style>
    <style:style style:name="T45" style:family="text">
      <style:text-properties officeooo:rsid="008c4755"/>
    </style:style>
    <style:style style:name="T46" style:family="text">
      <style:text-properties officeooo:rsid="008d352d"/>
    </style:style>
    <style:style style:name="T47" style:family="text">
      <style:text-properties officeooo:rsid="008d40fa"/>
    </style:style>
    <style:style style:name="T48" style:family="text">
      <style:text-properties officeooo:rsid="008d982d"/>
    </style:style>
    <style:style style:name="T49" style:family="text">
      <style:text-properties officeooo:rsid="00964308"/>
    </style:style>
    <style:style style:name="T50" style:family="text">
      <style:text-properties officeooo:rsid="008eb57e"/>
    </style:style>
    <style:style style:name="T51" style:family="text">
      <style:text-properties fo:font-style="italic" style:font-style-asian="italic" style:font-style-complex="italic"/>
    </style:style>
    <style:style style:name="T52" style:family="text">
      <style:text-properties fo:font-style="italic" officeooo:rsid="008eb57e" style:font-style-asian="italic" style:font-style-complex="italic"/>
    </style:style>
    <style:style style:name="T53" style:family="text">
      <style:text-properties fo:font-style="italic" officeooo:rsid="00964308" style:font-style-asian="italic" style:font-style-complex="italic"/>
    </style:style>
    <style:style style:name="T54" style:family="text">
      <style:text-properties fo:font-style="normal" officeooo:rsid="008eb57e" style:font-style-asian="normal" style:font-style-complex="normal"/>
    </style:style>
    <style:style style:name="T55" style:family="text">
      <style:text-properties fo:font-style="normal" officeooo:rsid="00964308" style:font-style-asian="normal" style:font-style-complex="normal"/>
    </style:style>
    <style:style style:name="T56" style:family="text">
      <style:text-properties fo:font-style="normal" style:font-style-asian="normal" style:font-style-complex="normal"/>
    </style:style>
    <style:style style:name="T57" style:family="text">
      <style:text-properties officeooo:rsid="008ef900"/>
    </style:style>
    <style:style style:name="T58" style:family="text">
      <style:text-properties officeooo:rsid="0094a5ef"/>
    </style:style>
    <style:style style:name="T59" style:family="text">
      <style:text-properties officeooo:rsid="00ae2bf8"/>
    </style:style>
    <style:style style:name="T60" style:family="text">
      <style:text-properties officeooo:rsid="00ae6184"/>
    </style:style>
    <style:style style:name="T61" style:family="text">
      <style:text-properties officeooo:rsid="008f8a46"/>
    </style:style>
    <style:style style:name="T62" style:family="text">
      <style:text-properties officeooo:rsid="0095ef84"/>
    </style:style>
    <style:style style:name="T63" style:family="text">
      <style:text-properties officeooo:rsid="009118a7"/>
    </style:style>
    <style:style style:name="T64" style:family="text">
      <style:text-properties officeooo:rsid="0092e8c9"/>
    </style:style>
    <style:style style:name="T65" style:family="text">
      <style:text-properties officeooo:rsid="0094207e"/>
    </style:style>
    <style:style style:name="T66" style:family="text">
      <style:text-properties officeooo:rsid="0097cbe4"/>
    </style:style>
    <style:style style:name="T67" style:family="text">
      <style:text-properties officeooo:rsid="00996fa3"/>
    </style:style>
    <style:style style:name="T68" style:family="text">
      <style:text-properties officeooo:rsid="00af7993"/>
    </style:style>
    <style:style style:name="T69" style:family="text">
      <style:text-properties officeooo:rsid="00b1f650"/>
    </style:style>
    <style:style style:name="T70" style:family="text">
      <style:text-properties officeooo:rsid="00b15c8b"/>
    </style:style>
    <style:style style:name="T71" style:family="text">
      <style:text-properties officeooo:rsid="00a403b1"/>
    </style:style>
    <style:style style:name="T72" style:family="text">
      <style:text-properties officeooo:rsid="009ba4a4"/>
    </style:style>
    <style:style style:name="T73" style:family="text">
      <style:text-properties officeooo:rsid="009c9a71"/>
    </style:style>
    <style:style style:name="T74" style:family="text">
      <style:text-properties officeooo:rsid="00a7dade"/>
    </style:style>
    <style:style style:name="T75" style:family="text">
      <style:text-properties officeooo:rsid="00a632b1"/>
    </style:style>
    <style:style style:name="T76" style:family="text">
      <style:text-properties officeooo:rsid="00a58b89"/>
    </style:style>
    <style:style style:name="T77" style:family="text">
      <style:text-properties officeooo:rsid="00aa6054"/>
    </style:style>
    <style:style style:name="T78" style:family="text">
      <style:text-properties officeooo:rsid="00a17b56"/>
    </style:style>
    <style:style style:name="T79" style:family="text">
      <style:text-properties officeooo:rsid="00a89f76"/>
    </style:style>
    <style:style style:name="T80" style:family="text">
      <style:text-properties fo:font-style="italic" officeooo:rsid="00aa6054" style:font-style-asian="italic" style:font-style-complex="italic"/>
    </style:style>
    <style:style style:name="T81" style:family="text">
      <style:text-properties fo:font-style="normal" officeooo:rsid="00aa6054" style:font-style-asian="normal" style:font-style-complex="normal"/>
    </style:style>
    <style:style style:name="T82" style:family="text">
      <style:text-properties fo:font-style="italic" officeooo:rsid="00a1f0fc" style:font-style-asian="italic" style:font-style-complex="italic"/>
    </style:style>
    <style:style style:name="T83" style:family="text">
      <style:text-properties fo:font-style="normal" officeooo:rsid="00a1f0fc" style:font-style-asian="normal" style:font-style-complex="normal"/>
    </style:style>
    <style:style style:name="T84" style:family="text">
      <style:text-properties officeooo:rsid="00a1f0fc"/>
    </style:style>
    <style:style style:name="T85" style:family="text">
      <style:text-properties officeooo:rsid="00ac8cf7"/>
    </style:style>
    <style:style style:name="T86" style:family="text">
      <style:text-properties officeooo:rsid="00a95fa7"/>
    </style:style>
    <style:style style:name="T87" style:family="text">
      <style:text-properties officeooo:rsid="00b3eed8"/>
    </style:style>
    <style:style style:name="T88" style:family="text">
      <style:text-properties officeooo:rsid="00b7a775"/>
    </style:style>
    <style:style style:name="T89" style:family="text">
      <style:text-properties fo:font-style="italic" officeooo:rsid="00b3eed8" style:font-style-asian="italic" style:font-style-complex="italic"/>
    </style:style>
    <style:style style:name="T90" style:family="text">
      <style:text-properties fo:font-style="italic" officeooo:rsid="00ba3444" style:font-style-asian="italic" style:font-style-complex="italic"/>
    </style:style>
    <style:style style:name="T91" style:family="text">
      <style:text-properties officeooo:rsid="00c6192e"/>
    </style:style>
    <style:style style:name="T92" style:family="text">
      <style:text-properties officeooo:rsid="00b64e6e"/>
    </style:style>
    <style:style style:name="T93" style:family="text">
      <style:text-properties officeooo:rsid="00bbaab9"/>
    </style:style>
    <style:style style:name="T94" style:family="text">
      <style:text-properties officeooo:rsid="00bc0e7a"/>
    </style:style>
    <style:style style:name="T95" style:family="text">
      <style:text-properties fo:font-style="italic" officeooo:rsid="00bc0e7a" style:font-style-asian="italic" style:font-style-complex="italic"/>
    </style:style>
    <style:style style:name="T96" style:family="text">
      <style:text-properties fo:font-style="normal" officeooo:rsid="00bc0e7a" style:font-style-asian="normal" style:font-style-complex="normal"/>
    </style:style>
    <style:style style:name="T97" style:family="text">
      <style:text-properties officeooo:rsid="00bdd916"/>
    </style:style>
    <style:style style:name="T98" style:family="text">
      <style:text-properties officeooo:rsid="00bde15a"/>
    </style:style>
    <style:style style:name="T99" style:family="text">
      <style:text-properties officeooo:rsid="0081e4f8"/>
    </style:style>
    <style:style style:name="T100" style:family="text">
      <style:text-properties officeooo:rsid="00821e23"/>
    </style:style>
    <style:style style:name="T101" style:family="text">
      <style:text-properties officeooo:rsid="0083d985"/>
    </style:style>
    <style:style style:name="T102" style:family="text">
      <style:text-properties officeooo:rsid="00855ca2"/>
    </style:style>
    <style:style style:name="T103" style:family="text">
      <style:text-properties officeooo:rsid="0085a823"/>
    </style:style>
    <style:style style:name="T104" style:family="text">
      <style:text-properties officeooo:rsid="0058863d"/>
    </style:style>
    <style:style style:name="T105" style:family="text">
      <style:text-properties officeooo:rsid="00863928"/>
    </style:style>
    <style:style style:name="T106" style:family="text">
      <style:text-properties officeooo:rsid="008736fa"/>
    </style:style>
    <style:style style:name="T107" style:family="text">
      <style:text-properties fo:font-style="italic" officeooo:rsid="008736fa" style:font-style-asian="italic" style:font-style-complex="italic"/>
    </style:style>
    <style:style style:name="T108" style:family="text">
      <style:text-properties officeooo:rsid="00591367"/>
    </style:style>
    <style:style style:name="T109" style:family="text">
      <style:text-properties officeooo:rsid="005a3bd7"/>
    </style:style>
    <style:style style:name="T110" style:family="text">
      <style:text-properties officeooo:rsid="005ad02d"/>
    </style:style>
    <style:style style:name="T111" style:family="text">
      <style:text-properties officeooo:rsid="008b2837"/>
    </style:style>
    <style:style style:name="T112" style:family="text">
      <style:text-properties officeooo:rsid="008a25fd"/>
    </style:style>
    <style:style style:name="T113" style:family="text">
      <style:text-properties officeooo:rsid="005bdbdd"/>
    </style:style>
    <style:style style:name="T114" style:family="text">
      <style:text-properties officeooo:rsid="005d2239"/>
    </style:style>
    <style:style style:name="T115" style:family="text">
      <style:text-properties officeooo:rsid="005f9667"/>
    </style:style>
    <style:style style:name="T116" style:family="text">
      <style:text-properties officeooo:rsid="0060daa1"/>
    </style:style>
    <style:style style:name="T117" style:family="text">
      <style:text-properties officeooo:rsid="0062c18c"/>
    </style:style>
    <style:style style:name="T118" style:family="text">
      <style:text-properties officeooo:rsid="00657927"/>
    </style:style>
    <style:style style:name="T119" style:family="text">
      <style:text-properties officeooo:rsid="006691a3"/>
    </style:style>
    <style:style style:name="T120" style:family="text">
      <style:text-properties officeooo:rsid="0069d68e"/>
    </style:style>
    <style:style style:name="T121" style:family="text">
      <style:text-properties officeooo:rsid="006c75c7"/>
    </style:style>
    <style:style style:name="T122" style:family="text">
      <style:text-properties officeooo:rsid="006f006a"/>
    </style:style>
    <style:style style:name="T123" style:family="text">
      <style:text-properties officeooo:rsid="00cab30d"/>
    </style:style>
    <style:style style:name="T124" style:family="text">
      <style:text-properties officeooo:rsid="00c713f7"/>
    </style:style>
    <style:style style:name="T125" style:family="text">
      <style:text-properties officeooo:rsid="007011d6"/>
    </style:style>
    <style:style style:name="T126" style:family="text">
      <style:text-properties officeooo:rsid="00702286"/>
    </style:style>
    <style:style style:name="T127" style:family="text">
      <style:text-properties officeooo:rsid="0071a51d"/>
    </style:style>
    <style:style style:name="T128" style:family="text">
      <style:text-properties officeooo:rsid="0073e337"/>
    </style:style>
    <style:style style:name="T129" style:family="text">
      <style:text-properties officeooo:rsid="00761f84"/>
    </style:style>
    <style:style style:name="T130" style:family="text">
      <style:text-properties officeooo:rsid="00758f9a"/>
    </style:style>
    <style:style style:name="fr1" style:family="graphic" style:parent-style-name="Frame">
      <style:graphic-properties style:vertical-pos="top" style:vertical-rel="paragraph-content" style:horizontal-pos="center" style:horizontal-rel="paragraph" fo:padding="0in" fo:border="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Definition"/></text:p>
      <text:p text:style-name="P2"><text:span text:style-name="Definition"><text:span text:style-name="T1">Jurassic Pouch</text:span></text:span></text:p>
      <text:p text:style-name="P3"><text:span text:style-name="Definition"><text:span text:style-name="T1">A Captain Bender Adventure</text:span></text:span></text:p>
      <text:h text:style-name="P4" text:outline-level="3"><text:span text:style-name="Definition"><text:span text:style-name="T2">P. Aronnax</text:span></text:span></text:h>
      <text:p text:style-name="P5"><draw:frame draw:style-name="fr1" draw:name="Frame1" text:anchor-type="paragraph" svg:width="3in" svg:height="3in" draw:z-index="0"><draw:text-box><text:p text:style-name="P6"/></draw:text-box></draw:frame></text:p>
      <text:p text:style-name="P7"><text:span text:style-name="Definition"/></text:p>
      <text:p text:style-name="P8"><text:span text:style-name="Definition"/></text:p>
      <text:p text:style-name="P8"><text:span text:style-name="Definition"/></text:p>
      <text:p text:style-name="P8"><text:span text:style-name="Definition">FOR</text:span></text:p>
      <text:p text:style-name="P8"><text:span text:style-name="Definition">ZOE</text:span></text:p>
      <text:p text:style-name="P8"><text:span text:style-name="Definition">AND</text:span></text:p>
      <text:p text:style-name="P8"><text:span text:style-name="Definition">THE FUTURE YOU’LL SEE</text:spa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First_20_line_20_indent"><text:span text:style-name="Definition"/></text:p>
      <text:p text:style-name="Text_20_body"><text:span text:style-name="Definition"><text:span text:style-name="T1">Copyright </text:span></text:span><text:span text:style-name="Definition"><text:span text:style-name="T3">©</text:span></text:span><text:span text:style-name="Definition"><text:span text:style-name="T4"> </text:span></text:span><text:span text:style-name="Definition"><text:span text:style-name="T1">2026 Alan Canon</text:span></text:span></text:p>
      <text:p text:style-name="Text_20_body"><text:span text:style-name="Definition">All rights reserved.</text:span></text:p>
      <text:p text:style-name="P2"><text:span text:style-name="Definition"/></text:p>
      <text:p text:style-name="P9"><text:span text:style-name="Definition"/></text:p>
      <text:p text:style-name="P9"><text:span text:style-name="Definition"/></text:p>
      <text:p text:style-name="P9"><text:span text:style-name="Definition"><text:span text:style-name="T1">Jurassic Pouch</text:span></text:span></text:p>
      <text:p text:style-name="P10"/>
      <text:h text:style-name="P11" text:outline-level="1"><text:bookmark-start text:name="chapter-one"/><text:span text:style-name="T5">C</text:span><text:bookmark-end text:name="chapter-one"/><text:span text:style-name="T5">HAPTER ONE</text:span><text:line-break/><text:bookmark-start text:name="a-visitor-from-the-sky"/><text:span text:style-name="T6">A</text:span><text:bookmark-end text:name="a-visitor-from-the-sky"/><text:span text:style-name="T6"> Midnight Launch</text:span></text:h>
      <text:h text:style-name="Heading_20_3" text:outline-level="3"><text:bookmark-start text:name="melbourne-australia"/>Melbourne, Australia<text:bookmark-end text:name="melbourne-australia"/></text:h>
      <text:p text:style-name="P12">“<text:span text:style-name="T7">5… 4… 3… 2… 1… LAUNCH!”</text:span></text:p>
      <text:p text:style-name="First_20_line_20_indent">Jo drew a sharp breath as the rocket<text:span text:style-name="T8"> lifted into the air</text:span>.</text:p>
      <text:p text:style-name="P13"><text:span text:style-name="T9">Jo was s</text:span>trapped in<text:span text:style-name="T9">to a cushioned chair</text:span>, facing the sky. <text:span text:style-name="T9">Stars were visible through the</text:span> <text:span text:style-name="T9">little window</text:span>, <text:span text:style-name="T10">and – </text:span><text:span text:style-name="T11">was that </text:span><text:span text:style-name="T10">a </text:span><text:span text:style-name="T12">face</text:span><text:span text:style-name="T10"> </text:span><text:span text:style-name="T11">in the window</text:span><text:span text:style-name="T10">? </text:span><text:span text:style-name="T11">Yes. </text:span><text:span text:style-name="T9">I</text:span><text:span text:style-name="T10">t was </text:span>Jo’s own face, <text:span text:style-name="T10">half-reflected in the glass. </text:span><text:span text:style-name="T9">The</text:span><text:span text:style-name="T10"> face looked nervous.</text:span> Jo smiled at the <text:span text:style-name="T13">face</text:span>, <text:span text:style-name="T10">and </text:span><text:span text:style-name="T7">it</text:span> smiled back. <text:span text:style-name="T13">Jo had never been in a rocket before. It was fun and scary at the same time.</text:span></text:p>
      <text:p text:style-name="First_20_line_20_indent"><text:span text:style-name="T14">T</text:span>he <text:span text:style-name="T15">rocket</text:span> cleared the launch tower, <text:span text:style-name="T14">trailing a column of steam behind it.</text:span> The <text:span text:style-name="T10">screen in front of Jo</text:span> <text:soft-page-break/><text:span text:style-name="T10">showed the solid ground below</text:span>, <text:span text:style-name="T10">lit by </text:span><text:span text:style-name="T16">a</text:span><text:span text:style-name="T10"> </text:span>plume of <text:span text:style-name="T10">fire </text:span><text:span text:style-name="T16">streaming away, down, down down, as Jo went up, up, up.</text:span></text:p>
      <text:p text:style-name="P14">The <text:span text:style-name="T15">rocket</text:span> pitched and rolled, <text:span text:style-name="T17">changing direction</text:span> <text:span text:style-name="T18">to head </text:span><text:span text:style-name="T17">north and east </text:span><text:span text:style-name="T19">towards Texas, </text:span><text:span text:style-name="T20">its destination</text:span>. </text:p>
      <text:p text:style-name="P15">Jo was <text:span text:style-name="T21">going</text:span> to Texas to visit the <text:span text:style-name="T22">Rocket Ranch, the home of the </text:span>famous <text:span text:style-name="T23">astronaut,</text:span> Captain Bender. <text:span text:style-name="T21"><text:s/>Bender</text:span> had asked Jo to come <text:span text:style-name="T24">and help </text:span><text:span text:style-name="T22">them </text:span><text:span text:style-name="T24">with something </text:span><text:span text:style-name="T21">important</text:span>. <text:span text:style-name="T21">When Jo asked “Why?”, the answer was, “Please, just come.”</text:span> <text:span text:style-name="T24">It was all very mysterious. </text:span></text:p>
      <text:p text:style-name="P15"><text:span text:style-name="T24">Captain Bender</text:span> was a famous astronaut, <text:span text:style-name="T22">and a</text:span><text:span text:style-name="T24"> call from Bender </text:span><text:span text:style-name="T25">could be</text:span><text:span text:style-name="T24"> a call to </text:span><text:span text:style-name="T25">real </text:span><text:span text:style-name="T24">adventure. But Jo was a</text:span><text:span text:style-name="T26">n animal scientist, not a rocket engineer</text:span><text:span text:style-name="T24">. “What could the Rocket Ranchers want with me?” Jo thought.</text:span></text:p>
      <text:p text:style-name="P14"><text:span text:style-name="T17">On the screen,</text:span> Jo could see <text:span text:style-name="T17">the lights of</text:span> King <text:span text:style-name="T18">Island </text:span>and Flinders Island, marking the Tasmanian coast. The city lights of Melbourne appeared, clinging to the darkened shore of the Bass Strait. <text:span text:style-name="T27">T</text:span><text:span text:style-name="T28">he view grew hazy. </text:span><text:span text:style-name="T27">The rocket was climbing through a thick layer of cloud.</text:span></text:p>
      <text:p text:style-name="First_20_line_20_indent">The rocket’<text:span text:style-name="T14">s</text:span> <text:span text:style-name="T29">engines grew quieter</text:span>. A <text:span text:style-name="T17">computer </text:span>voice <text:span text:style-name="T17">said</text:span>, “Max Q”. <text:span text:style-name="T30">Jo’s seat shook as t</text:span><text:span text:style-name="T17">he rocket fought its way through the heav</text:span><text:span text:style-name="T22">y</text:span><text:span text:style-name="T17"> air. A few seconds </text:span><text:soft-page-break/><text:span text:style-name="T17">later </text:span>the rocket’<text:span text:style-name="T17">s</text:span> <text:span text:style-name="T17">engines </text:span><text:span text:style-name="T22">grew louder </text:span><text:span text:style-name="T31">again</text:span><text:span text:style-name="T17">. </text:span><text:span text:style-name="T32">T</text:span><text:span text:style-name="T17">he air outside</text:span> <text:span text:style-name="T30">was</text:span><text:span text:style-name="T17"> </text:span><text:span text:style-name="T30">thinner </text:span><text:span text:style-name="T32">now, so high above the earth</text:span><text:span text:style-name="T30">, and easier to pass through. The rocket climbed into the sky, going faster and faster.</text:span></text:p>
      <text:p text:style-name="P16"><text:span text:style-name="T33">A</text:span><text:span text:style-name="T34"> minute </text:span><text:span text:style-name="T33">passed. </text:span>Jo felt a brief thump as the <text:span text:style-name="T35">rocket’s launch </text:span>booster <text:span text:style-name="T35">separated from the </text:span><text:span text:style-name="T36">main </text:span><text:span text:style-name="T35">rocket shuttle</text:span>. <text:span text:style-name="T37">Its job finished, t</text:span>he booster turn<text:span text:style-name="T35">ed back to land </text:span><text:span text:style-name="T37">by itself</text:span>. </text:p>
      <text:p text:style-name="P16"><text:span text:style-name="T37">A moment later, Jo heard the main shuttle’s </text:span><text:span text:style-name="T38">single </text:span><text:span text:style-name="T37">space </text:span>engine <text:span text:style-name="T39">started</text:span>, and Jo was pressed back into the seat again.</text:p>
      <text:p text:style-name="First_20_line_20_indent">After another minute, the <text:span text:style-name="T40">space</text:span> engine cut out. <text:span text:style-name="T41">The feeling of</text:span> gravity <text:span text:style-name="T41">vanished.</text:span> <text:span text:style-name="T41">To Jo, it felt </text:span>like <text:span text:style-name="T41">riding a Ferris wheel </text:span><text:span text:style-name="T19">at the very top</text:span>. </text:p>
      <text:p text:style-name="P17">The window to Jo’s left looked over the Pacific Ocean, but it was still night time and there was nothing to see. But Jo knew that somewhere down there was the biggest ocean on earth.</text:p>
      <text:p text:style-name="P18"><text:span text:style-name="T42">Jo again thought of Captain Bender, the mysterious astronaut who had invited Jo to Texas. </text:span><text:span text:style-name="T19">Captain Bender </text:span><text:span text:style-name="T42">mentioned to</text:span><text:span text:style-name="T19"> Jo that </text:span>the rocket would pass over a part of the Pacific Ocean called the “Tomb of the Satellites”. <text:span text:style-name="T24">To Jo, this sounded more scary than fun.</text:span></text:p>
      <text:p text:style-name="P19">But why had Captain Bender asked Jo to come? Jo was a zoologist, an animal scientist. Jo studied <text:soft-page-break/>the animals of Australia, not <text:span text:style-name="T42">rockets in </text:span>Texas.</text:p>
      <text:p text:style-name="P18"><text:span text:style-name="T42">The computer voice sounded again. This time, the voice seemed more serious and louder than before – or maybe the silence made it seem that way</text:span>. </text:p>
      <text:p text:style-name="P18">“<text:span text:style-name="T42">Atmospheric Entry. </text:span>Weightlessness is ending.”</text:p>
      <text:p text:style-name="P18"><text:span text:style-name="T42">A metal </text:span>shutter <text:span text:style-name="T42">closed </text:span>over <text:span text:style-name="T42">Jo’s window</text:span>. <text:span text:style-name="T42">Jo could hear attitude control jets hissing</text:span>. The shuttle <text:span text:style-name="T42">spun slightly as it turned to meet the air</text:span>. </text:p>
      <text:p text:style-name="First_20_line_20_indent">The <text:span text:style-name="T43">screen</text:span> showed the horizon, <text:span text:style-name="T44">still just an expanse of ocean, but with the glow of dawn visible in the far distance. </text:span>What Jo thought to be first sight of land turned out to just be haze, <text:span text:style-name="T44">a thick tropical cloud layer, seen edge-on</text:span>. A storm front off the coast of Chile. Jo strained to catch sight of <text:span text:style-name="T44">land.</text:span> There!</text:p>
      <text:p text:style-name="First_20_line_20_indent"><text:span text:style-name="T44">It was land. The screen showed a map overlay. The </text:span>Baja <text:span text:style-name="T44">Peninsula</text:span>. <text:span text:style-name="T44">Now </text:span><text:span text:style-name="T45">the rocket sailed</text:span><text:span text:style-name="T44"> over</text:span> Arizona, <text:span text:style-name="T46">now</text:span> New Mexico! -- <text:span text:style-name="T44">then, after what seemed only a few minutes, the Texas border</text:span>. <text:span text:style-name="T44">Jo was pressed into the seat again as the rocket shed speed, plummeting through the Texas air, towards the Texas ground.</text:span></text:p>
      <text:p text:style-name="First_20_line_20_indent">“<text:span text:style-name="T44">I’m hungry,” thought Jo.</text:span></text:p>
      <text:h text:style-name="P20" text:outline-level="1">CHAPTER TWO<text:line-break/><text:span text:style-name="T47">The Rocket Ranch</text:span></text:h>
      <text:h text:style-name="Heading_20_3" text:outline-level="3"><text:bookmark-start text:name="boca-chica-texas"/>Boca Chica, Texas<text:bookmark-end text:name="boca-chica-texas"/></text:h>
      <text:p text:style-name="First_20_paragraph">Fusion the Horse paced south<text:span text:style-name="T48">ward</text:span> <text:span text:style-name="T48">across</text:span> the <text:span text:style-name="T48">marshlands of the </text:span>Rio Grande <text:span text:style-name="T48">River</text:span>. This close to the Gulf of Mexico, <text:span text:style-name="T48">the river’s direction changed with the daily tides. and the banks were </text:span>squishy here and there. Fusion knew exactly where the <text:span text:style-name="T48">squishy bits</text:span> were. The horse threaded its way <text:span text:style-name="T48">expertly </text:span>across the marsh<text:span text:style-name="T48">land</text:span>.</text:p>
      <text:p text:style-name="P21">Fusion’s rider <text:span text:style-name="T48">was Captain </text:span>Bender, the famous astronaut. <text:span text:style-name="T49">They stopped. </text:span><text:span text:style-name="T48">Bender’s eyes were </text:span><text:span text:style-name="T50">focused high in</text:span><text:span text:style-name="T48"> the western morning sky.</text:span></text:p>
      <text:p text:style-name="P21">Fusion’<text:span text:style-name="T49">s head lowered </text:span>close to the ground, <text:span text:style-name="T49">sniffing the grass</text:span>.<text:span text:style-name="T51"> </text:span><text:span text:style-name="T52">What </text:span><text:span text:style-name="T53">was</text:span><text:span text:style-name="T52"> I dreaming about, </text:span><text:soft-page-break/><text:span text:style-name="T53">earlier,</text:span><text:span text:style-name="T54"> </text:span><text:span text:style-name="T55">thought Fusion.</text:span><text:span text:style-name="T54"> </text:span><text:span text:style-name="T52">Grass?. </text:span><text:span text:style-name="T54">No.</text:span><text:span text:style-name="T51"> </text:span>There was <text:span text:style-name="T50">real </text:span>grass <text:span text:style-name="T50">already </text:span>here, <text:span text:style-name="T51">but what was </text:span><text:span text:style-name="T52">I </text:span><text:span text:style-name="T51">dreaming about?</text:span> <text:span text:style-name="T50">Fusion took a moment </text:span><text:span text:style-name="T49">to think hard</text:span>. <text:span text:style-name="T51">Yes, I was dreaming…</text:span> thought Fusion.</text:p>
      <text:p text:style-name="P22">Of What?</text:p>
      <text:p text:style-name="First_20_line_20_indent"><text:span text:style-name="T51">Of</text:span> <text:span text:style-name="T56">Oats</text:span><text:span text:style-name="T51">.</text:span></text:p>
      <text:p text:style-name="First_20_line_20_indent"><text:span text:style-name="T50">A sharp </text:span><text:span text:style-name="T52">bang! </text:span><text:span text:style-name="T54">sounded from the sky. </text:span>Fusion looked up, blinked, and snorted. <text:span text:style-name="T50">So did Captain Bender.</text:span></text:p>
      <text:p text:style-name="P23"><text:span text:style-name="T49">From</text:span> the sky, <text:span text:style-name="T49">high</text:span> <text:span text:style-name="T57">above the </text:span><text:span text:style-name="T49">river</text:span>, a <text:span text:style-name="T58">long </text:span>silver form descended. <text:span text:style-name="T58">It was</text:span> the <text:span text:style-name="T59">landing</text:span> stage of a passenger rocket shuttle, <text:span text:style-name="T59">returning to earth</text:span>. <text:span text:style-name="T60">The spacecraft’s surface </text:span><text:span text:style-name="T61">shone like a </text:span><text:span text:style-name="T62">bright </text:span><text:span text:style-name="T61">mirror</text:span> in the <text:span text:style-name="T63">morning</text:span> Texas sun. </text:p>
      <text:p text:style-name="P23">The shuttle was coming in <text:span text:style-name="T64">fast</text:span>. Not <text:span text:style-name="T65">quite </text:span>straight down, but at <text:span text:style-name="T66">a shallow curve </text:span>which grew <text:span text:style-name="T66">steeper</text:span> as the ship decelerated through the thicker part of the atmosphere. The bells of <text:span text:style-name="T67">the shuttle’s</text:span> engines glowed a dull orange, <text:span text:style-name="T68">as </text:span><text:span text:style-name="T69">the spacecraft</text:span><text:span text:style-name="T68"> absorbed </text:span><text:span text:style-name="T67">the heat </text:span><text:span text:style-name="T70">of slowing down to land.</text:span></text:p>
      <text:p text:style-name="First_20_line_20_indent">Captain Bender flipped the horse’s reins. “Come on, Fusion, let’s go to the house!”</text:p>
      <text:p text:style-name="First_20_line_20_indent">“The house” meant the stable. Fusion knew that there was an extra bag of oats in the stable, because today was Saturday, when the Rocket People came to help out in the paddock. <text:span text:style-name="T51">The Rocket People </text:span><text:soft-page-break/><text:span text:style-name="T51">always brought an extra bag. An extra bag of oats.</text:span></text:p>
      <text:p text:style-name="P24">Oats.</text:p>
      <text:p text:style-name="First_20_line_20_indent">Fusion could see the <text:span text:style-name="T71">rocket </text:span>shuttle falling, too, nearing the horizon under the clear blue Texas sky.</text:p>
      <text:p text:style-name="P25"><text:span text:style-name="T51">An extra bag of oats. In. the. stable.</text:span> </text:p>
      <text:p text:style-name="P25">Fusion lit for home.</text:p>
      <text:p text:style-name="First_20_line_20_indent"><text:span text:style-name="T72">The two, horse and human,</text:span> arrived at the paddock gate just as the <text:span text:style-name="T73">rocket </text:span>shuttle pitched tail-downwards, <text:span text:style-name="T74">reignited</text:span> its <text:span text:style-name="T75">atmospheric rocket </text:span><text:span text:style-name="T76">engines</text:span>, and landed.</text:p>
      <text:p text:style-name="P26"><text:span text:style-name="T77">Once inside the paddock gate, </text:span>Bender <text:span text:style-name="T77">dismounted the horse, and </text:span>led Fusion <text:span text:style-name="T78">home to </text:span><text:span text:style-name="T79">Fusion’s</text:span><text:span text:style-name="T78"> stable stall, </text:span><text:span text:style-name="T77">lined as always with comfortable straw and….</text:span><text:span text:style-name="T80"> My food trough!</text:span><text:span text:style-name="T81"> Fusion investigated. </text:span><text:span text:style-name="T82">Yes. The Rocket People left me </text:span><text:span text:style-name="T83">oats</text:span><text:span text:style-name="T82">.</text:span><text:span text:style-name="T84"> </text:span></text:p>
      <text:p text:style-name="P27"><text:span text:style-name="T84">Fusion </text:span><text:span text:style-name="T77">munched at </text:span><text:span text:style-name="T84">the extra bounty.</text:span></text:p>
      <text:p text:style-name="First_20_line_20_indent">The oats were good. Fusion licked the bottom of the extra bag clean, grateful to the Rocket People’s inability to count without the help of second order partial differential equations.</text:p>
      <text:p text:style-name="P28"/>
      <text:p text:style-name="First_20_paragraph"><text:span text:style-name="T85">Across the Paddock, </text:span><text:span text:style-name="T86">Bender</text:span> opened the gate to the farrier stall and knocked on the cedar gatepost.</text:p>
      <text:p text:style-name="First_20_line_20_indent">Frances, the <text:span text:style-name="T87">Rocket Ranch’s</text:span> large animal veterinarian, was installing a new power outlet, <text:soft-page-break/><text:span text:style-name="T85">because Frances was also the Ranch’s </text:span><text:span text:style-name="T87">best </text:span><text:span text:style-name="T85">electrician.</text:span></text:p>
      <text:p text:style-name="First_20_line_20_indent">“Frances! Jo just landed.”</text:p>
      <text:p text:style-name="First_20_line_20_indent">“I heard the boom. I hope <text:span text:style-name="T87">that Jo likes it in Texas! I</text:span>t’s a long flight back to Australia.”</text:p>
      <text:p text:style-name="First_20_line_20_indent">“It used to be. Um, Frances, you said I could borrow the <text:span text:style-name="T87">car</text:span>? To pick up Jo?”</text:p>
      <text:p text:style-name="First_20_line_20_indent">“<text:span text:style-name="T87">Oh, yes! Goodness me, I did. Yes… Yes, go ahead and take it.” Frances frowned, distracted. Frances was still wiring the new electrical outlet, double checking its safety, and didn’t like being interrupted.</text:span></text:p>
      <text:p text:style-name="P29"><text:span text:style-name="T87">Bender </text:span><text:span text:style-name="T88">took a half step back, and a moment to let Frances reach a safe stopping point.</text:span></text:p>
      <text:p text:style-name="P30">At length, Frances turned to Bender and said, “Uh, yes?”</text:p>
      <text:p text:style-name="P29">“<text:span text:style-name="T87">I just have to ask, where are the keys to the car?</text:span>” </text:p>
      <text:p text:style-name="First_20_line_20_indent">“<text:span text:style-name="T88">Oh! </text:span>They’re <text:span text:style-name="T87">hanging on the nail right next to you</text:span>.”</text:p>
      <text:p text:style-name="First_20_line_20_indent">“Thank<text:span text:style-name="T88">s </text:span><text:span text:style-name="T87">Frances, I’ll be back with Jo in about an hour, let everyone know!”</text:span></text:p>
      <text:p text:style-name="P31"><text:span text:style-name="T87">Frances said nothing, but thought, </text:span><text:span text:style-name="T89">Yes, I will, and I have an hour to do it. </text:span><text:span text:style-name="T90">After I install this outlet.</text:span></text:p>
      <text:h text:style-name="P32" text:outline-level="1"><text:span text:style-name="T6">CHAPTER THREE<text:line-break/></text:span><text:span text:style-name="T91">A</text:span><text:span text:style-name="T92"> Visitor from the Sky</text:span></text:h>
      <text:p text:style-name="P33"><text:span text:style-name="T93">Captain Bender </text:span><text:span text:style-name="T94">arrived at</text:span><text:span text:style-name="T93"> </text:span><text:span text:style-name="T94">Boca Chica</text:span><text:span text:style-name="T93"> Spaceport’</text:span><text:span text:style-name="T94">s “Arrivals” terminal</text:span><text:span text:style-name="T93"> </text:span><text:span text:style-name="T94">and waited in the car. Sliding glass doors opened, and a robot baggage cart, emerged. The cart was saying, in a computer voice, “Jo Stapledon! Welcome to Texas!” over and over.</text:span></text:p>
      <text:p text:style-name="P33"><text:span text:style-name="T94">Behind the robotic baggage cart, a person emerged.</text:span><text:span text:style-name="T95"> That would be Jo,</text:span><text:span text:style-name="T96"> Bender thought. </text:span></text:p>
      <text:p text:style-name="P33"><text:span text:style-name="T93">Jo breathed in south Texas air for the first time. </text:span><text:span text:style-name="T94">It smelled of ocean salt and petrochemicals. And there in the east was yesterday’s Sun.</text:span></text:p>
      <text:p text:style-name="P33"><text:span text:style-name="T94">Looking at Jo, </text:span><text:span text:style-name="T93">Bender </text:span><text:span text:style-name="T94">suddenly </text:span><text:span text:style-name="T93">realized. Rocket lag, </text:span><text:span text:style-name="T94">It had been midnight when Jo left Australia, at midnight, now it’s 8 AM the previous day. Bender approached Jo, who smiled a wan smile.</text:span></text:p>
      <text:p text:style-name="First_20_line_20_indent"><text:soft-page-break/>“<text:span text:style-name="T93">Dr Stapledon</text:span>!”, <text:span text:style-name="T93">said</text:span> <text:span text:style-name="T93">Bender, </text:span><text:span text:style-name="T94">as gently as possible</text:span><text:span text:style-name="T93">. “</text:span><text:span text:style-name="T94">I’m Bender. </text:span><text:span text:style-name="T93">Welcome!”</text:span> <text:span text:style-name="T94">Jo snapped out of it, and t</text:span>he two clasped hands.</text:p>
      <text:p text:style-name="P34">“Please, call me Jo, I’m not long on ceremony.”</text:p>
      <text:p text:style-name="P35">After loading Jo’s spare sub-orbital baggage in the car, they were off to the Rocket Ranch.</text:p>
      <text:p text:style-name="First_20_line_20_indent">Bender broke the silence. “Any thoughts so far on our ‘situation’?” <text:span text:style-name="T97">Bender </text:span>raised her index fingers from the steering wheel to make air quotes around the word.</text:p>
      <text:p text:style-name="First_20_line_20_indent">“After dinner talk. I want to see Frances’ presentation first.”</text:p>
      <text:p text:style-name="First_20_line_20_indent">“Yes, of course.” <text:span text:style-name="T97">Bender</text:span> glanced towards the back seat of the car. A dense mist of Texas humidity condensed around some of Jo’s bags. “You’re packing some fancy kit. Medical placard, bio-seal<text:span text:style-name="T33">s, </text:span>liquid <text:span text:style-name="T33">Nitrogen</text:span>. Someone’s taking our little discovery seriously. <text:span text:style-name="T33">Any problems getting it all through spaceport security</text:span>? <text:span text:style-name="T33">Not to mention the launch mass?</text:span>”</text:p>
      <text:p text:style-name="First_20_line_20_indent">Jo’s poker face cracked for a split second. “<text:span text:style-name="T33">I have a friend at the United Nations. I mentioned I was headed to south Texas to do field work, and they made a few calls to UNESCO. Suddenly </text:span>I <text:span text:style-name="T33">had more than I could have </text:span>asked for, and a bit more for rainy days. I was surprised at the snappy response: <text:soft-page-break/>your site isn’t on the World Heritage Site list….”</text:p>
      <text:p text:style-name="First_20_line_20_indent">“Thank goodness for small mysteries,” said Bender. “I’m anxious to see if you can help us solve ours.”</text:p>
      <text:p text:style-name="First_20_line_20_indent">Jo glanced at the center dashboard of the vintage economy car.</text:p>
      <text:p text:style-name="First_20_line_20_indent">“Hey, do you actually have cassette tapes for this thing?”</text:p>
      <text:h text:style-name="Heading_20_1" text:outline-level="1"><text:span text:style-name="T5">CHAPTER </text:span><text:span text:style-name="T98">FOUR</text:span><text:bookmark-start text:name="chapter-two-the-poop-talk"/><text:line-break/>The Poop Talk<text:bookmark-end text:name="chapter-two-the-poop-talk"/></text:h>
      <text:p text:style-name="First_20_paragraph">Dinner was served in the Mess, and then it was time for Frances’ talk. One of the ranch hands, Merl, drew the window shades and darkened the lights. Bender introduced Dr Stapledon, then yielded the floor to Frances.</text:p>
      <text:p text:style-name="First_20_line_20_indent">“I first found the castings while doing wildlife inventory in the estuary of the Rio Grande, a few kilometers south of where we’re sitting. First slide please.”</text:p>
      <text:p text:style-name="First_20_line_20_indent">A nest of dark colored pellets, animal droppings. Frances had removed a glove to indicate scale. “Rio Grande is Spanish for ‘Big River’. Near here, the shores are grasslands, tending to marshland and mud flats, the closer you get to the Gulf. Like the <text:soft-page-break/>great Nile and Mississippi deltas, it is miles across.”</text:p>
      <text:p text:style-name="First_20_line_20_indent">Though new to Jo, Frances presented the information as if it were news to everyone in the room. There was a suppressed sigh among the ranchers who considered themselves as familiar with Frances’ ‘Poop Talk’ as anyone needed to be.</text:p>
      <text:p text:style-name="First_20_line_20_indent">“First, I thought it was hare - the animal - or maybe deer, because of the grassy composition. Then I did moisture analysis, and it’s way too dry to be hare. Then there’s the size distribution – next slide please – here’s frequency versus mass and size. If it were deer, we’d expect to find adult-sized coprolites, but the only ones found are no bigger than those cast by juveniles.</text:p>
      <text:p text:style-name="First_20_line_20_indent">Frances glanced at Jo, who sat stock still, seeming to stare at a point several meters behind the screen.</text:p>
      <text:p text:style-name="First_20_line_20_indent">“Ten days ago, we deployed fifty wildlife cameras with pretty good coverage of a ten hectare plot, smack dead in the center of what some of us are calling Mystery Poop Valley.”</text:p>
      <text:p text:style-name="First_20_line_20_indent">A floorboard creaked as one of the ranchers leaned forwards towards the screen. This part was actually pretty cool.</text:p>
      <text:p text:style-name="First_20_line_20_indent">“We used a wireless repeater to transmit ten of the cameras’ views live. The rest were set to record <text:soft-page-break/>to local storage. This is what we saw.”</text:p>
      <text:p text:style-name="First_20_line_20_indent">Bender glanced at Jo. The Aussie sat expressionless, but an astronaut could see that the scientist was breathing quite deeply.</text:p>
      <text:p text:style-name="First_20_line_20_indent">The screen lit up with a matrix of ten camera views. Trees of a ghostly pale green were visible in most of the scenes, framing a lush river valley, covered in grass. A clock in one corner of the screen ticked off playback time faster than reality: this was time lapse photography.</text:p>
      <text:p text:style-name="First_20_line_20_indent">“Nothing much happens until about four in the morning. And then…”</text:p>
      <text:p text:style-name="First_20_line_20_indent">The playback slowed to real time as one camera view expanded to fill the entire screen. The room’s audio system crackled to life with the captured audio. Jo could hear a rough scraping against the shell of the camera.</text:p>
      <text:p text:style-name="First_20_line_20_indent">Then, on the screen, blurred inside the near limit of the camera’s depth of field, a finger? And then two, and then, nothing. Something was inspecting the camera.</text:p>
      <text:p text:style-name="First_20_line_20_indent">A low creature hopped into view of the camera. Like a hare, with powerful haunches. Big as a juvenile deer, but stockier. And no hare, nor deer, stood on two legs like that, not <text:span text:style-name="T51">just</text:span> like that.</text:p>
      <text:p text:style-name="First_20_line_20_indent">The animal turned, and looked towards the <text:soft-page-break/>camera. Jo mouthed the word <text:span text:style-name="T51">no</text:span>. The creature hopped towards the camera. Jo shrunk backwards involuntarily as the near field characteristics of the lens kicked in, grotesquely distorting the scale of the animal’s outstretched hands.</text:p>
      <text:p text:style-name="First_20_line_20_indent">The identification was one any undergrad in Jo’s field would have aced, even given poorer imaging. Unmistakable.</text:p>
      <text:p text:style-name="First_20_line_20_indent">Suddenly, the view showed only the pre-dawnn sky, as the camera, and the stake it was mounted on, were yanked from the soil. Blurred flashes of undergrowth. The audio crackled as the camera was dragged along the ground.</text:p>
      <text:p text:style-name="First_20_line_20_indent">Then the video ended, in a blurred freeze frame of a tuft of grass.</text:p>
      <text:p text:style-name="First_20_line_20_indent">“That’s the camera going out… being dragged out… of the range of our repeater.”</text:p>
      <text:p text:style-name="First_20_line_20_indent">The screen now showed nine views, those of the surviving cameras. A few seconds ticked by. Then, one by one, each of the remaining live cameras began to meet the same fate. In the field of view of the first two cameras to be snatched, Jo could again see occasional glimpses of the thief. The agile hands, the facial markings, the attentive ears…..</text:p>
      <text:p text:style-name="First_20_line_20_indent">Two more cameras disappeared, then three. The final pair lasted a good five minutes longer before <text:soft-page-break/>meeting the same fate, within ten seconds of each other.</text:p>
      <text:p text:style-name="First_20_line_20_indent">Frances nodded to Merl, who raised the room lights. The presentation was over. The question hung in the air.</text:p>
      <text:p text:style-name="First_20_line_20_indent">“So,” said Jo Stapledon. “You’ve got a wallaby.”</text:p>
      <text:p text:style-name="First_20_line_20_indent">“Not <text:span text:style-name="T51">a</text:span> wallaby, <text:span text:style-name="T51">several</text:span> wallabies. The three cameras that were taken at virtually the same time were thirty meters apart. Wallabies are fast, but not <text:span text:style-name="T51">that</text:span> fast. It’s not just one.”</text:p>
      <text:p text:style-name="First_20_line_20_indent">“Three wallabies,” breathed Jo. “What about the cameras that weren’t live streaming? Did you recover them?”</text:p>
      <text:p text:style-name="First_20_line_20_indent">“As soon as daylight hit, we drove back out to the valley to see what they might have captured, the cameras we didn’t have live radio bandwidth for.”</text:p>
      <text:p text:style-name="First_20_line_20_indent">“OK, hit me.”</text:p>
      <text:p text:style-name="First_20_line_20_indent">“We found nothing. That is to say, there were no cameras. The wallabies took all forty, without exception and without a trace.”</text:p>
      <text:p text:style-name="First_20_line_20_indent">“And that’s when you called me?”</text:p>
      <text:p text:style-name="First_20_line_20_indent">“Who else should we have called?”</text:p>
      <text:p text:style-name="First_20_line_20_indent">Jo was gobsmacked. “It’s truly unexpected….”</text:p>
      <text:p text:style-name="First_20_line_20_indent">“<text:span text:style-name="T51">Yes</text:span>, it’s truly unexpected.”, exclaimed Frances. “Fifty wildlife cameras ain’t cheap. Some of them <text:span text:style-name="T99">cost me weeks to build myself from old NASA </text:span><text:soft-page-break/><text:span text:style-name="T99">parts</text:span>. If I knew the little buggers were going to take the whole shooting’ match, I’d have left them a note so they could steal the repeater, too.”</text:p>
      <text:p text:style-name="First_20_line_20_indent">“<text:span text:style-name="T100">What’s the repeater?” Jo asked.</text:span></text:p>
      <text:p text:style-name="First_20_line_20_indent">“<text:span text:style-name="T100">It’s the radio amplifier we used to get the live camera signals back to base.” A receiver wired to a powerful transmitter. They didn’t steal that.</text:span></text:p>
      <text:p text:style-name="First_20_line_20_indent">“Where <text:span text:style-name="T100">is it</text:span>?” Jo asked.</text:p>
      <text:p text:style-name="First_20_line_20_indent">“<text:span text:style-name="T100">The repeater? We brought it back. </text:span>It’s on a test bench in the shop,” said Frances.</text:p>
      <text:p text:style-name="First_20_line_20_indent">“No,” said Jo, “I mean, where <text:span text:style-name="T101">was it</text:span> on the night in question? <text:span text:style-name="T102">The night the cameras were stolen.</text:span>” <text:span text:style-name="T102">Jo gestured to the frozen images of wallaby chaos on the screen.</text:span></text:p>
      <text:p text:style-name="First_20_line_20_indent">“Oh. I tied it <text:span text:style-name="T103">up </text:span>to a tree branch. Along with a fourteen hour battery. They didn’t take that, either.”</text:p>
      <text:p text:style-name="First_20_line_20_indent">“What kind of tree?”</text:p>
      <text:p text:style-name="First_20_line_20_indent">“I don’t know, a kinda scrubby looking Texas one. Ask me more about Zoology.”</text:p>
      <text:p text:style-name="First_20_line_20_indent">“Was it one that a child could climb?”</text:p>
      <text:p text:style-name="First_20_line_20_indent">“Sure, a motivated one. I climbed it myself a little bit to hang the repeater up there: I needed line of sight back to the Ranch.”</text:p>
      <text:p text:style-name="First_20_line_20_indent">“OK,” said Jo. “I’m trying to rule out tree kangaroo.”</text:p>
      <text:p text:style-name="First_20_line_20_indent">“Why can’t we rule out <text:span text:style-name="T51">every</text:span> kangaroo? In south <text:soft-page-break/>Texas? Why are they <text:span text:style-name="T51">here</text:span>? What are they <text:span text:style-name="T51">doing</text:span>?”</text:p>
      <text:p text:style-name="First_20_line_20_indent">It was becoming clear to the ranch hands, that, even with the planet’s greatest experts in the room, the group was out of their collective depth.</text:p>
      <text:p text:style-name="First_20_line_20_indent">It was Bender’s meeting to chair. The astronaut took in a gentle breath, stretched, and breathed out without a sigh. Jo could sense that this was a signal for the room to go quiet, which is what happened.</text:p>
      <text:p text:style-name="First_20_line_20_indent">“Let’s focus on what we know. What are our data sources? The poop and the cameras. The cameras are gone. Where did they go? How can we find out?”</text:p>
      <text:p text:style-name="First_20_line_20_indent">Jo turned to Frances.</text:p>
      <text:p text:style-name="First_20_line_20_indent">“I’m gonna wanna see your poop.”</text:p>
      <text:p text:style-name="First_20_line_20_indent">Frances smirked. “I can’t wait to show you. This way, please.”</text:p>
      <text:p text:style-name="First_20_line_20_indent">“Frances, just a second,” said Bender. “Is there some way we could get a fix on where those cameras all went, from examining the repeater?”</text:p>
      <text:p text:style-name="First_20_line_20_indent">“Ask a network engineer. I do animals. I gotta go show Jo my poop.”</text:p>
      <text:p text:style-name="First_20_line_20_indent">“Capiche,” said Bender. “Go do you. I know someone we can call. Someone who thinks outside the box.”</text:p>
      <text:p text:style-name="First_20_line_20_indent">Frances’ face brightened. “You gonna call Rad?”</text:p>
      <text:p text:style-name="First_20_line_20_indent">“Yep,” said Bender, “I’m gonna call Rad.”</text:p>
      <text:p text:style-name="First_20_line_20_indent"><text:soft-page-break/>Frances laughed, and sighed. “Rad.”</text:p>
      <text:h text:style-name="Heading_20_1" text:outline-level="1"><text:span text:style-name="T104">CHAPTER </text:span><text:span text:style-name="T98">FIVE</text:span><text:bookmark-start text:name="chapter-three-rad"/><text:line-break/>Rad<text:bookmark-end text:name="chapter-three-rad"/></text:h>
      <text:h text:style-name="Heading_20_3" text:outline-level="3"><text:bookmark-start text:name="kansas-city"/>Kansas City<text:bookmark-end text:name="kansas-city"/></text:h>
      <text:p text:style-name="First_20_paragraph">From the hotel nightstand, a hollow voice said, “What fresh Hell is this?”</text:p>
      <text:p text:style-name="First_20_line_20_indent">It was Rad’s ringtone for friends. Rad rolled over and picked up the phone. The screen glowed brightly in Rad’s sleepy eyes. ‘BENDY calling’. Rad thumbed ‘Answer’.</text:p>
      <text:p text:style-name="First_20_line_20_indent">“Bendy!” said Rad, when Bender appeared on the screen. “What planet are you even on? At this hour?”</text:p>
      <text:p text:style-name="First_20_line_20_indent">“That’s ‘Captain Bendy’ to you! Same planet as you, I hope,” said the astronaut. It was their special ritual greeting. “I’m home, on the Rocket Ranch.”</text:p>
      <text:p text:style-name="First_20_line_20_indent"><text:soft-page-break/>“Texas?”</text:p>
      <text:p text:style-name="First_20_line_20_indent">“Deep in the Heart of! How are you, friend?”</text:p>
      <text:p text:style-name="First_20_line_20_indent">“Living my dream, or someone else’s. I’m in Kansas City… not sure which one. What time is it there?”</text:p>
      <text:p text:style-name="First_20_line_20_indent">“I’m in Texas, silly, it’s after three in the morning, same as you, no matter which Kansas City you’re in.”</text:p>
      <text:p text:style-name="First_20_line_20_indent">“3:42 AM. Lovely. Should we sync our watches?” said Rad.</text:p>
      <text:p text:style-name="First_20_line_20_indent">“Knowing you, we already have.<text:note text:id="ftn1" text:note-class="footnote"><text:note-citation>1</text:note-citation><text:note-body><text:p text:style-name="Footnote">Rad was a time zone abolitionist, believing that everyone should use Universal Coordinated Time (UTC). Time-of-day software written by Rad ran 24/7 on every device Rad controlled, hurling UTC time synchronization messages to any nearby device that asked the time of day. Rad’s software served up UTC, no matter the requested time zone. In Rad’s hometown of Ames, Iowa, this rendered some older citizens’ devices unusable after passing within Rad’s influence. Rad briefly picked up coffee money by ‘helping’ the elderly set their devices to keep UTC natively, in place of local time. “Just memorize the local offset wherever you are, and subtract the difference in your head,” Rad would say. This behavior resulted in Rad’s ostracism from every coffee shop in Ames. Rad chose to interpret the ban as divine inspiration and sold or donated most posessions. Rad then positioned Iowa in the rear view camera of Rad’s electric caravan. Now Rad roamed the country, broadcasting UTC time wherever it might be ‘needed’.</text:p></text:note-body></text:note> Rad, we have a <text:soft-page-break/>puzzle down here on the Ranch. Something that made me think you might like a look. There’s time code involved, and so, of course, I thought of you right away.”</text:p>
      <text:p text:style-name="First_20_line_20_indent">“My brain is open. Go on.”</text:p>
      <text:p text:style-name="First_20_line_20_indent">“We are keeping the details quiet, but, consider a hypothetical. Let me think of an analogy. Say you’re in a coffee shop, with public WiFi, and one by one, everyone’s devices are dragged out of wireless range by an unseen thief. You have a complete record of what each device was transmitting, up to the moment each disappeared. Could you figure out when and where they went?”</text:p>
      <text:p text:style-name="First_20_line_20_indent">“Easily, if I were your invisible thief. But seriously? Maybe, at least the ‘when’ part. Do I have access to the wireless router? I’d want to look at the activity logs.”</text:p>
      <text:p text:style-name="First_20_line_20_indent">“That’s the problem. We don’t have any. Our router was a simple minded radio repeater. It wasn’t set up to log anything. In hindsight, of course, I wish we’d thought ahead.”</text:p>
      <text:p text:style-name="First_20_line_20_indent">“Frances bought it from a thrift store in Houston, I bet. What were the missing devices doing when they were stolen?”</text:p>
      <text:p text:style-name="First_20_line_20_indent">“Sending live streams. Video with sound.” There was a pause as Bender collected her thoughts. <text:soft-page-break/>“Again, we’re trying to keep quiet on the details, but it was wildlife cameras. Ten of them. All going at once. We recorded everything we received. All tagged with time code, accurate to a second or so. We have 4.5 hours’ worth of footage, then every camera vanishes within the same three minute time period.”</text:p>
      <text:p text:style-name="First_20_line_20_indent">“How good were the streams, when everything was working?”</text:p>
      <text:p text:style-name="First_20_line_20_indent">“Acceptable, until things went haywire at the end. Now that you mention it, even before the trouble, there were little blank patches in the video, here and there, where we missed a few frames from one camera or another. Frances calls them ‘dropouts’. The repeater was wire-tied to a tree branch with line of sight to our receiver at the ranch, so Frances thinks the dropouts are brief transmission failures from each little camera, talking to the repeater.”</text:p>
      <text:p text:style-name="First_20_line_20_indent">Now it was Rad’s turn to be serious. “Frances might be wrong, but if they’re not, those ‘dropouts’ are signal strength data in disguise. Send me the streams. Warts and all. I want the raw streams, including the dropouts. I need what you saw, on the night.” Rad paused. “I’ll want a diagram of where the cameras were, too, relative to the repeater.”</text:p>
      <text:p text:style-name="First_20_line_20_indent"><text:soft-page-break/>“I’m sure Frances will be happy to send you a link. I appreciate your use of the word ‘<text:span text:style-name="T51">we</text:span>’.” <text:span text:style-name="T51">This is why I called Rad.</text:span> “One last thing, what you’re going to see is for our eyes only, at least until we know what we’re dealing with.”</text:p>
      <text:p text:style-name="First_20_line_20_indent">“I picked that up the first time.”</text:p>
      <text:p text:style-name="First_20_line_20_indent">“Rad, you’re golden.”</text:p>
      <text:p text:style-name="First_20_line_20_indent">“I’m Platinum-Iridium Standard, Bendy! Takes one to know one.”</text:p>
      <text:p text:style-name="First_20_line_20_indent">They said goodbye. Rad tucked the phone under the pillow and dozed off. What had Bendy said? “Our eyes only….only for you.” Rad drifted into dreams of time code and unreliable transmission protocols.</text:p>
      <text:p text:style-name="First_20_line_20_indent">The phone chirped. Rad grabbed the phone before awakening. It was a text from Frances. The link to the raw videos from the ten ‘stolen’ cameras. Rad downloaded the <text:span text:style-name="T105">data. Chirp. There was a new message. </text:span></text:p>
      <text:p text:style-name="Email">Download these files and encrypt them. Link above will last for ten minutes.</text:p>
      <text:p text:style-name="Email">Rad did, with six minutes to spare.</text:p>
      <text:p text:style-name="First_20_paragraph">Rad started a cup of coffee brewing, and <text:span text:style-name="T106">sat down to watch the first video clip on the hotel television’s screen. </text:span><text:span text:style-name="T107">No. Couldn’t be.</text:span></text:p>
      <text:p text:style-name="First_20_line_20_indent"><text:span text:style-name="T106">The coffee pot beeped. </text:span>There would be no more <text:soft-page-break/>sleeping tonight.</text:p>
      <text:h text:style-name="Heading_20_1" text:outline-level="1"><text:span text:style-name="T104">CHAPTER </text:span><text:span text:style-name="T98">SIX</text:span><text:bookmark-start text:name="chapter-four-of-niche-and-kin"/><text:line-break/>Of Niche and Kin<text:bookmark-end text:name="chapter-four-of-niche-and-kin"/></text:h>
      <text:p text:style-name="First_20_paragraph">Jo inserted the poop sample into the DNA sequencer, closed the lid, and tapped VACUUM START.</text:p>
      <text:p text:style-name="First_20_line_20_indent">There was an old fashioned thrupping sound as the pump did its work. After a minute a green LED lit. Jo tapped SEQUENCE START.</text:p>
      <text:p text:style-name="First_20_line_20_indent">A solenoid clicked as the sequencer punctured the sample capsule.</text:p>
      <text:p text:style-name="First_20_line_20_indent">“How long will this take?” Frances asked.</text:p>
      <text:p text:style-name="First_20_line_20_indent">“A few hours for PCR and primary sequencing, plus or minus. I wish I could give you a better estimate. Of course, if I could, it’d be because I already knew what’s in there.”</text:p>
      <text:p text:style-name="First_20_line_20_indent">“What <text:span text:style-name="T51">is</text:span> in there?”</text:p>
      <text:p text:style-name="First_20_line_20_indent"><text:soft-page-break/>“Our little pooper is obviously a strict herbivore. We’ll have to wade through a bunch of different plant DNA, which will be a clue to diet. By far the most plentiful DNA is going to be from gut bacteria. That’s useful on its own: gut fauna are species specific. Somewhere in there will be the real prize. Little Pooper’s own DNA sequence.</text:p>
      <text:p text:style-name="First_20_line_20_indent">“And then we’ll know what species they are?”, asked the veterinarian.</text:p>
      <text:p text:style-name="First_20_line_20_indent">Jo Stapledon nodded. “Smoking gun. I’ve made some educated guesses, with input from a few trusted students.” Jo took a breath. “‘Wallaby’ is something less than a strictly scientific term, so let’s call Little Pooper a ‘macropod’, literally ‘big foot’.</text:p>
      <text:p text:style-name="First_20_line_20_indent">“There’s around 70 known living species of macropod altogether – the wallaby and their kin: kangaroo, wallaroo, and allies. Some of them are easily ruled out based on what we saw on camera, but I’ll come to that in a minute. Of 70-odd macropod species, about three fifths of them are registered online in GenomeEarth, either in fully or partially sequenced form. I have a post-doc at Pavlovsk Station making discreet inquiries. We want to see if other species might already have been sequenced, but not published.</text:p>
      <text:p text:style-name="First_20_line_20_indent">Frances snorted. “Rosalind Franklin’s desk <text:soft-page-break/>drawer?”</text:p>
      <text:p text:style-name="First_20_line_20_indent">Jo assumed a speaker’s posture. “Rosalind Franklin’s face is tattooed on the arms of the people I’m talking about. Each sample comes with the digital signature of every technician and every researcher who worked on it. Academic priority is sacrosanct in this community. It’s chain-of-custody rules, too, frankly, since DNA evidence has had legal significance for over a century. We will not be stealing data, just asking for preprints.”</text:p>
      <text:p text:style-name="First_20_line_20_indent">Frances sat back and mouthed okay. Jo let the moment sit, then continued.</text:p>
      <text:p text:style-name="First_20_line_20_indent">“If Little Pooper was a research specimen, we’ll probably get lucky on species ID. There are a relatively limited number of wallaby species favored in captive research, and all of them were fully sequenced long ago. On the other hand, if it’s a case of a loose exotic pet, it might be a more obscure breed.</text:p>
      <text:p text:style-name="First_20_line_20_indent">A shadow crossed Frances’ face. “I could do with a lot fewer ‘exotic pet owners’ in this world. If these babies escaped from one, it’s irresponsible stewardship. And if they were dumped…. I don’t even want to imagine.”</text:p>
      <text:p text:style-name="First_20_line_20_indent">Jo nodded. “Same in my hemisphere. You said you’re sure that there’s more than one of them, and <text:soft-page-break/>I’m finding myself in agreement. They might not even be all the same species. I wish I had a daylight photo. What more site context can you give me?”</text:p>
      <text:p text:style-name="First_20_line_20_indent">“I documented eleven sites, over two weekends,” replied the veterinarian, “all in the same ten hectare plot. Seven sites were used more than once, five of them two weeks in a row. Whether by more than one individual, at any given site, I couldn’t say. It’s all GPS’ed and timestamped, in the poop ’fridge.” Frances jabbed a thumb towards the white box whirring quietly in the corner, adorned with a “Go Aggies!” refrigerator magnet. “The ones labeled in brown ink have been through freeze-dry for moisture analysis.”</text:p>
      <text:p text:style-name="First_20_line_20_indent">Jo joined the genome sequencer onto the ranch’s WiFi network, entered ‘macropod’ into the GenomeEarth database search window, and ticked “download all” on the results.</text:p>
      <text:p text:style-name="First_20_line_20_indent">“What’s the local fauna like? What lives in south Texas?”</text:p>
      <text:p text:style-name="First_20_line_20_indent">“Well, I’ve mentioned deer and hare. Then there’s alligator – now that I think of it, I should give you our visitor safety briefing, but the short version is to watch out for snakes and alligators. Plenty of other reptiles. Wild pigs, bats, marmots, birds. We’re living at one of the classic crossroads <text:soft-page-break/>of evolutionary migration here.”</text:p>
      <text:p text:style-name="First_20_line_20_indent">Jo nodded. “You did well in focusing on hare and deer. The wallabies are both, in their native lands.”</text:p>
      <text:p text:style-name="First_20_line_20_indent">Frances said, quickly, “You mean convergent evolution.”</text:p>
      <text:p text:style-name="First_20_line_20_indent">“Yes. In Australia there’s places you could mistake for South Texas. Same terrain and weather, similar plant life. Nature reinvents solutions under similar conditions of life. Kangaroo are our deer – browsers.”</text:p>
      <text:p text:style-name="First_20_line_20_indent">“And we’ve got groundhogs where you have wombats.” Frances stretched. “I could use a nap. Let your analyzer do its thing. In the morning I’ll call out to A&amp;M, see if I can get a couple of starry-eyed undergrads out here to capsule up a few hundred more poop samples for your magic machine. Do you need to stay up all night and nurse your baby?”</text:p>
      <text:p text:style-name="First_20_line_20_indent">“Not since my thesis days. I’ll catch you in the morning. Please ask the Wake-Up Fairy not to knock too early.”</text:p>
      <text:h text:style-name="Heading_20_1" text:outline-level="1"><text:span text:style-name="T104">CHAPTER </text:span><text:span text:style-name="T98">SEVEN</text:span><text:span text:style-name="T104"><text:line-break/></text:span><text:bookmark-start text:name="chapter-five-the-hunting-party"/>The Hunting Party<text:bookmark-end text:name="chapter-five-the-hunting-party"/></text:h>
      <text:p text:style-name="First_20_paragraph">There was an email from Rad waiting for Bender as the sun rose, Cc'ed to Frances.</text:p>
      <text:p text:style-name="First_20_line_20_indent">“Bender (and Hi, Frances!),</text:p>
      <text:p text:style-name="First_20_line_20_indent">“I extracted what I could from your critter videos. The dropped frames got me thinking. Since the videos all include visible time code, I made a list of time codes for all the missing frames [Attachment 1].</text:p>
      <text:p text:style-name="First_20_line_20_indent">“Your team set the cameras going six hours before they were found, so there’s plenty of stream where nothing’s disturbing the cameras. I averaged the interval between dropped frames to get a baseline. It varies according to how far each camera was from the repeater, like you’d expect. With no <text:soft-page-break/>motion detection taking place, the mean dropped frame rate is a little less than one frame every three minutes. I wondered if the dropped frame rate depended on each camera’s distance from the repeater. It does. See my signal strength overlay for your map [Attachment 2].</text:p>
      <text:p text:style-name="First_20_line_20_indent">“Things start to get a little interesting five minutes before the action starts. Five of the streams have little strings of missed frames here and there. Nothing’s yet in front of the camera, so it was probably missed.</text:p>
      <text:p text:style-name="First_20_line_20_indent">“It gets to be three missing frames a minute, in places, which is nine times worse than the baseline. Like tremors before an earthquake. I wonder if that’s not your study subjects, entering the area, moving around the cameras, causing minor disruptions to the WiFi signal, just radio wave reflections off their own bodies.</text:p>
      <text:p text:style-name="First_20_line_20_indent">“As you know, the cameras were placed on a fairly square grid, with the central WiFi repeater tied up in a tree. Not quite smack in the center of the the camera field, but near enough.</text:p>
      <text:p text:style-name="First_20_line_20_indent">“The first camera nabbed, camera #3, was at 4:05:20. It’s dragged along for 40 seconds, then is heard no more. You can see from the graph that the dropped frame rate rises slowly at first, then ever <text:soft-page-break/>more quickly until the last frame is received at 4:06:01. It’s not an exact fit to the the inverse square law, which matches the fact that the camera was dragged and dropped in fits and starts, but near enough, given the small sample size.</text:p>
      <text:p text:style-name="First_20_line_20_indent">“The second camera, camera #11, meets the same fate as the first, starting at 4:07:04. But here it’s different. Even while being dragged, its dropped frame rate stays steady as a rock for the first ten seconds, and it stays in range 15 seconds longer than its predecessor.</text:p>
      <text:p text:style-name="First_20_line_20_indent">“The same thing, roughly, is true for camera #16, and, here’s the thing…after 5 seconds of being dragged, when its dropped frame rate starts rising, cameras #4 and #12 show brief spikes in dropped frames.</text:p>
      <text:p text:style-name="First_20_line_20_indent">“It struck me that one explanation might be that the cameras, as they’re dragged further from the repeater, are trying harder and harder to stay connected to the repeater, and that interferes with their nearest comrades in the process.</text:p>
      <text:p text:style-name="First_20_line_20_indent">“Going in, I thought I wouldn’t be able to help you figure out what direction they might have been taken, because with just one point, the WiFi repeater, there’s no way to triangulate. I could have judged basic distance from ping times, which we <text:soft-page-break/>don’t have. However, looking at the results from the dropped frame analysis, I realized that we really have up to ten reference points for triangulation, namely, the radio repeater and whatever cameras were still operating nearby, as each one was taken.</text:p>
      <text:p text:style-name="First_20_line_20_indent">“The first camera taken was on the eastern edge of the grid, and it didn’t register any impact on the others. The second was on the northern edge, quite a bit closer to the repeater.</text:p>
      <text:p text:style-name="First_20_line_20_indent">“The next two were both set up near the western edge, a little north and south of the repeater, and there was interference to two sets of cameras east of both of them at the same time that they were taken away, with the closest camera experiencing interference first, both times.</text:p>
      <text:p text:style-name="First_20_line_20_indent">“If you think you see where this is going, you’re probably right. Every camera for which there’s applicable data shows the same thing.</text:p>
      <text:p text:style-name="First_20_line_20_indent">“Your bandits both arrived from, and returned to, pretty much due east. Best guess, based on good old least square regression, points to a heading of 87 degrees, five degree error either way.</text:p>
      <text:p text:style-name="First_20_line_20_indent">“You’re welcome.</text:p>
      <text:p text:style-name="First_20_line_20_indent">“– Rad.”</text:p>
      <text:p text:style-name="First_20_line_20_indent">Bender reached to call Frances, just as Frances knocked once and burst through the door. “Did you <text:soft-page-break/>read –?”</text:p>
      <text:p text:style-name="First_20_line_20_indent">Bender said, “Yes. I just did.”</text:p>
      <text:p text:style-name="First_20_line_20_indent">Frances said, “They came from the Gulf. The notoriously wallaby friendly Gulf of Mexico.”</text:p>
      <text:p text:style-name="First_20_line_20_indent">“I think it’s time to saddle up. No. Coffee first.”</text:p>
      <text:p text:style-name="First_20_line_20_indent">“Heard. I’ll put the word out. See you in the Mess.”</text:p>
      <text:p text:style-name="First_20_line_20_indent">Bender was still groggy. “Frances, could you do me a favor?”</text:p>
      <text:p text:style-name="First_20_line_20_indent">“Sure, Cap, name it.”</text:p>
      <text:p text:style-name="First_20_line_20_indent">“Find out if Jo knows how to ride a horse.”</text:p>
      <text:p text:style-name="Horizontal_20_Line"/>
      <text:p text:style-name="First_20_paragraph">An hour later, a mounted posse arrived at Mystery Poop Valley. The riders spaced themselves fifty meters apart, and, methodically, rode due east towards the coast. The forever war between the competing powers of the Rio Grande and the tides was evident here, so close to the Gulf of Mexico, and the horses struggled to pick their way across mudflats, abandoned oxbow lakes, and marshes of brackish water.</text:p>
      <text:p text:style-name="First_20_line_20_indent">They could hear the pounding of the surf over the coastal dunes when a shout from one of the hands brought everyone riding over. The ranch hand, Merl, dismounted, and put up a hand to stop <text:soft-page-break/>the others when they’d come within about ten meters.</text:p>
      <text:p text:style-name="First_20_line_20_indent">“Wook,” said Merl, pointing at the ground. “Wawaby twacks.”</text:p>
      <text:p text:style-name="First_20_line_20_indent">Jo examined the imprints in the mud and whistled. “They sure are. Well done, mate, good eye!”</text:p>
      <text:p text:style-name="First_20_line_20_indent">The clue was small as it was tantalizing: the area preserving the animal tracks was the size of a baseball pitcher’s mound. But within it could be seen what Jo declared to be two sets of footprints heading west, and two more, with a probable third, heading east. Jo stopped to photograph the tracks next to a reference scale as the others remounted.</text:p>
      <text:p text:style-name="First_20_line_20_indent">Excited by their discovery, Merl made a beeline for the coast, and was the first to the dunes, followed closely by the others.</text:p>
      <text:p text:style-name="First_20_line_20_indent">Merl’<text:span text:style-name="T108">s horse reached the crest of the dunes. Merl</text:span>’s face fell.</text:p>
      <text:p text:style-name="First_20_line_20_indent">“Oh,” Merl said, “This place.”</text:p>
      <text:h text:style-name="Heading_20_1" text:outline-level="1"><text:span text:style-name="T104">CHAPTER </text:span><text:span text:style-name="T98">EIGHT</text:span><text:span text:style-name="T104"><text:line-break/></text:span><text:bookmark-start text:name="chapter-six-henriettas-gift"/>Henrietta’s Gift<text:bookmark-end text:name="chapter-six-henriettas-gift"/></text:h>
      <text:p text:style-name="First_20_paragraph">Sometimes it takes a catastrophe to alert people to danger. Most of the time, <text:span text:style-name="T109">that</text:span> is not enough.</text:p>
      <text:p text:style-name="First_20_line_20_indent">The Whole Earth Climate Accord was now entering its sixth decade. Its 150 charter and joining nations maintained the carbon neutrality that most had achieved within ten years of ratification. But not every country was signatory to WECA, and, even were compliance universal among the nations of the earth, it was clear to almost everyone that much of the previous centuries’ predictions of anthropogenic impact to Earth’s climate were now fulfilled, with most of those predictions alarmingly ahead of schedule.</text:p>
      <text:p text:style-name="First_20_line_20_indent">As the 21st century waxed and waned, <text:soft-page-break/>meteorologists adjusted to the new climate, extending the scales by which human beings reckoned extreme weather. The first declared Category 6 hurricane, Henrietta, formed over the Caribbean Sea, crossed into the Gulf of Mexico via the narrow isthmus separating Cuba from the Yucatan Peninsula, to visit fury upon the Gulf Coast not once, but twice. Whole towns had been swallowed or swept away. One of those struck had been Sustainaville, the ad-hoc town of beach bungalows and recycled habitat modules which served as home to a seasonally varying population of surfers, Rocket People, and destination tourists.</text:p>
      <text:p text:style-name="First_20_line_20_indent">The damage to the rest of Sustainaville was severe, and several dozen residents had found themselves, along with their hab module homes, swept out into the Gulf by the surge, as Henrietta backed off for a second attempt. (That story is told in SLAM! A Captain Bender Adventure).</text:p>
      <text:p text:style-name="First_20_line_20_indent">Sustainaville was full of single-pass learners, and the rebuilt town was now a planetary exemplar of coastal defense strategy. A better part of a year after the disaster, a memorial park on the windward edge of South Padre Island commemorated the local survivors of Henrietta, but there were also other, perhaps more permanent, reminders of the storm. <text:soft-page-break/>Most prominent was the debris field deposited against the scrub pines atop the dunes running both north and south along the beach.</text:p>
      <text:p text:style-name="First_20_line_20_indent">Known locally as “Henrietta’s Gift,” everything from disarticulated house lumber to uprooted trees lay tangled in a five to twenty meter tall berm of debris, running parallel to the strand, for 75 kilometers in both directions. Since the storm, crews had cleared beach access roads and firebreaks, at some expense, but the volume of material, arguably the largest (though inadvertent) anthropogenic mega structure since the Great Wall of China, was such that it was predicted to be several years, if ever, before this evidence of Henrietta’s power would be erased from the strand.</text:p>
      <text:p text:style-name="Horizontal_20_Line"/>
      <text:p text:style-name="First_20_paragraph">Merl stood before the towering mountain range of tangled wood, hearing, but unable to see, the Gulf waves crashing against the shoreline less than a hundred meters away. The inland wall of Henrietta’s Gift stretched to Merl’s left and right from horizon to horizon, blocking any possible sight of the shoreline.</text:p>
      <text:p text:style-name="First_20_line_20_indent">Merl kicked a piece of matted driftwood. “We should have brought chainsaws.”</text:p>
      <text:p text:style-name="First_20_line_20_indent"><text:soft-page-break/>Jo said, quietly, “Nah, mate, you’d just scare our new friend.” There was something in Jo’s voice that made everyone turn to look.</text:p>
      <text:p text:style-name="First_20_line_20_indent">Jo was staring at a point near the ground of the margin of the debris berm. The others strained their eyes.</text:p>
      <text:p text:style-name="First_20_line_20_indent">Frances was the first to spot it, and whispered “Oh, yes! Hello, Lil’ Pooper!”</text:p>
      <text:p text:style-name="First_20_line_20_indent">Standing quietly in the morning shade of the Gift was a wallaby, a joey. Its rabbit like ears rotated back and forth like independent radar dishes as it sniffed the air in their direction. Drawn up to its full height, as it was now, it appeared to stand about half a meter tall. “What do we do?” asked Merl, sotto voce.</text:p>
      <text:p text:style-name="First_20_line_20_indent">Jo was dismounting, very slowly, on the opposite side of the horse from the wallaby. “Just be calm. If this little one was going to be spooked easily, it’d already be long gone. Let’s just make our first contact a pleasant one for everybody.”</text:p>
      <text:p text:style-name="First_20_line_20_indent">Jo stepped heel to toe in the sand around the horse, drawing a camera slowly from its holster. Getting the drop on the joey. Frances thought that this Aussie might make an excellent Texas Ranger.</text:p>
      <text:p text:style-name="First_20_line_20_indent">The morning was nearly ideal for photography. A high overcast cloud layer diffused an even light, <text:soft-page-break/>with any direct sunlight filtered by the towering wall of hurricane debris.</text:p>
      <text:p text:style-name="First_20_line_20_indent">The wallaby continued to regard the little group peacefully, and began to groom its face and ears with its hands. Jo stopped about ten meters away, and raised the camera.</text:p>
      <text:p text:style-name="First_20_line_20_indent">Suddenly, there was a commotion to Jo’s left, just out of view. As Jo turned to face the sound, a second, adult wallaby erupted from a thicket five meters away, and bounded straight into Jo’s legs. Jo lost balance, and fell bottom first onto the sandy soil. The wallaby recovered, used Jo’s chest as a launch pad, and was seen no more.</text:p>
      <text:p text:style-name="First_20_line_20_indent">“LOOK!” cried Frances.</text:p>
      <text:p text:style-name="First_20_line_20_indent">Jo’s wallaby had just been the scout for a stampede. An even dozen individuals hopped past the astonished ranchers, streaming through and around the group of horses and humans, only to vanish, in less than a minute, into the impossible mountain of storm debris.</text:p>
      <text:p text:style-name="First_20_line_20_indent">The only sound remaining was the crash of unseen ocean waves.</text:p>
      <text:p text:style-name="First_20_line_20_indent">“Did you get a picture?” Frances asked.</text:p>
      <text:p text:style-name="First_20_line_20_indent">Jo’s eyes did a quick search of the sandy soil, now freshly disturbed by hundreds of footprints.</text:p>
      <text:p text:style-name="First_20_line_20_indent">“It’s gone. One of them took my camera.”</text:p>
      <text:p text:style-name="First_20_line_20_indent"><text:soft-page-break/>“Because of course they did,” sighed Frances.</text:p>
      <text:p text:style-name="Horizontal_20_Line"/>
      <text:p text:style-name="First_20_paragraph">Bender opened one of Fusion’s saddlebags and removed a broad flat case containing a camera drone. She installed a fresh battery and pitched the drone skyward. Under manual control, the drone ventured a hundred meters south over open ground, then adjusted its course to fly along the top of the debris pile. The others clustered around Bender’s remote screen to watch an unfolding endless landscape of jumbled timber and tree branches.</text:p>
      <text:p text:style-name="First_20_line_20_indent">“That layer’s at least ten meters thick. You’re not going to see anything,” protested Frances.</text:p>
      <text:p text:style-name="First_20_line_20_indent">“I’m not trying to see them. Look at the upper right hand corner. Watch carefully – see if you spot anything different.”</text:p>
      <text:p text:style-name="First_20_line_20_indent">The flight of the drone continued. It had almost reached their position along the wall when a notification icon lit in the part of the screen Bender had pointed out.</text:p>
      <text:p text:style-name="First_20_line_20_indent">“Oh, that’s good,” said Frances, “that’s very good.”</text:p>
      <text:p text:style-name="First_20_line_20_indent">“I set the drone to have the same WiFi ID as our repeater,” said Bender to a bewildered looking Jo and Merl. “If any of the cameras survived the trip, <text:soft-page-break/>and are still charged, they should connect to the network. We can probably get a pretty good idea of where they all are.”</text:p>
      <text:p text:style-name="First_20_line_20_indent">Bender piloted the drone through three more passes of a half-kilometer stretch of Henrietta’s Gift. Here and there, the lost cameras responded with signals over a 200 meter stretch of the wall, centered just a few meters south of where Merl’s tracking had led them. Bender entered a waypoint into the drone’s memory for each signal. In the end, they had twenty candidate locations for the fifty lost cameras (fifty-one, counting Jo’s).</text:p>
      <text:p text:style-name="First_20_line_20_indent">Frances downloaded the lost camera waypoints from the drone, and walked towards the nearest one. The target spot picked up by the drone was perhaps ten meters into the debris pile, which was so hopelessly dense that there was no hope of spotting the camera, even if it had been within arm’s reach.</text:p>
      <text:p text:style-name="First_20_line_20_indent">Frances didn’t need to. The signal from the camera was still strong. Frances set up a hotspot device with the same ID as the repeater they’d used during the original shoot, and the camera connected to it automatically.</text:p>
      <text:p text:style-name="First_20_line_20_indent">The camera was still set to night vision mode, and a ghostly image appeared. A jumble of sticks and cut lumber appeared. The camera had come to <text:soft-page-break/>rest pointed downward at the sand. Among the natural shapes were a number of dark, squarish objects.</text:p>
      <text:p text:style-name="First_20_line_20_indent">Jo was looking over Frances’ shoulder. “Are those…”</text:p>
      <text:p text:style-name="First_20_line_20_indent">“Three more cameras,” said Frances. “No, four, look at that shadow on the left edge.”</text:p>
      <text:p text:style-name="First_20_line_20_indent">“I don’t want to second guess the sequencer, but I think we’ve got Red-necked Wallaby. They have pretty good manual dexterity, but carrying five cameras at once is not something they’d ordinarily find easy to do.”</text:p>
      <text:p text:style-name="First_20_line_20_indent">“So they made multiple trips. Or multiple individuals decided to put their trophies in the same case.” Frances shivered. “Either way, I have to say I’m a little spooked. Is pack rat behavior a wallaby thing?”</text:p>
      <text:p text:style-name="First_20_line_20_indent">“No. It’s not. They’re foragers, browsers. Takeaway’s not their thing.”</text:p>
      <text:p text:style-name="First_20_line_20_indent">The little party wandered up and down the landward side of the wall, looking for breaks large enough to enter, but found none. There was no sign of the wallabies, who were apparently all hiding in the pile as the day grew warmer.</text:p>
      <text:p text:style-name="First_20_line_20_indent">At noon, Bender called it, and by half past, they were back at the ranch for lunch.</text:p>
      <text:h text:style-name="Heading_20_1" text:outline-level="1"><text:span text:style-name="T110">CHAPTER </text:span><text:span text:style-name="T98">NINE</text:span><text:span text:style-name="T110"><text:line-break/></text:span><text:bookmark-start text:name="chapter-seven-wildlife-management"/>Wildlife Management<text:bookmark-end text:name="chapter-seven-wildlife-management"/></text:h>
      <text:p text:style-name="First_20_paragraph"><text:span text:style-name="T111">In the Mess Hall, </text:span>Frances picked up a clean plate and stepped close to Bender.</text:p>
      <text:p text:style-name="First_20_line_20_indent">“I know you’ve got a lot to deal with, and I hate to pile on one more thing, but we now know for a fact that we’re dealing with a non-native species. By <text:span text:style-name="T112">l</text:span>aw, we have to report our findings to the <text:span text:style-name="T112">Texas </text:span>Wildlife Service.”</text:p>
      <text:p text:style-name="First_20_line_20_indent">“You know people with TWS, don’t you? Who was it, back when we had all those Javelinas everywhere….”</text:p>
      <text:p text:style-name="First_20_line_20_indent">“Dr Perez. My thesis supervisor at Texas A&amp;M, though they may not be on active duty today. It’d be best to just call the main number first, anyway. Want me to?”</text:p>
      <text:p text:style-name="First_20_line_20_indent"><text:soft-page-break/>“Yes, thank you for thinking of it.” said Bender.</text:p>
      <text:p text:style-name="Horizontal_20_Line"/>
      <text:p text:style-name="First_20_paragraph">Bender sat down with Jo and Merl, surrounded by a throng of ranchers full of questions. Frances showed the pale green image of the “trophy case” of cameras secreted within the wallabies’ warren.</text:p>
      <text:p text:style-name="First_20_line_20_indent">“Kinda grainy photo, Doc,” said Elke.</text:p>
      <text:p text:style-name="First_20_line_20_indent">“Not as bad as the Apollo pictures,” said Jaz.</text:p>
      <text:p text:style-name="First_20_line_20_indent">Merl sat bolt upright.</text:p>
      <text:p text:style-name="First_20_line_20_indent">“Not now, Jaz,” said Bender. “You and Elke just volunteered for the first shift of Wallaby Watch. After lunch, make your way over to the Gift. One of you go on the Gulfward side, the other landward. Bring radios, so you can talk, the surf’s going to be loud.”</text:p>
      <text:p text:style-name="First_20_line_20_indent">“Connect with as many lost cameras as you can get signal for, before the batteries die. GPS tag everything. Pictures would be nice. A scrapbook for science. Whatever strikes you as interesting.”</text:p>
      <text:p text:style-name="First_20_line_20_indent">Merl spoke up. “Chainsaws? There’s two on the charger. Saw into the Gift. Find out what’s up.” Jo and Frances shook their heads.</text:p>
      <text:p text:style-name="First_20_line_20_indent">“No,” said Cap. “Saws might scare them into moving house. We’d have to start all over again. Jo, what about hand tools? Pruning shears, hand saws?”</text:p>
      <text:p text:style-name="First_20_line_20_indent"><text:soft-page-break/>“Not much better,” said the wallabologist. “Look, don’t touch.” The ranch hands nodded.</text:p>
      <text:p text:style-name="First_20_line_20_indent">Frances emerged from Bender’s office, food plate still full. “I just got off the phone with Texas Wildlife. They have a team assembling in the Corpus Christi regional office, and will be here by nightfall. They’ll be loaded for bear, or, in our case, wallaby.”</text:p>
      <text:p text:style-name="First_20_line_20_indent">“What’s our legal situation? What do we do in the meantime?” Bender asked.</text:p>
      <text:p text:style-name="First_20_line_20_indent">“They’re chill. They know we didn’t introduce them. They’re not on our ranch, but in what amounts to public land, the Rio Grande Estuary. Frankly, they seemed stoked to have something to do besides pull another ’gator from a pool. They know we have Jo, Dr Stapledon to them, and they’ll want to know more when they get here. They might be a little jealous at being scooped.”</text:p>
      <text:p text:style-name="First_20_line_20_indent">Varley, one of Frances’ grad students, entered the Mess.</text:p>
      <text:p text:style-name="First_20_line_20_indent">“Red-necked wallaby. 99 and 44/100% pure. One in ten trillion that it’s anything else.”</text:p>
      <text:p text:style-name="First_20_line_20_indent">“Notamacropus rufogriseus,” murmured Jo.</text:p>
      <text:p text:style-name="First_20_line_20_indent">“Yep, one and the same. The sequencer'sis still working on the mitochondrial side, but, that’s what we have so far. We finished up nuclear DNA on one <text:soft-page-break/>individual just after you hit the trail, and the other one just now. One boy, the other’s a girl. Same species.”</text:p>
      <text:p text:style-name="First_20_line_20_indent">Frances exhaled. “So, assuming they do what comes naturally, a potential breeding population.”</text:p>
      <text:p text:style-name="First_20_line_20_indent">“I was expecting as much,” said Jo. “Lil’ Pooper wasn’t that long out of its mothers’ pouch, maybe two months, based on size and behavior. Gestation’s about a month, more or less, and after birth they stay in mommy’s pouch for another seven. So Mom and Dad were healthy enough to do what wallabies do, nine months ago.”</text:p>
      <text:p text:style-name="First_20_line_20_indent">Bender did the math in her head. “Last October. Hurricane Henrietta.”</text:p>
      <text:p text:style-name="First_20_line_20_indent">Jo thought for a moment. “Yep. About then. But that’s jumping the gun. We need more data.” Jo looked expectantly at Frances.</text:p>
      <text:p text:style-name="First_20_line_20_indent">Frances addressed Varley. “Great work. Keep it up, as many samples as you can run through. Width first across sites. We know there’s at least a dozen of them. With a sample that size we can do rudimentary population genetics, find out what the mob as a whole has to tell us of their recent history.”</text:p>
      <text:p text:style-name="Horizontal_20_Line"/>
      <text:p text:style-name="First_20_paragraph"><text:soft-page-break/>The Texas Wildlife Service arrived by road from Corpus Christi near nightfall, with Dr Perez, fresh in from Houston, in charge. Except for Dr Perez, who had traveled in haste, they all wore smartly pressed uniforms. “The cavalry,” thought Frances.</text:p>
      <text:p text:style-name="First_20_line_20_indent">The ranchers helped unload a dozen-odd battered live traps, made of heavy gauge steel wire, each fitted with panoramic wildlife cameras and motion sensors.</text:p>
      <text:p text:style-name="First_20_line_20_indent">The horses were restless at the influx of new arrivals, and the busyness of the paddock just when any right thinking person would be retiring for the night. Then Bender was there, speaking gently as she placed the bridle and headlamp on Fusion.</text:p>
      <text:p text:style-name="First_20_line_20_indent">“Night walk, Fusion? Headlamp? Oats?”</text:p>
      <text:p text:style-name="First_20_line_20_indent">Oats.</text:p>
      <text:p text:style-name="First_20_line_20_indent">When everything was ready, and Bender was aboard, the gate to the paddock swung wide. Fusion led the procession into the darkness, the light from the headlamp guiding their way. A live trap swung from each saddlebag.</text:p>
      <text:p text:style-name="First_20_line_20_indent">They were heading for the beach. Fusion stepped without fear or hesitation. Somewhere, surely just beyond the ever-receding pool of light, were oats.</text:p>
      <text:p text:style-name="First_20_line_20_indent">Oats.</text:p>
      <text:p text:style-name="First_20_line_20_indent">By ten PM, Bender’s team had set and baited <text:soft-page-break/>half of the wildlife service’s traps on the side of Henrietta’s Gift which faced the Gulf. The wall of debris was thin enough so that they could shout to the other team through it, but Jo had suggested that two-way radios would be quieter and less disturbing to their quarry.</text:p>
      <text:p text:style-name="First_20_line_20_indent">With the traps set, it was time to retreat to safe distance. Varley’s counterpart, a grad student called Suse, was scheduled for the next shift working Jo’s DNA sequencer. To pass the time between sample preparation and readout, Frances assigned Suse to keep an eye on the images from the trap cams.</text:p>
      <text:p text:style-name="First_20_line_20_indent">All was quiet until 3:30 AM, when the first of the motion alarms sounded. The loudspeakers were cranked wide open, and Suse fairly bolted from the chair in surprise at the sudden noise, before regaining composure, and turning down the volume just in time for the next alarm.</text:p>
      <text:p text:style-name="First_20_line_20_indent">The cameras were set to record anything interesting on their own, so Suse had nothing to do except to watch as the drama unfolded on the monitor.</text:p>
      <text:p text:style-name="First_20_line_20_indent">A good Texan, or Australian, mightn’t be gobsmacked at what the cameras were seeing, but Suse was from the Cotswolds.</text:p>
      <text:p text:style-name="Horizontal_20_Line"/>
      <text:p text:style-name="First_20_paragraph"><text:soft-page-break/>“Two captured, one escaped,” reported Dr Perez, over the radio. “And they took the bait from four of the traps without tripping them.”</text:p>
      <text:p text:style-name="First_20_line_20_indent">This time, the cameras, stoutly secured to the live traps with electric fence wire, had survived to record the scene. The first wallaby to be trapped quickly alerted the others. One of its siblings, startled by the noise, activated the trap it had started to explore and just managed to squirm to safety under the trap’s rapidly closing gate. A slower adult wasn’t as lucky.</text:p>
      <text:p text:style-name="First_20_line_20_indent">The remaining free wallabies had quickly scattered, but were soon back, to check on their trapped comrades. One or two of them nipped experimentally at the spring-loaded wire mesh panels holding their kin prisoner. And then…</text:p>
      <text:p text:style-name="First_20_line_20_indent">Trap 4 showed it most clearly: it camera caught the side of Trap 6, a few meters away, as two joeys approached the open mouth of Trap 6, eyeing the green bait within. The first joey entered the trap, but then stopped, bracing its head against the spring loaded gate above. When it was apparent that all was well, the second joey squirmed into the trap, nimbly past the first, and to the bait. With a quick motion the joey scooped up the treasure in one hand and darted nimbly out of the trap, followed quickly <text:soft-page-break/>by the first. The gate snapped firmly shut on the empty trap behind it.</text:p>
      <text:p text:style-name="First_20_line_20_indent">The image swung wildly as an unseen grip pulled at the camera shooting the scene from Trap 4, but the fence wire held, and soon the only sound was the crashing of high tide against the Texas coast.</text:p>
      <text:h text:style-name="Heading_20_1" text:outline-level="1"><text:span text:style-name="T113">CHAPTER </text:span><text:span text:style-name="T98">TEN</text:span><text:span text:style-name="T113"><text:line-break/></text:span><text:bookmark-start text:name="chapter-eight-wallab-eve"/>Wallab-Eve<text:bookmark-end text:name="chapter-eight-wallab-eve"/></text:h>
      <text:p text:style-name="First_20_paragraph">Frances and Jo approached the door of the Ranch’s Bioengineering lab. Frances knocked, gently and whispered to Bender, “Varley and Cass are their names. Varley’s a post doc, Cass is a grad student.”</text:p>
      <text:p text:style-name="First_20_line_20_indent">A voice called out from the other side of the door. “Come in!”</text:p>
      <text:p text:style-name="First_20_line_20_indent">Varley was logging the latest sample, using pencil and paper. Four sheets were fully covered. The handwriting alternated between Varley’s to Cass’s, reflecting that they’d worked around the clock in alternating four hour shifts. Each had checked and initialed the other’s data against the figures typed into the computer at the end of each shift. This was good work.</text:p>
      <text:p text:style-name="First_20_line_20_indent"><text:soft-page-break/>Varley turned from the sequencer to a the computer, and waved up the informatics screen. A complicated series of DNA bar graphs and sequence counts appeared.</text:p>
      <text:p text:style-name="First_20_line_20_indent">“We teased out the mammalian chromosomes from the poop samples. Wallabies have the same XY sex determination system that we do, and like all eukaryotes, also have mitochondrial DNA which we only get from our mothers. So we can estimate the sex distribution, and also learn something about lineage.</text:p>
      <text:p text:style-name="First_20_line_20_indent">“I think we’re looking at around 20 individuals. Pretty evenly mixed, sex wise. A surprising number of them, perhaps two thirds, are young. From mitochondrial DNA, we’re probably looking at their cohort sharing four or five adult mothers, and at least three of those were still alive and pooping, three weeks ago.”</text:p>
      <text:p text:style-name="First_20_line_20_indent">Jo asked, “How young? What’s the age distribution on the young?”</text:p>
      <text:p text:style-name="First_20_line_20_indent">Varley pulled up the graph. “This shows the pellet size distribution, which we measured with a camera and a light table.” The nose of Suse, the younger grad student, wrinkled at this.</text:p>
      <text:p text:style-name="First_20_line_20_indent">“You can see there’s two islands of size distribution, corresponding to what we call <text:soft-page-break/>Generation One and Generation Two. Our sample size is limited, but we think Generation Two has been out of the pouch for two or three months, which means they were born nine or ten months ago.</text:p>
      <text:p text:style-name="First_20_line_20_indent">The locals in the room stiffened slightly. Nine months. Henrietta.</text:p>
      <text:p text:style-name="First_20_line_20_indent">Frances murmured, “Where on earth could they have come from?” Then, aloud, to Varley, “Let’s see mitochondrial.”</text:p>
      <text:p text:style-name="First_20_line_20_indent">Varley demurred. “Cass is Monarch of the Mitochondria. Cass?”</text:p>
      <text:p text:style-name="First_20_line_20_indent">Cass brought up the data set, “This is a provisional matriarchal lineage based on the mitochondrial DNA of each individual. A family tree, showing mothers and daughters only. The offspring of Generation Two were linked to their probable mothers among Generation One. On the line above Generation One, ghostly predictions of probable ancestral grandmother relationships were indicated by vague outlines overlain by question marks and statistical probabilities. And on the top of that, projected down the generations with still more provisional uncertainty, a single X-greats-grandmother.</text:p>
      <text:p text:style-name="First_20_line_20_indent">“We’re still working on Y Chromosome Adam, <text:soft-page-break/>but this is “Mitochondrial Wallaby Eve.” She lived about thirty generations before her youngest descendants, Generation Two here in Texas. And she was probably born around…”</text:p>
      <text:p text:style-name="First_20_line_20_indent">Suse, whose analysis it was, cut the senior grad student off: “Around 1950. I call her Wallab-Eve for short.”</text:p>
      <text:h text:style-name="Heading_20_1" text:outline-level="1"><text:span text:style-name="T114">CHAPTER </text:span><text:span text:style-name="T98">ELEVEN</text:span><text:bookmark-start text:name="chapter-nine-in-the-wind"/><text:line-break/>In the Wind<text:bookmark-end text:name="chapter-nine-in-the-wind"/></text:h>
      <text:p text:style-name="First_20_paragraph">The full Moon shone down over Sustainaville, on South Padre Island. Merl hitched Fusion to the watering trough outside the Clarke Bar, and pushed open the twin clear glass saloon doors. Kneale, the surfer, was sitting in Merl’s regular chair. Kneale smiled in greeting and started to rise. Merl raised a hand. <text:span text:style-name="T51">Keep your seat.</text:span></text:p>
      <text:p text:style-name="Horizontal_20_Line"/>
      <text:p text:style-name="First_20_paragraph">The last thing Merl remembered going on at the ranch was Cap’s tired glance.</text:p>
      <text:p text:style-name="First_20_line_20_indent">Cap had been on the phone with a hurricane expert in Baton Rouge. Frances and Jo argued over a scan of an old weather map that looked like it had <text:soft-page-break/>been transmitted by a 20th century fax machine.</text:p>
      <text:p text:style-name="First_20_line_20_indent">Merl heard the phrase “raft migration” go by for the fifth time.</text:p>
      <text:p text:style-name="First_20_line_20_indent">“Raft migration. What is that?”</text:p>
      <text:p text:style-name="First_20_line_20_indent">Bender blushed. <text:span text:style-name="T51">We should have explained it to the team.</text:span> “Frances?”</text:p>
      <text:p text:style-name="First_20_line_20_indent">The veterinarian faced the noble ranch hand.</text:p>
      <text:p text:style-name="First_20_line_20_indent">“Animals can cross great stretches of ocean, that they could never swim, blown by the wind. All they need is a raft to float on. For plants, the seed might be a good raft.</text:p>
      <text:p text:style-name="First_20_line_20_indent">Merl said, “Rafts. Like Huck and Jim?” Frances nodded. “So Pooper and kin had rafts. They made them? Out of what?”</text:p>
      <text:p text:style-name="First_20_line_20_indent">“They didn’t have to make them. Coastal driftwood, accumulated over decades of storm events, then dislodged in a fury by a strong hurricane.”</text:p>
      <text:p text:style-name="First_20_line_20_indent">Bender saw comprehension light Merl’s eyes, which then caught her glance with one silent question. <text:span text:style-name="T51">Can I get out of here for a while?</text:span> Bender nodded back. <text:span text:style-name="T51">Yes. Get out of here while you still can.</text:span></text:p>
      <text:p text:style-name="First_20_line_20_indent">Merl smiled slightly. <text:span text:style-name="T51">Thanks.</text:span></text:p>
      <text:p text:style-name="First_20_line_20_indent">Bender tossed her head towards the door of the Mess. <text:span text:style-name="T51">Now, off with you.</text:span></text:p>
      <text:p text:style-name="Horizontal_20_Line"><text:soft-page-break/></text:p>
      <text:p text:style-name="First_20_paragraph">That had been only an hour ago. Here and now in the Clarke Bar, Merl raised an invisible toast to Bender. Thank you, Cap.</text:p>
      <text:p text:style-name="First_20_line_20_indent">Someone was fiddling with the karaoke machine. Merl knew they’d fail, because Purvis, the bartender, kept the remote control for the machine locked safely in the bar’s cash drawer.</text:p>
      <text:p text:style-name="First_20_line_20_indent">A Texas Wildlife Service ranger, one Merl remembered from the day’s hunt, settled at the bar. The wildlife agent set a full glass on the bar top, and began flipping through photographs from the day’s efforts.</text:p>
      <text:p text:style-name="First_20_line_20_indent">A tourist approached Purvis at the bar to ask about the karaoke machine, and glanced at the wildlife agent’s photos.</text:p>
      <text:p text:style-name="First_20_line_20_indent">“What'rere those?!”</text:p>
      <text:p text:style-name="First_20_line_20_indent">The agent’s khaki-clad shoulders shrugged. “Wallabies, if you can believe it. On the loose from somewhere or another. These are from today. Here, check ’em out. You won’t believe it….”</text:p>
      <text:p text:style-name="First_20_line_20_indent">A chorus of “Awws!” and “How Cute’s” radiated from the new ground zero of wallaby adorability.</text:p>
      <text:p text:style-name="First_20_line_20_indent">Merl walked out of the Clarke to a quiet spot at the back, and dialed Cap. As Merl waited for <text:soft-page-break/>Bender to answer, a crowd gathered around the young wildlife worker’s gallery of cute but impossible photos.</text:p>
      <text:p text:style-name="First_20_line_20_indent">Bender answered the phone.</text:p>
      <text:p text:style-name="First_20_line_20_indent">“Cap’n, Merl. I’m at the Clarke. You told us to keep things quiet, but apparently Texas Wildlife didn’t get the memo. The cat’s out of the pouch. It wasn’t me. Thought you’d wanna know.”</text:p>
      <text:p text:style-name="First_20_line_20_indent">The always-impassive ranchhand sounded rattled. Bender took a breath. First task: talk Merl down. <text:span text:style-name="T51">And then have Frances call the Texas Wildlife Service with</text:span> carte blanche <text:span text:style-name="T51">to speak plainly.</text:span></text:p>
      <text:p text:style-name="First_20_line_20_indent">“Merl, thanks for calling. This was bound to happen, with so many people involved. Don’t worry about it. If you do answer questions, whatever you say might be misreported.” Merl heard Cap give a space for that to sink in. Then Bender continued:</text:p>
      <text:p text:style-name="First_20_line_20_indent">“But. Merl. The secret is out. We’ve got cooperation from every agency this side of the Rio Grande. You’re doing a great job. You’re part of the story. Enjoy your night off.”</text:p>
      <text:p text:style-name="First_20_line_20_indent">Merl digested what she’d said. Over the phone, Bender could hear loud music start to play, as if a PA system had been suddenly switched on. An impossibly loud yell of “TESTING” over the PA momentarily blotted out all other sound. Merl <text:soft-page-break/>sighed. The karaoke machine was now in working order,</text:p>
      <text:p text:style-name="First_20_line_20_indent">Purvis was pocketing a good sized tip, and the Texas Wildlife Service’ most game representative prepared to take the stage.</text:p>
      <text:p text:style-name="First_20_line_20_indent">“Okay, Cap. I’ll keep an eye on things. You know where I am.”</text:p>
      <text:p text:style-name="First_20_line_20_indent">“I sure do. Have a good one, Merl.”</text:p>
      <text:h text:style-name="Heading_20_1" text:outline-level="1"><text:span text:style-name="T115">CHAPTER </text:span><text:span text:style-name="T98">TWELVE</text:span><text:span text:style-name="T115"><text:line-break/></text:span><text:bookmark-start text:name="chapter-ten-the-ghosts-of-faro-bagdad"/>The Ghosts of Faro Bagdad<text:bookmark-end text:name="chapter-ten-the-ghosts-of-faro-bagdad"/></text:h>
      <text:p text:style-name="P36">Wayward Wallabies Went West, Say Scientists</text:p>
      <text:p text:style-name="P37">Boca Chica – A local wild breeding population of wallabies – small Australian cousins to the kangaroo – has scientists hopping with excitement, and a recent discovery may provide clues to how the globe hopping marsupials arrived in South Texas, on the mouth of the Rio Grande, perhaps a year ago. Even the experts we interviewed aren’t sure, and some refused to commit.</text:p>
      <text:p text:style-name="P37">No matter who you trust, the presence of the <text:soft-page-break/>‘Wayward Wallaby’ is not in dispute, say several non scientists in the region.</text:p>
      <text:p text:style-name="P37">According to a release by the Texas Wildlife Service and Texas A&amp;M University, the recent epochal Category 6 Hurricane Henrietta may have deposited the marsupial migrants from as far away as the western Caribbean Sea.</text:p>
      <text:p text:style-name="P37">A new model published by scientists at the National Oceanic and Atmospheric Agency suggests a four to five day journey for the pouched mammals, floating on material washed from coastal areas by the storm surge.</text:p>
      <text:p text:style-name="P37">What the wallabies were doing upwind of their current home remains to be determined, as visiting Wallabologist Jo Stapleton [sic] had to say:</text:p>
      <text:p text:style-name="P37">“Wherever our friends’ recent ancestors may have traveled on their way to South Texas, they didn’t arrive in North America from Australia on their own. We’re looking at a feral population of formerly captive <text:soft-page-break/>subjects, of a common species well known to the scientific world. They may have been research subjects, or part of a captive breeding program,” Stapleton [sic] said, in an email.</text:p>
      <text:p text:style-name="P37">Though the troupe of wayward wallabies seems to have fairly recent roots in the Americas, the mystery of the ’roos origins may be lost to history.</text:p>
      <text:p text:style-name="P37">“Based on population genetics from living specimens, we’re looking at ranges of 125 to 150 years ago as the range in which the original ancestral breeding pairs lived for this population,” said Dr Suse of Texas A&amp;M, one of the authors of the release.</text:p>
      <text:p text:style-name="P37">An early study of the wallabies-out-of-water was hampered by the theft of wildlife cameras by the creatures, who are said by the group to have better than average manual dexterity and reaction times than those known in previous wild studies of the species.</text:p>
      <text:p text:style-name="P37">Dr Suse remained optimistic that some trace <text:soft-page-break/>of the wallaby’s passing might remain in local folklore, somewhere along Wallaby Way.</text:p>
      <text:p text:style-name="P37">“I can’t help but wonder if, somewhere along their century long journey, our wallabies’ forebears may have interacted with other humans. The fact that they are so prone to stealing and hording human-made objects for no known reason may point to extended periods of adaptation to human habitation.”</text:p>
      <text:p text:style-name="Horizontal_20_Line"/>
      <text:p text:style-name="First_20_paragraph">Feliz parked the ebike outside the Clarke. The hurricane doors were drawn to one side and the neon was lit. The place was open, but slow, on a lazy Sunday afternoon.</text:p>
      <text:p text:style-name="First_20_line_20_indent">Feliz presented an International Driver’s License without being asked. Purvis gave it a cursory glance and took Feliz’s order.</text:p>
      <text:p text:style-name="First_20_line_20_indent">“Welcome to Sustainaville! You ride that mount all the way up the beach?”</text:p>
      <text:p text:style-name="First_20_line_20_indent">“I took the coastal highway. I can beep through the border crossing without really stopping, and it’s just half an hour out of the way.”</text:p>
      <text:p text:style-name="First_20_line_20_indent"><text:soft-page-break/>Purvis set the glass in front of Feliz, who took it gratefully.</text:p>
      <text:p text:style-name="First_20_line_20_indent">“This place has been in the news a bit, recently.”</text:p>
      <text:p text:style-name="First_20_line_20_indent">Purvis chuckled. “Yeah, we’re clickbait on the regular, around here. You get used to it.”</text:p>
      <text:p text:style-name="First_20_line_20_indent">Feliz’s eyes narrowed. “I was wondering if any of the people involved in that work still come around here? I saw the viral video that was shot here, the wildlife worker with the ‘Down Under’ karaoke finale.”</text:p>
      <text:p text:style-name="First_20_line_20_indent">Purvis was noncommittal. “We see everybody here from time to time. Even Cap Bender shows up sometimes, between missions. Sometimes with a full band.</text:p>
      <text:p text:style-name="First_20_line_20_indent">Feliz said, simply, “I have something I think they may want to see.”</text:p>
      <text:p text:style-name="Horizontal_20_Line"/>
      <text:p text:style-name="First_20_paragraph">This time it was Frances driving the Camry, with Feliz in the front, and Cap and Merl in the back. Soon as they were across the Mexican border, the Camry exited the main highway and headed east, back towards the coast. Now they were on the Mexican side of the Rio Grande, they could see the far side from a distance, along the state park road hugging the southern bank of the mighty river.</text:p>
      <text:p text:style-name="First_20_line_20_indent"><text:soft-page-break/>Feliz’s photographs, messaged from the Clarke to the Rocket Ranch, showed a jumble of structural wreckage along the Mexican extension of Henrietta’s Gift, the massive natural wall of hurricane debris extending along the Gulf Coast. These storm battered pieces of a faraway coastal town might hold clues as to the origin of this part of Henrietta’s Gift, still the wallabies’ impregnable fortification.</text:p>
      <text:p text:style-name="First_20_line_20_indent">Frances drove on, oblivious to the click of the cassette player as it auto-reversed direction to play the second side of Volume 2 of Barry Manilow’s Greatest Hits.</text:p>
      <text:p text:style-name="First_20_line_20_indent">Where. Were. They. From?!</text:p>
      <text:p text:style-name="Horizontal_20_Line"/>
      <text:p text:style-name="First_20_paragraph">The four parked at Faro Bagdad, next to a tall lighthouse from a forgotten century. Feliz led them down to the beach, where Henrietta’s Gift had been breached by highway crews to provide access. Frances clutched a camera, firmly attached by a lanyard to one wrist.</text:p>
      <text:p text:style-name="First_20_line_20_indent">About half a kilometer down the strand, the group had grown tired of poking at the berm of debris. Cap caught Frances’ glance, and called for rest. The four plopped down in the sand, Merl and <text:soft-page-break/>Frances facing the surf with driftwood as backrests. Feliz regarded the Gift. Bender simply thought. Then, Feliz was standing, and striding to the pile of the Gift.</text:p>
      <text:p text:style-name="First_20_line_20_indent">Feliz tugged at the edge of a sign painted on moisture-swollen particle board. The printed veneer had been largely battered away by sun, wind, and waves.</text:p>
      <text:p text:style-name="First_20_line_20_indent">“I.D.A P.U.E?” read Frances, photographing the object. A chirp announced that a GPS waypoint had been captured with the photograph.</text:p>
      <text:p text:style-name="First_20_line_20_indent">“Or P.U.B.”, said Feliz.</text:p>
      <text:p text:style-name="First_20_line_20_indent">They walked further. Bender was hoping to spot some unambiguous sign, but a great deal of the deposited material was splintered almost beyond recognition.</text:p>
      <text:p text:style-name="First_20_line_20_indent">Merl called out, from somewhere deep inside the Gift. “Hey y’all, looky here.”</text:p>
      <text:p text:style-name="First_20_line_20_indent">The others threaded their way through the driftwood to Merl’s find: the side of a small building, with sheet metal walls backed by pine framing. Twisted angle irons at the walls’ footing held what was left of the walls to a fragment of decking. Through cracks in the decking, Bender could see the edge of a massive styrofoam block, covered with barnacles and stained the color of fuel <text:soft-page-break/>oil sludge.</text:p>
      <text:p text:style-name="First_20_line_20_indent">“It’s part of a Marina, probably a fuel dock,” said Merl. “There’s even stuff still inside.” Merl climbed through the remains of a doorway and inspected the underside of the wall. Merl gave a low whistle.</text:p>
      <text:p text:style-name="First_20_line_20_indent">“What do you have?” asked Feliz.</text:p>
      <text:p text:style-name="First_20_line_20_indent">Merl ran one hand along the underside of the wall and pulled a laminated poster free, passing it up to Feliz, who glanced at it, and handed it to Frances.</text:p>
      <text:p text:style-name="First_20_line_20_indent">It was a navigational chart, showing an area of northward facing coastline, with the marina’s former location marked with a fading red smudge of ink near its center.</text:p>
      <text:p text:style-name="First_20_line_20_indent">With grim satisfaction, Frances muttered, “So that’s where they’re from.”</text:p>
      <text:h text:style-name="Heading_20_1" text:outline-level="1"><text:span text:style-name="T116">CHAPTER </text:span><text:span text:style-name="T98">THIRTEEN</text:span><text:span text:style-name="T116"><text:line-break/></text:span><text:bookmark-start text:name="chapter-eleven-mérida"/>Mérida<text:bookmark-end text:name="chapter-eleven-mérida"/></text:h>
      <text:p text:style-name="First_20_paragraph">The ferry slackened speed, switching from gliding on hydrofoils to conventional displacement buoyancy. The captain engaged reverse engines to stop, and the ferry was presently lashed safely to the Progreso Quay.</text:p>
      <text:p text:style-name="First_20_line_20_indent">A few moments later, the massive cargo doors unfolded. Thanks to Jo’s stack of magical UNESCO paperwork, and a call to the state government of Yucatán, the Rocket Rancher’s caravan, with its mixed and peculiar cargo of people and gear, took only two hours to clear Customs.</text:p>
      <text:p text:style-name="First_20_line_20_indent">Even Feliz had never been to Mérida, so the group relied on GPS to reach the home of Feliz’s cousin and family, a lovely house which seemed to <text:soft-page-break/>grow as a living thing from the green coastal hillside overlooking the Gulf. Bender marveled at the Perrera-Perez’s front garden, filled with cultivars of native flower species.</text:p>
      <text:p text:style-name="First_20_line_20_indent">After dinner, the ranchers brought the Perrera-Perezes up to date. Frances made an effort to speak Spanish, but even with Feliz’s intervention, conversation lapsed between English and Spanish.</text:p>
      <text:p text:style-name="First_20_line_20_indent">Feliz summed up. “So, what we’d like to do, while we’re here, is to talk to people here in Mérida, in this part of Yucatán. Does anyone know stories of mysterious creatures that might be our wallabies? It even could be a family story from generations ago. We don’t know how long they were here.”</text:p>
      <text:p text:style-name="First_20_line_20_indent">Bender added, “Of course, it could be that we don’t find anything. That would be valuable information, too, it would let us know we’re looking in the wrong place.”</text:p>
      <text:p text:style-name="First_20_line_20_indent">Gaby was Feliz’s cousin’s spouse, and from the region. “I think the best thing would be to go to the market. We should leave now, before it closes. I can explain on the way.”</text:p>
      <text:p text:style-name="First_20_line_20_indent">Bender said, “Well, okay, should we drive?”</text:p>
      <text:p text:style-name="First_20_line_20_indent">Gaby smiled. “The quickest way is through the back of the house.”</text:p>
      <text:h text:style-name="Heading_20_1" text:outline-level="1"><text:span text:style-name="T117">CHAPTER </text:span><text:span text:style-name="T98">FOURTEEN</text:span><text:span text:style-name="T117"><text:line-break/></text:span><text:bookmark-start text:name="chapter-twelve-the-yucatán-express"/>The Yucatán Express<text:bookmark-end text:name="chapter-twelve-the-yucatán-express"/></text:h>
      <text:p text:style-name="First_20_paragraph">“I don’t believe it,” said Frances.</text:p>
      <text:p text:style-name="First_20_line_20_indent">In the Perrera-Perez’s back yard lay a pair of shiny steel rails.</text:p>
      <text:p text:style-name="First_20_line_20_indent">“Our tram only seats six,” explained S. Perrera-Perez as the couple rolled the vehicle out of its shelter. “There’s a one-peso tram that comes through on the hour, but the market will be closed by then: it’s to take all the workers home when the shops close.”</text:p>
      <text:p text:style-name="First_20_line_20_indent">Feliz, Bender, Jo, and Frances joined the Perrera-Perezes on the tram. After a thirty second wait for another tram to climb the hill past the little backyard station, the switch signal changed to green and the journey into town began.</text:p>
      <text:p text:style-name="First_20_line_20_indent"><text:soft-page-break/>Bender looked between her feet at the ballast and sleepers whizzing past underneath as the tram rolled downhill.</text:p>
      <text:p text:style-name="First_20_line_20_indent">A red light blinked on the dashboard. Bender had an astronaut’s aversion to blinking red lights, and it showed.</text:p>
      <text:p text:style-name="First_20_line_20_indent">“Regenerative braking,” came Gaby’s answer. “We’re storing energy for the trip back up.”</text:p>
      <text:p text:style-name="First_20_line_20_indent">At the bottom of the hill, as the track leveled out, the tram automatically shunted into a siding to allow another tram to climb the main line in the other direction. Then they were off again, at a more leisurely pace along level grade.</text:p>
      <text:p text:style-name="First_20_line_20_indent">Fifteen minutes later, the tram pulled into the Market Station. The Perrera-Perezes rented a rail stall for the little tram, and led the Ranchers down the stair to the market.</text:p>
      <text:p text:style-name="Horizontal_20_Line"/>
      <text:p text:style-name="First_20_paragraph">Gaby led the Ranchers among the narrow passageways between stalls to a brick-and-mortar building tucked down a side alley. A relative of Gaby’s, elderly, with Mayan features, was putting away a display table filled with used and new satellite phones.</text:p>
      <text:p text:style-name="First_20_line_20_indent">Gaby spoke to them softly, in Spanish. Feliz <text:soft-page-break/>could hear the words “gente pequeña” said by Gaby. The shop owner paused and turned to the ranchers.</text:p>
      <text:p text:style-name="First_20_line_20_indent">“La gente pequeña. El bosque tiene muchos caminos…” The elder turned back to Gaby, and spoke more softly.</text:p>
      <text:p text:style-name="First_20_line_20_indent">Gaby thanked the elder, who smiled to the visitors, and returned to closing shop.</text:p>
      <text:p text:style-name="First_20_line_20_indent">Gaby asked Feliz, “You heard it? You want to tell them?”</text:p>
      <text:p text:style-name="First_20_line_20_indent">Feliz said, “Yes. ‘The Little People. The forest has many paths.’ And there was a name, one I couldn’t make out. Hunpah?”</text:p>
      <text:p text:style-name="First_20_line_20_indent">Bender asked Gaby, “Do you know what that means?”</text:p>
      <text:p text:style-name="First_20_line_20_indent">Gaby replied, “Si. Hunapuh. It means no one in Yucatán will stop us from going where we’re going.”</text:p>
      <text:p text:style-name="Horizontal_20_Line"/>
      <text:p text:style-name="First_20_paragraph">The ride back to the Perrera-Perezes took much longer than on the way down. The couple were proud to point out its hand-built features, from the satellite-grade solar panels on its awning to upcycled electric wheelchair motors geared to every driving wheel. Gaby also told the incredulous Rocket Ranchers the origins of the miraculous <text:soft-page-break/>system of light rail threaded throughout the inhabited parts of Yucatán.</text:p>
      <text:p text:style-name="First_20_line_20_indent">At the end of the 20th century, narrow gaugue rail built to exploit the land, and the plantation labor, of the Peninula, fell into ruin. Rights of way and repair contracts were abandoned by their nominal corporate owners, and forgotten by the Meican government, which had other things on its mind.</text:p>
      <text:p text:style-name="First_20_line_20_indent">Most the old rail was stripped for salvage, some of the track beds were repurposed as walking trails for tourists. There were historical markers, for each plantation, all invisible against high grass.</text:p>
      <text:p text:style-name="First_20_line_20_indent">Even after a century, however, hundreds of kilometers of rail, from the old plantations, remained, crisscrossed here and there with the modern rail ring surrounding the peninsula. Some of the network remained in semi-commercial passenger and light cargo service operated by local village concerns.</text:p>
      <text:p text:style-name="First_20_line_20_indent">As to what the government of Yucatán thought of the lost source of tax revenue and safety regulator’s nightmare operating under their noses, little was said.</text:p>
      <text:p text:style-name="First_20_line_20_indent">And then there were those occasional under-the-table shipments of fresh track ballast occasionally <text:soft-page-break/>delivered to remote villages in the middle of the night….</text:p>
      <text:p text:style-name="First_20_line_20_indent">“So,” said Gaby, as the tram pulled into their backyard siding. “The name Feliz said he couldn’t make out.”</text:p>
      <text:p text:style-name="First_20_line_20_indent">“Hunpoo?” asked Feliz.</text:p>
      <text:p text:style-name="First_20_line_20_indent">“Hunahpu”, said Gaby. “It’s Mayan.”</text:p>
      <text:p text:style-name="First_20_line_20_indent">“And where is it?”, asked Frances. “In the forest, presumably?”</text:p>
      <text:p text:style-name="First_20_line_20_indent">“It’s not a place,” said Gaby, “But it is in the forest. Hunahpuh is an old railway, a very old one, and we all have a ticket to ride.”</text:p>
      <text:h text:style-name="Heading_20_1" text:outline-level="1"><text:span text:style-name="T118">CHAPTER </text:span><text:span text:style-name="T98">FIFTEEN</text:span><text:span text:style-name="T118"><text:line-break/></text:span><text:bookmark-start text:name="chapter-thirteen-the-pool-of-xblanque"/>The Pool of Xblanque<text:bookmark-end text:name="chapter-thirteen-the-pool-of-xblanque"/></text:h>
      <text:p text:style-name="First_20_paragraph">At first light, the Perrera-Perezes prepared breakfast for the hungry Ranchers. The last kilometer would be traversed on foot, they were warned, but the terrain would not be difficult.</text:p>
      <text:p text:style-name="First_20_line_20_indent">Gaby glanced at Merl’s full sized expedition frame pack. “You might not need that much, Merl.”</text:p>
      <text:p text:style-name="First_20_line_20_indent">“I’ve got Doc’s whole poop sample kit and Cap’s drone packed in here. They’ll need that much for sure.”</text:p>
      <text:p text:style-name="First_20_line_20_indent">Gaby eased the tram out of the siding, with Feliz riding shotgun. The tram climbed uphill, away from the little town with its market below. Bender and Merl sat in the back, steadying the gear packed between them, while Frances and Jo sat in the <text:soft-page-break/>middle row, both nervously eyeing the state of the track ahead. The electric drive train sang four part harmony beneath their feet.</text:p>
      <text:p text:style-name="First_20_line_20_indent">The air cooled as the train passed deeper inland under the canopy of the Yucatan forest. Only once did they encounter another tram, a lone driver hauling a load of parcels bearing the names of well known shipping corporations. Gaby throttled the flow of current to the driving wheels as they followed the delivery driver at a safe distance to the top of the hill, where, mercifully, the slower cargo tram signaled the hill top’s village siding to open, and rolled away from the main line.</text:p>
      <text:p text:style-name="First_20_line_20_indent">After another hour’s journey, Gaby rolled to a stop in a level clearing, five miles past the previous village. The forest stretched on either side of the track bed.</text:p>
      <text:p text:style-name="First_20_line_20_indent">“Here we need to unload. The tram, too. We’ll pull it off the tracks. Set it here, on this side.”</text:p>
      <text:p text:style-name="First_20_line_20_indent">The team unloaded the tram, and, with Gaby guiding them, wrestled the tram off the rails. Gaby slid a keyed rod into a hole at the base of the tram’s chassis, and two pneumatic rubber wheels dropped to the ground. Gaby unfolded a yoke made of bicycle tubing from the front of the tram, and pushed down towards the earth, lifting the back <text:soft-page-break/>wheels of the tram off of the track. The rubber “landing gear” of the tram locked into place on the ground.</text:p>
      <text:p text:style-name="First_20_line_20_indent">“We’ll have to pull it to just over the next rise, through there.” Gaby pointed at the treeline of the clearing. “I think, about a hundred meters. We can load the tram back up or carry our gear by hand in a separate trips, your choice.”</text:p>
      <text:p text:style-name="First_20_line_20_indent">“They could make a movie about this,” remarked Frances, dryly.</text:p>
      <text:p text:style-name="First_20_line_20_indent">Balanced with their belongings lashed over the axle of its landing gear, the tram proved relatively easy to drag into the forest. The rise Gaby had described was brief, just tall enough to hide the end of a set of rails ending ten meters from the far side of its summit. After a brief rest past the top of the rise, the tram was eased onto the rails, its all-terrain gear retracted into place. The passengers reboarded.</text:p>
      <text:p text:style-name="First_20_line_20_indent">“58% battery,” Gaby reported. “We’ll get some of that back on the return trip.”</text:p>
      <text:p text:style-name="First_20_line_20_indent">Over the nearly dead level track, the tram’s motors had little to do. What breeze there was seemed to carry along with them, so that the only sounds were those of the cries of birds. Bender imagined that one could hear the forest growing.</text:p>
      <text:p text:style-name="First_20_line_20_indent">After half an hour, the tram slowed. Gaby <text:soft-page-break/>brought it to a stop just short of the rusted out safety bumper at the end of the line, and set the parking brake.</text:p>
      <text:p text:style-name="First_20_line_20_indent">“From here, we walk. If you brought it this far,” (Gaby eyed Merl), “you might as well bring it the rest of the way.”</text:p>
      <text:p text:style-name="First_20_line_20_indent">The explorers made their way on foot. Soon the tram was lost to sight behind them. The terrain was flat and easy going. The forest was mature, its canopy well over 40 meters above their heads. A bare suggestion of a trail (human or animal) was occasionally lost in fresh undergrowth, but Gaby could find it again after a quick GPS check.</text:p>
      <text:p text:style-name="First_20_line_20_indent">After twenty minutes, Gaby called a halt. “Listen.” Gaby said.</text:p>
      <text:p text:style-name="First_20_line_20_indent">Over the sound of birds, insect, and growing trees, there was a rushing sound, the sound of flowing water.</text:p>
      <text:p text:style-name="First_20_line_20_indent">Gaby turned to Merl. “It’s a good thing to discover for oneself, the first time. I’ll follow. Watch your step.”</text:p>
      <text:p text:style-name="First_20_line_20_indent">Merl set forward towards the sound of water, followed by the rest of the crew. Gaby trailed the group to the rear.</text:p>
      <text:p text:style-name="First_20_line_20_indent">At length, before them, the ground appeared to give way, and the party stood at the rim of a vast, <text:soft-page-break/>circular pit, fifty stories deep, walled in steel grey ancient limestone. The far rim of this vast hole in the forest lay obscured in mist.</text:p>
      <text:p text:style-name="First_20_line_20_indent">“Wow,” said Frances.</text:p>
      <text:p text:style-name="First_20_line_20_indent">“Tsʼonot X’balanque,” said Gaby.</text:p>
      <text:p text:style-name="First_20_line_20_indent">“Mayan again?” asked Feliz.</text:p>
      <text:p text:style-name="First_20_line_20_indent">“Yes. It means El cenote de X’balanque. The Pool of X’balanque.”</text:p>
      <text:p text:style-name="First_20_line_20_indent">“What ‘pool’?” asked Merl. “I don’t see any, but I can hear it.”</text:p>
      <text:p text:style-name="First_20_line_20_indent">Indeed, it appeared that a mature forest grew in the depths of the cenote: the tops of trees remained visible through the mist.</text:p>
      <text:p text:style-name="First_20_line_20_indent">“It’s down there,” replied Gaby. “You have a lot of little islands leftover from the breakdown collapse that formed the cenote. The trees grow in soil deposited on top of those. The flowing water is a segment of underground river. Actually, “River of X’balanque” might be a better translation, considering the legend.”</text:p>
      <text:p text:style-name="First_20_line_20_indent">“How do we get down there?” asked Jo.</text:p>
      <text:p text:style-name="First_20_line_20_indent">“Why do we get down there?” asked Frances.</text:p>
      <text:p text:style-name="First_20_line_20_indent">“What legend?” asked Bender.</text:p>
      <text:p text:style-name="First_20_line_20_indent">“I’ll tell you,” said Gaby.</text:p>
      <text:h text:style-name="Heading_20_1" text:outline-level="1"><text:span text:style-name="T119">CHAPTER </text:span><text:span text:style-name="T98">SIXTEEN</text:span><text:span text:style-name="T119"><text:line-break/></text:span><text:bookmark-start text:name="chapter-fourteen-the-hero-twins"/>The Hero Twins<text:bookmark-end text:name="chapter-fourteen-the-hero-twins"/></text:h>
      <text:p text:style-name="First_20_paragraph">The others grew quiet as Gaby spoke.</text:p>
      <text:p text:style-name="First_20_line_20_indent">“In the mythology of the Maya people, two central figures are the Hero Twins, Hunahpu and Xblanque. The two become orphaned, and are ill-treated by the grandmother who takes them in, in favor of her own sons. But the twin brothers are crafty. Soon they get the better of their situation. That’s why there are monkeys in the forest today, say the Maya, but that’s another story.</text:p>
      <text:p text:style-name="First_20_line_20_indent">“Hunahpu and Xblanque have many adventures together, most of them quite comical, violent, or both. They face their greatest test against the Lords of Xibalba, the twelve deities who, together, rule Xibalba, the Mayan underworld. Final bosses of the <text:soft-page-break/>game, if you like.”</text:p>
      <text:p text:style-name="First_20_line_20_indent">Merl asked, dreamily, “Is this something you learned from your parents?”</text:p>
      <text:p text:style-name="First_20_line_20_indent">“No,” said Gaby, “I’m not culturally Mayan, though I have Mayan ancestors. We know it from a book, called <text:span text:style-name="T51">The Popol Vuh</text:span>. It was written in Spanish, over six centuries ago, by a native Mayan speaker, who knew the stories based on oral tradition. It’s been published worldwide: it’s one of the classics of world literature. We don’t have a lot of original Mayan texts because…”</text:p>
      <text:p text:style-name="First_20_line_20_indent">Bender’s eyes flashed hostility. “…the Conquistadors burned…”</text:p>
      <text:p text:style-name="First_20_line_20_indent">Gaby nodded. “Almost all of the 175,000 written books of the Maya, consigned to flames purpose lit by the Catholic Church, in fear of a demon haunted world. We’ll never know what the written form of the legend stated, but unlike a pre-literate culture, we have hard evidence from the Spanish themselves that a written tradition existed: they were so proud to have destroyed it.</text:p>
      <text:p text:style-name="First_20_line_20_indent">All were silent for a moment. Merl said, “Well, let’s us hear it right now.”</text:p>
      <text:p text:style-name="First_20_line_20_indent">Gaby nodded at the ranch hand. “In the telling we have, the Xibalbans appear to get the upper hand for a while, and are sure they’ve beaten the Hero <text:soft-page-break/>Twins.</text:p>
      <text:p text:style-name="First_20_line_20_indent">“The Lords of Xibalba burn the Twins to ashes, grind their ashes to dust, and throw the dust into the river.</text:p>
      <text:p text:style-name="First_20_line_20_indent">“The Twins aren’t daunted. Their bodies are restored by the water, and they return to life, first as catfish, then as young boys, then, in disguise, and under the noses of the Xibalbans, they return to wreak revenge.”</text:p>
      <text:p text:style-name="First_20_line_20_indent">Bender gazed over the beautiful enclosed gorge, To the astronaut’s eye, seemingly forever untouched by human beings. Bender interrupted Gaby.</text:p>
      <text:p text:style-name="First_20_line_20_indent">“Was this place, this particular cenote, special to the Maya who lived around here? The underground river we’re hearing. Did they imagine that it was the river that restored the Hero Twins to life? Is this their entrance to Xibalba?”</text:p>
      <text:p text:style-name="First_20_line_20_indent">“No, or, if so, it’s not attested. I mean, look at it. It’s a cenote, not a river. I mean, it is a river, but the Maya probably didn’t know that. And the Maya had a known locale for the entrance to Xibalba, it’s far away, in Guatamala, still bearing its Maya name. There are local legends about various small caves, but we have no surviving literature.</text:p>
      <text:p text:style-name="First_20_line_20_indent">“Conversely, locally, there are lots of surviving, real, Maya place names for geographic features. <text:soft-page-break/>Some are known from ethnography dating back centuries, and many others are still used by Maya speakers today, such as that spoken by <text:span text:style-name="T51">mi familia</text:span> in the market.</text:p>
      <text:p text:style-name="First_20_line_20_indent">“This place has such a name, a seemingly Classic Maya name. It translates to something like ‘inconveniently deep hole’. Nothing to do with the legend, nor to do with any other local legend. It’s about the most boring and literal name for something so beautiful that you could think of. Imagine Meteor Crater, Arizona with a Hopi name that translated to”Obstacle: Remember to Avoid!“.</text:p>
      <text:p text:style-name="First_20_line_20_indent">“No, the name ‘Pool of Xblanque’ appears to be revisionist and recent. That might be interesting to you, actually.”</text:p>
      <text:p text:style-name="First_20_line_20_indent">Gaby breathed. “It’s been a while since I heard the story, but people my grandparents’ age remember this place as a tourist trap. There was a brochure my grandparents handed out to tourists at the railway station, for a peso a day. My grandmother showed me one, cheaply laser-copied, yellowed and faded. ‘Take the Hunahpu Railway to the Pool of Xblanque, to see <text:span text:style-name="T51">La gente pequeña</text:span>’</text:p>
      <text:p text:style-name="First_20_line_20_indent">“That’s who built The Hunahpu Railway, the people that owned this place. They cannibalized the rails from derelict plantation railways, around my <text:soft-page-break/>great-grandparents’ time. It was all to transport tourists. A dozen old people I know remember it. One was born before the turn of the last century – two of ’em were in the market last night. Hence our tickets to ride.”</text:p>
      <text:p text:style-name="First_20_line_20_indent">Gaby gathered herself. The Rocket People deserved to know.</text:p>
      <text:p text:style-name="First_20_line_20_indent">“Everyone in town knows we’re here, and we traveled here with their explicit blessing. By my word, you’re not leaving Merida before we return to the market, so that you can thank them yourselves. They want answers, too, and it has been a very long time indeed since any outsider landed by sea, only to ask after <text:span text:style-name="T51">La gente pequeña</text:span>. These are modern people, elderly as they seem. They still have the curiosity of youth. They want to know, too.”</text:p>
      <text:p text:style-name="First_20_line_20_indent">“Of course, we will.”, declared Feliz. “But <text:span text:style-name="T51">La gente pequeña</text:span>? The Little People. Is that another name for the Hero Twins?”</text:p>
      <text:p text:style-name="First_20_line_20_indent">Gaby’s head shook once. “No. It’s something else that the old people remember, again from the advertising copy. “See the Little People.” They say there used to be a spyglass, a card activated stereo telescope, installed at the rim of the cenote. You’d pay fifty pesos and look through the spyglass to see la gente pequeña, ‘hopping the islands on the cenote <text:soft-page-break/>floor!’ It was in the brochure.”</text:p>
      <text:p text:style-name="First_20_line_20_indent">Someone repeated the word. “Hopping.” It was Jo.</text:p>
      <text:p text:style-name="First_20_line_20_indent">Jo turned to Frances. “<text:span text:style-name="T51">That’s</text:span> why we get down there.”</text:p>
      <text:p text:style-name="First_20_line_20_indent">. . .</text:p>
      <text:p text:style-name="First_20_line_20_indent">Merl had unpacked the drone, and was installing a freshly charged battery.</text:p>
      <text:p text:style-name="First_20_line_20_indent">Bender was digesting Gaby’s tale. “But, if the little people were so well known, a tourist attraction, even, why did people lose interest? Why aren’t there still tramloads of tourists coming out here today?”</text:p>
      <text:p text:style-name="First_20_line_20_indent">Gaby looked genuinely puzzled for a moment. “I never really thought – Oh! But it is protected now, since before I was born. All the private landowners were bought out, some of them forcibly, and displaced. The whole area is a Yucatan state nature preserve. Like your state parks, in the United States. A wilderness reserve. It’s perfectly okay for us to be here, as long as one respects the resource.”</text:p>
      <text:p text:style-name="First_20_line_20_indent">Feliz mused, “So the Little People became a legend. Just a gimmick by some vanished local promoter that no one believed in any more, even those who remembered seeing them as children.”</text:p>
      <text:p text:style-name="First_20_line_20_indent">Jo spoke up. “There’s nothing legendary about <text:soft-page-break/>them. I want to know if there’s any still down there.”</text:p>
      <text:p text:style-name="First_20_line_20_indent">Bender said, “Merl’s way ahead of all of us.” Indeed, the drone was ready for takeoff, sitting on the flat surface of Merl’s outsized frame pack.</text:p>
      <text:p text:style-name="First_20_line_20_indent">Merl thumbed the buttons of the remote, testing the rotors of the drone one by one. Then the tiny robot rose to hover half a meter above the ground.</text:p>
      <text:p text:style-name="First_20_line_20_indent">The dissonant whine of the drone’s four rotors hit Jo’s ears. “Stop stop stop!”, Jo cried. Merl thumbed a control, and the drone plopped silently to the ground. “You’ll just scare them off with that racket. It was bad enough back at the Gift when we at least had the noise of the surf to cover it up.”</text:p>
      <text:p text:style-name="First_20_line_20_indent">“Cap, could we land the drone?” said Merl. “Pick a spot between the trees and drop below the fog? Like Venera, the Soviet probe, on Venus. It won’t make any noise on the ground, if the props aren’t running. Then we just wait and see what happens.”</text:p>
      <text:p text:style-name="First_20_line_20_indent">Frances wondered how on Earth Merl knew so much about the Venera missions.</text:p>
      <text:p text:style-name="First_20_line_20_indent">“Could do,” said Bender. “But it might be a one shot deal. Even if it lands without hitting anything, we don’t know what ground visibility is like at any given spot. And to take off again, even if we set it to <text:soft-page-break/>retrace its inbound route, the accuracy may not be exact… oh, but the drone has a hazcam. You actually…” Merl was nodding like a mime at Bender. <text:span text:style-name="T51">I’ve got this.</text:span> “You already thought of all of this.” Merl nodded once more, then went back to inspecting the drone.</text:p>
      <text:p text:style-name="First_20_line_20_indent">Bender glanced at the midday sky, and the invisible latticework of GPS satellites beyond. There would be coverage. “Do it, Merl… uh, but cameras?”</text:p>
      <text:p text:style-name="First_20_line_20_indent">Jo said, “I wish I’d brought a decent remote wildlife cam. The ones in my pack don’t transmit further than a few hundred meters. If we had a camera with long range radio, we could have the drone drop it off, monitor the stream from up here. And if pequeña is as obsessed with our cameras as their Texan cousins, it would makd perfect bait.”</text:p>
      <text:p text:style-name="First_20_line_20_indent">Bender caught herself stealing a furtive glance at the state of the art camera lashed to Frances’ wrist.</text:p>
      <text:p text:style-name="First_20_line_20_indent">Frances caught Bender’s eyes, too. “Absolutely not. It’s got components from three different continents in it. I printed the housing myself. It cost twice the insurance payout for the stolen NASA cams that I had serial numbers for, and I’m pretty sure they’re going to reject my application to insure this one.”</text:p>
      <text:p text:style-name="First_20_line_20_indent"><text:soft-page-break/>The sounds of the forest made a beat of awkward silence more bearable.</text:p>
      <text:p text:style-name="First_20_line_20_indent">“I’m getting it back,” said Frances, loosening the lanyard and handing the device to Merl. “Or two more just like it, ballistic express shipment, on the Ranch’s dime.”</text:p>
      <text:p text:style-name="First_20_line_20_indent">Merl attached the end of the camera’s lanyard to the jaws of the drone’s drop solenoid.</text:p>
      <text:p text:style-name="First_20_line_20_indent">Bender offered a wide strip of gauze from the medical kit.</text:p>
      <text:p text:style-name="First_20_line_20_indent">“A drogue chute. Something to keep the camera upright as it’s falling.” Merl tied it to the end of the lanyard just below the solenoid.</text:p>
      <text:p text:style-name="First_20_line_20_indent">Frances said, “The case I designed is watertight, but I wasn’t thinking of impact resistance. I have no idea how it will fare when it lands, even with a bit of drag.”</text:p>
      <text:p text:style-name="First_20_line_20_indent">Jo pulled off one boot and removed its pillow insole. “Impact resistance. Tape it to the bottom of the camera.”</text:p>
      <text:p text:style-name="First_20_line_20_indent">This done, it was time for launch.</text:p>
      <text:p text:style-name="First_20_line_20_indent">Bender piloted the drone past the edge of the cenote and aimed its camera downward, while Frances’ camera dangled a few inches below, facing dead ahead.</text:p>
      <text:p text:style-name="First_20_line_20_indent">When the drone had passed a few meters out <text:soft-page-break/>over the cenote, Merl turned the craft to the right and began a long, anti-clockwise traverse of the sheer cylindrical wall. Merl tapped a button and the drone began a lidar scan of the cenote walls, and the ground beneath it.</text:p>
      <text:p text:style-name="First_20_line_20_indent">The day was still warming, and a thick bank of fog shrouded the bottom of the cenote. “Can lidar see through this?” Merl asked, from behind VR goggles.</text:p>
      <text:p text:style-name="First_20_line_20_indent">Bender checked the feed. “Yep! I don’t know what miracle wavelength lidar uses, but I’m getting hard readings off the bottom.”</text:p>
      <text:p text:style-name="First_20_line_20_indent">The first pass around the circumference took no more than ten minutes. Once it was complete, Merl shifted the drone to map the giant sinkhole automatically. The drone seemed happy to be liberated from its human controller, and sailed down into the fog. Soon the sound of its rotors was lost among the sounds of the forest.</text:p>
      <text:p text:style-name="First_20_line_20_indent">The band of explorers gathered around a screen as the drone painted in the structure of the Pool of Xblanque, one pass at a time. The cenote was roughly circular, and appeared in outline. The drone was mapping the edge of the sinkhole first, a graceful spiral curling inward, clockwise.</text:p>
      <text:p text:style-name="First_20_line_20_indent">Merl adjusted the software, and the circle <text:soft-page-break/>became the floor of a cylinder in 3D projection, the mapped surfaces of the cliff walls apparent as streaks of greater and lesser textural density. It was easy to see the layered stratigraphy of these uplifted and ancient thickly bedded coral reefs, older than the dinosaurs and considerably older than the nearby impact event which had more recently killed almost all of them.</text:p>
      <text:p text:style-name="First_20_line_20_indent">What Bender first thought must be lidar noise proved to be the ghostly outlines of tree branches. The floor of the cenote hosted its own forest.</text:p>
      <text:p text:style-name="First_20_line_20_indent">Merl returned the view to top down orthographic projection. The drone had completed a fifth revolution and was beginning a sixth. Jo checked the scale of the emerging map. “The drone’s sending a scan of the floor that’s about 20 meters wide, but it’s set to more deeply overlap segments where the previous pass didn’t get data that it likes. That will happen more in forested areas, because the tree canopy confuses the lidar algorithm. The radius of the cenote is… right at 600 meters. So we have around 30 more orbits, at least, but each one takes less time… We’ll be done with the first survey in an hour and a half.</text:p>
      <text:p text:style-name="First_20_line_20_indent">Merl raised a finger: “The drone’s going to want a fresh battery not long after that. We have three <text:soft-page-break/>more, all fully charged, but we’ll have to bring it in to change it out before it dies, or show’s over.”</text:p>
      <text:p text:style-name="First_20_line_20_indent">“Very well,” said Bender. “I can set a low battery action. The drone will come back to base on its own when its battery gets low. I’ll watch its charge level just to make sure.”</text:p>
      <text:p text:style-name="First_20_line_20_indent">Jo seemed oblivious to most of what Cap had said.</text:p>
      <text:p text:style-name="First_20_line_20_indent">“Jo, don’t go crosseyed staring at the lidar, it will complete itself. Once it’s done, we’ll have some things to think about.”</text:p>
      <text:p text:style-name="First_20_line_20_indent">“I already have,” said the zoologist.</text:p>
      <text:h text:style-name="Heading_20_1" text:outline-level="1"><text:span text:style-name="T120">CHAPTER </text:span><text:span text:style-name="T98">SEVENTEEN</text:span><text:span text:style-name="T120"><text:line-break/></text:span><text:bookmark-start text:name="chapter-fifteen-into-the-pool"/>Into the Pool<text:bookmark-end text:name="chapter-fifteen-into-the-pool"/></text:h>
      <text:p text:style-name="First_20_paragraph">The morning sun was starting to heat the fog bank, lifting it skyward. The furthest wall of the cenote disappeared from view, and then there was just a cylindrical pillar of fog before them, rising out of the vast pit.</text:p>
      <text:p text:style-name="First_20_line_20_indent">Merl fixed a new battery into the drone. Bender touched the controls and launched the drone skyward. It spun once to recalibrate its accelerometers, then darted straight into the wall of fog and instantly disappeared from sight.</text:p>
      <text:p text:style-name="First_20_line_20_indent">“It’s headed towards the waypoint,” Jo reported, monitoring the drone’s progress. “Lidar is on, and locked in infrared. The drone knows where it is.</text:p>
      <text:p text:style-name="First_20_line_20_indent">Frances’ camera was still set to visible light, but <text:soft-page-break/>the display from the drone’s hazard camera showed the ghostly terrain of the central island. Bender commanded the next waypoint, and the drone dropped within ten meters of the tree canopy. The drone performed a tight horizontal loop, rescanning the surfaces below at higher resolution.</text:p>
      <text:p text:style-name="First_20_line_20_indent">Jo called out from the monitor. “We were right. Big old gap in the canopy, a good eight meters by ten. Go a meter east and bring it straight down.”</text:p>
      <text:p text:style-name="First_20_line_20_indent">Bender entered the commands and the drone dropped between the branches.</text:p>
      <text:p text:style-name="First_20_line_20_indent">“Ok, let’s drop the camera when you’re about half a meter off the deck. You’re at 3 meters. 2.5. 1.8. 1 meter. 60 cm: drop!</text:p>
      <text:p text:style-name="First_20_line_20_indent">Bender issued the auxiliary command assigned to the drone’s drop solenoid, and the camera fell away from the bottom of the drone. There was a gasp from Frances, who was seeing it all in 3D from the camera’s perspective.</text:p>
      <text:p text:style-name="First_20_line_20_indent">Jo checked the monitor. “The eaglet’s landed. The camera’s upright, and in one piece. There’s the drogue chute, off to the left.”</text:p>
      <text:p text:style-name="First_20_line_20_indent">Bender tapped “Home” and the drone launched skyward, retracing its own incoming path through the tree canopy. They could hear the sound of its motors through the remote camera microphone left <text:soft-page-break/>behind on the ground, doppler shifting and fading as the drone cruised back to them, landed, and shut down.</text:p>
      <text:p text:style-name="Horizontal_20_Line"/>
      <text:p text:style-name="First_20_paragraph">Within an hour, the afternoon sun had done much to boil off the fog, and the image on Frances’ camera monitor grew brighter and deeper. Large moss covered slabs of limestone lay scattered across the plain, itself a huge fallen slab of the same material. Green was the dominant color. Water dripped from the edges of the velvet covered rocks, atmospheric mist condensing on the still cool surfaces. From time to time, a flurry of movement tripped the camera’s motion sensing alarm, and the camera kicked into high speed, capturing insects, and once, the shadow of a bat or bird.</text:p>
      <text:p text:style-name="First_20_line_20_indent">In the late afternoon, as the sun lay down on the western horizon, long dark shadows appeared against the far wall of the chasm, against a pale red illumination, the shadows of the trees behind them, projected across the space of the cenote.</text:p>
      <text:p text:style-name="First_20_line_20_indent">The camera motion sensor chirped. Something was moving on the ground at the center of the cenote.</text:p>
      <text:p text:style-name="First_20_line_20_indent">“Wallaby,” said Frances in a whisper, as if the <text:soft-page-break/>animals could here them over the one-way view. “Two of them. Same species, or I’ll eat ’em both.”</text:p>
      <text:p text:style-name="First_20_line_20_indent">It was a mother and her joey. The six human observers watched as the baby took a few experimental steps away from its mother, then climbed back into its mother’s pouch.</text:p>
      <text:p text:style-name="First_20_line_20_indent">“Generation 3”, said Jo.</text:p>
      <text:p text:style-name="First_20_line_20_indent">A third wallaby hopped into view, slightly larger than the mother. The newcomer hopped to the mother and baby and nuzzled them affectionately.</text:p>
      <text:p text:style-name="First_20_line_20_indent">Something wasn’t quite right. The buck raised itself high on its back legs, sniffing the air, and turned its head back and forth, ears pricked.</text:p>
      <text:p text:style-name="First_20_line_20_indent">Frances said, “It’s gonna see the….”</text:p>
      <text:p text:style-name="First_20_line_20_indent">The buck launched itself towards the camera, which tilted towards the glare of the overcast afternoon sky. The image changed to paper white. The camera closed its iris to compensate, and the screen went dark as the camera worked to recalculate its exposure settings.</text:p>
      <text:p text:style-name="First_20_line_20_indent">The image recovered. This time the camera wasn’t being dragged along the ground, but carried, either by its lanyard or by the gauze of the drogue chute tied to it, was difficult to say. The camera spun quickly, showing two empty handed paws, before swinging forward again. The image lurched <text:soft-page-break/>downwards, then upwards again.</text:p>
      <text:p text:style-name="First_20_line_20_indent">“It’s hopping,” said Jo. “It’s definitely got a good grip on the lanyard. It’s going flat out towards the northern rim.”</text:p>
      <text:p text:style-name="First_20_line_20_indent">“We made it even easier for them,” wailed Frances. “We made it easier and they did it again.”</text:p>
      <text:p text:style-name="First_20_line_20_indent">“Drone’s good to go,” said Merl.</text:p>
      <text:p text:style-name="First_20_line_20_indent">“Jo?” said Bender.</text:p>
      <text:p text:style-name="First_20_line_20_indent">“You can give chase, if you want to. The drone will become audible within a hundred meters, best case. Wallaby ears are good. Any closer than that, and you risk disrupting normal behavior.”</text:p>
      <text:p text:style-name="First_20_line_20_indent">“Gotcha,” said Bender. “There’s a mode for that”</text:p>
      <text:p text:style-name="First_20_line_20_indent">The astronaut entered the exclusion zone parameters into the drone and hit “Stalk”. The drone rose and shot horizontally across the sinkhole, headed northeastward towards the rim of the cenote to the crew’s left.</text:p>
      <text:p text:style-name="First_20_line_20_indent">Jo counted down the range until the drone was 50 meters horizontally from the camera, and a hundred meters above it. Bender pointed the lidar scan in the direction of the camera.</text:p>
      <text:p text:style-name="First_20_line_20_indent">“The camera hasn’t moved in two minutes,” said Frances.</text:p>
      <text:p text:style-name="First_20_line_20_indent">“No sign of any wallabies either,” said Jo. “We might have found one of their hoards, like the ones <text:soft-page-break/>back at the Gift.”</text:p>
      <text:p text:style-name="First_20_line_20_indent">“I’m going to get closer,” said Bender, tightening the tracking parameters of the drone. “They surely know we’re here by now.”</text:p>
      <text:p text:style-name="First_20_line_20_indent">The drone flew in towards the ground, at the base of the towering overhang of the north rim of the cenote. Jo laid the camera view over the lidar map, and the map of the area around the camera began taking on photorealistic textures.</text:p>
      <text:p text:style-name="First_20_line_20_indent">By a jumble of boulders by the water’s edge, a small mound covered with artificial objects came into view: the ribs of a tattered umbrella. A portable radio. Empty beverage containers. A small bucket. Bender realized, from its symmetrical shape, that the entire mound was a midden. 150 years of wallaby hoarding history in one place on earth. Perched at the top was Frances’ camera, easily identifiable by the strip of gauze still attached to its lanyard.</text:p>
      <text:p text:style-name="First_20_line_20_indent">“Cap, may I?” asked Merl. Bender handed the drone controller to Merl.</text:p>
      <text:p text:style-name="First_20_line_20_indent">Merl aimed the drone’s hazard camera straight down. The drone rose a meter, drifted slowly forward by about the same amount, until the ribbon of gauze was directly beneath the cross hairs of the haz cam.</text:p>
      <text:p text:style-name="First_20_line_20_indent"><text:soft-page-break/>Merl brought the drone forward another three centimeters, opened the jaws of the drop solenoid, and hit “Land”. The drone feathered its lift and dropped straight downwards. When the contact indicator lit, Merl tagged the solenoid control again and lifted off.</text:p>
      <text:p text:style-name="First_20_line_20_indent">When the image from the haz cam stabilized, there was Frances’ camera, dangling like captured prey from the single claw of the drone, as both cleared the canopy and headed straight for the team’s encampment.</text:p>
      <text:p text:style-name="First_20_line_20_indent">Merl offered the drone control back to Bender. “Cap?” Bender shook her head.</text:p>
      <text:p text:style-name="First_20_line_20_indent">“I’m a believer, Merl,” said Bender. “Bring the Hero Twins on home.”</text:p>
      <text:p text:style-name="Horizontal_20_Line"/>
      <text:p text:style-name="First_20_paragraph">My midnight, the happy band were riding the tram back down the edge of the plateau and back to the Perrera-Perez’s home. Frances sat in the back. As soon as the tram had regained communications range, Frances uploaded the day’s videos to Rad, who had assured the team of the public’s love affair with the mysteriously displaced creatures. Frances took care to heap praise on Merl, whose surprising show of aerial dexterity had saved the earthbound <text:soft-page-break/>camera.</text:p>
      <text:p text:style-name="First_20_line_20_indent">The coast came into view, stars shone above, competing with the lights of offshore oil drilling platforms miles out in the Gulf of Mexico.</text:p>
      <text:p text:style-name="First_20_line_20_indent">Bender broke the silence. “Gaby, you never finished your story. What happened to Hunahpu and Xblanque?”</text:p>
      <text:p text:style-name="First_20_line_20_indent">“It is a long story. The Hero Twins descended into the underworld of Xibalba, and tangled with the Lords of Xibalba, the rulers of the underworld who had caused them so much torment. They reclaimed their ancestors’ remains, and collected their father’s forgotten artifacts, the equipment with which he played the Mesoamerican Ball Game, the ritualized Luna League Football of its day. Recovering such lost and venerated things would have been a compelling theme for the audiences who first shared the story, long ago.”</text:p>
      <text:p text:style-name="First_20_line_20_indent">“It still is.” said Bender, staring at the ghostly trees, illuminated by the headlights of the tram and streaming along either side of the tram as it descended home through the dark. “But is that ‘The End’? Violent ball playing happily ever after, with dad’s recovered gear?”</text:p>
      <text:p text:style-name="First_20_line_20_indent">“No,” said Gaby. “The twins climbed out of the underworld of Xibalba, their vanquished enemy’s <text:soft-page-break/>land, soaked with the blood of their vengeance.” Gaby quieted as the tram passed a speed reduction signal. The Perrera-Perez’s garage siding lay around the next bend.</text:p>
      <text:p text:style-name="First_20_line_20_indent">“When Hunahpu and Xbalanque reached the surface, the Twins kept climbing. Up, up, far above the trees, into the sky. The Hero Twins became the Moon, and the Sun.”</text:p>
      <text:p text:style-name="First_20_line_20_indent">Gaby applied the handbrake. Bender jumped out to handle the back gate, and the little tram was home and plugged in to its charger. Frances finished a round of furious texting and followed the rest of the band to the house.</text:p>
      <text:p text:style-name="Horizontal_20_Line"/>
      <text:p text:style-name="First_20_paragraph">Rad was jazzed. Frances had attached not just the camera videos, but a link to the drone’s lidar surface model of the cenote. The two data sets, combined, could produce a 3D model of the cenote, textured with the images collected by the cameras.</text:p>
      <text:p text:style-name="First_20_line_20_indent">Rad searched for 3D modeling software, and downloaded a free open source modeling program called 3DSee. Rad created a new 3DSee project, and instructed the computer program to load the 3D data from the lidar scan. The drone’s path, determined by GPS, appeared first, as a red <text:soft-page-break/>corkscrew descending into blackness, then the program began to paint the walls of the cenote in the same sequence as the drone’s original scan.</text:p>
      <text:p text:style-name="First_20_line_20_indent">But slowly. So slowly. Why so slowly? Rad checked the size of the lidar data file. Ten terabytes. At this rate… oh.</text:p>
      <text:p text:style-name="First_20_line_20_indent">Rad’s computer groveled through the huge data set for four hours before Rad threw in the towel. This job would require serious computing horsepower just to reduce the mass of lidar data into a coherent surface model. Checking the size of the video data turned uncertainty to despair. Rad’s experience in 3D modeling was limited to orbital simulations involving General Relativity, in which orbiting bodies were represented as point particles, or spheroids of regular size and density, with no surface detail. And there weren’t that many in a given simulation. The considerable computing power used in such simulations was due to the high resolution of the dynamical simulation, not the comparatively small number of bodies in a given orbital setup. This model was something else entirely, a huge data set with no dynamism.</text:p>
      <text:p text:style-name="First_20_line_20_indent">Rad texted Frances. “I lied. This is too much for me. I’m going to call the Gamers.”</text:p>
      <text:h text:style-name="Heading_20_1" text:outline-level="1"><text:span text:style-name="T121">CHAPTER </text:span><text:span text:style-name="T98">EIGHTEEN</text:span><text:span text:style-name="T121"><text:line-break/></text:span><text:bookmark-start text:name="chapter-sixteen-earth-under-the-macropods"/>Earth Under the Macropods<text:bookmark-end text:name="chapter-sixteen-earth-under-the-macropods"/></text:h>
      <text:p text:style-name="First_20_paragraph">Rad looked towards the simulated sky above the floor of the Pool of Xblanque. A gray mist, linearly shaded with altitude, rose from a sparsely forested floor. High above the canopy of the trees, an Archimedean spiral in false color showed the historic track of the lidar mapping drone as faint yellow outlines around paintbrush strokes of green. Stretching as curved walls to the left and right, a curtain of green marked the scanned limits of the Pool’s outer walls.</text:p>
      <text:p text:style-name="First_20_line_20_indent">The landscape ahead was colored in a haphazard, best-guess way, a crazy quilt of visible light and false infrared.</text:p>
      <text:p text:style-name="First_20_line_20_indent">Rad flew towards the reputed large central island <text:soft-page-break/>of the cenote, at an altitude of 60 meters above the water surface. From this vantage point, although tree canopies occasionally obscured vision, one could see the relative density of lidar and photo data associated with the central island. But on the horizon of the bottom of the cenote, past the central island, on its far, northern rim, Rad could see a bright color of information density lines. The northern edge of the Pool. Where they recovered the camera. Rad passed over the central island, and flew towards the cenote’s northern rim.</text:p>
      <text:p text:style-name="First_20_line_20_indent">What did they see, the last place they looked?</text:p>
      <text:p text:style-name="First_20_line_20_indent">The virtual terrain of the cenote’s floor rolled past, for the most part a ghostly infrared landscape.</text:p>
      <text:p text:style-name="First_20_line_20_indent">While still 200 meters from the northern rim, 3DSee started filling in Rad’s view with actual photography. The drone’s hazcam. The lidar viewfinder camera. The visual cues came in fits and starts, as if the drone were still flying overhead and operating a crude photographic flash to illuminate the scene, at intervals.</text:p>
      <text:p text:style-name="First_20_line_20_indent">At length, Rad’s avatar reached the clearing where Frances’ camera had been dropped by the wallabies of the Pool, to be rescued by Merl’s derring-do.</text:p>
      <text:p text:style-name="First_20_line_20_indent">Viewed from right angles to the angle of the <text:soft-page-break/>drone’s straight down scan, Rad could tell that the surface textures were hopelessly distorted by perspective. Rad flew upward and turned the camera straight towards earth, as if looking over the shoulder of the belly flopping drone.</text:p>
      <text:p text:style-name="First_20_line_20_indent">There was Frances’ camera, its gauze streamer still attached, the trophy of the day. Other similarly sized dark objects strewn around the field of view were less certain. But the thing they were piled upon? Rad adjusted the diopter on the glasses, raised the field of view, and turned it slightly.</text:p>
      <text:p text:style-name="First_20_line_20_indent">In a world made of rectangular slabs of fallen ancient coral, a battered cylinder, five meters long, appeared. Half buried in silt at the water’s edge. Rad panned left and right until it was centered.</text:p>
      <text:p text:style-name="First_20_line_20_indent">The end of the cylinder was half buried in silt, but appeared perhaps two meters in diameter. There was a dark set of markings along its major axis.</text:p>
      <text:p text:style-name="First_20_line_20_indent">A progress meter chimed. Frances’ camera footage. Deblurred and integrated into the main view.</text:p>
      <text:p text:style-name="First_20_line_20_indent">Rad centered the view again, upon the strange markings. A scattershot of yellow and orange trapezoids across the field of view indicated that the view had been captured by all three cameras, a total of seventeen frames.</text:p>
      <text:p text:style-name="First_20_line_20_indent"><text:soft-page-break/>Rad rotated the view, zoomed it, and pushed the monitor back so that Rad’s optic nerves could have a go at forming its own conclusions just past the limits of the pixelation of the composite digital image.</text:p>
      <text:p text:style-name="First_20_line_20_indent">The view of the mysterious marking settled, right side upwards for a Western European alphabet. Rad’s brain read the four letters emblazoned on the side of the ghostly cylinder.</text:p>
      <text:p text:style-name="Horizontal_20_Line"/>
      <text:p text:style-name="First_20_paragraph">Rad tapped out a sentence to Frances, and discarded it. Bendy, text Bendy. Rad tapped out two sentences. Deleted the first one, then the second. How do I tell them this? They’re in… Mexico. I’m in… The weather app. Louisville. Here, was Louisville. Because of… the retreat. The Abbey of Gethsemane. Rad’s lecture on the history of the position of Vatican Astronomer. All that cheese, all that beer, that talk of offset printing…</text:p>
      <text:p text:style-name="First_20_line_20_indent">Rad phoned the Abbey. Sister Lewis answered.</text:p>
      <text:p text:style-name="First_20_line_20_indent">“Rad! Thank goodness you’re okay! Why did you run off? We’re hoping for lecture part two, tonight.”</text:p>
      <text:p text:style-name="First_20_line_20_indent">“Hi, Merty.”</text:p>
      <text:p text:style-name="First_20_line_20_indent">‘Merty’ laughed, asking accusingly, “Are you <text:soft-page-break/>still awake or did you sleep?”</text:p>
      <text:p text:style-name="First_20_line_20_indent">Rad code switched. “Sister Lewis, I’m good, still loving the 2 AM chant. In fact, I think I can be back near Bardstown in about 60 minutes. Okay if I meet you back at the Abbey?”</text:p>
      <text:p text:style-name="First_20_line_20_indent">“Yes, of course. If we scared you off your honorarium, with our Q&amp;A, remember we put faith in the Miracle at Cana, and you know how that pericope runs!”</text:p>
      <text:p text:style-name="First_20_line_20_indent">“Yes, Sister, my sister,” said Rad. “Jesus is saying, wouldn’t it be great, to go through life, being known as someone who shows uncommon hospitality, saving the best for last, so that the party goes even longer than it needed to? It’s in the Gospel of Mark. The type specimen of Jesus’ miracles?”</text:p>
      <text:p text:style-name="First_20_line_20_indent">This time the pause was Merty’s to break.</text:p>
      <text:p text:style-name="First_20_line_20_indent">“Come straight back down Bardstown Road. South. The road you’re already on is the road you need to be on, and the destination’s in the name. It’s 50 km from you to us. Let us know if you need us to come get you, or meet you on the road. Beep me your SafeTrack and we’ll follow you in all the way back to Gethsemane. We’ll beep you in, oh, I don’t know. 25 minutes, unless you beep us first.”</text:p>
      <text:p text:style-name="First_20_line_20_indent">“Thanks so much,” said Rad. “I’m hitting the <text:soft-page-break/>road now.”</text:p>
      <text:h text:style-name="Heading_20_1" text:outline-level="1"><text:span text:style-name="T122">CHAPTER </text:span><text:span text:style-name="T98">NINETEEN</text:span><text:span text:style-name="T122"><text:line-break/></text:span><text:bookmark-start text:name="chapter-seventeen-the-blue-helmets"/>The Blue Helmets<text:bookmark-end text:name="chapter-seventeen-the-blue-helmets"/></text:h>
      <text:p text:style-name="First_20_paragraph">Jo awoke on the futon beneath the Perrera-Perez’s immaculately tuned piano.</text:p>
      <text:p text:style-name="First_20_line_20_indent">Gaby was answering the door, with Feliz over Gaby’s shoulder. Now Bender was joining them at the door. Jo fought off a heavy blanket, and squirmed from out from under the foot pedals of the grand piano.</text:p>
      <text:p text:style-name="First_20_line_20_indent">The government official at the door was speaking in English.</text:p>
      <text:p text:style-name="First_20_line_20_indent">“There is no trouble. But we would very much like to speak with you, regarding what you have seen.”</text:p>
      <text:p text:style-name="First_20_line_20_indent">“What have you seen?” asked Frances, getting up from the Perrera-Perez’s sofa. “We uploaded all <text:soft-page-break/>we had last night, that’s all we have. We’re still waking up, here. If you know where we were last night,” (Frances gestured towards the others, rising from behind comforters and pillows) “then you know what an imposition this is on our hosts.”</text:p>
      <text:p text:style-name="First_20_line_20_indent">Jo was now standing with the others. The parlor was quite warm.</text:p>
      <text:p text:style-name="First_20_line_20_indent">The representative at the door said, “There are other…. Considerations? Factors? That you don’t know about. We have information for you, but we have questions as well.” A pause. “My name is Agent Jane, from UNESCO. Dr Stapledon, if you can hear me, we spoke once on the phone.”</text:p>
      <text:p text:style-name="First_20_line_20_indent">Bender shot a glance backward at Jo, who nodded.</text:p>
      <text:p text:style-name="First_20_line_20_indent">Bender stepped forward towards the crack in the door. Merl eased out of Cap’s way. Cap spoke.</text:p>
      <text:p text:style-name="First_20_line_20_indent">“I’m Bender. This is my project. I’m here as a guest of the Perrera-Perez family, and my team, here at my request, are also their guests. We’re here in the name of private scientific research. As such,” Bender gestured towards her friends, “we’re not awfully big on having secrets, especially scientific ones.”</text:p>
      <text:p text:style-name="First_20_line_20_indent">The silence in the room let the agent at the door know that this was true. The agent turned to the rest <text:soft-page-break/>of the forces on the stair, and sent them away. “May I come in to talk?” said Jane.</text:p>
      <text:p text:style-name="First_20_line_20_indent">Gaby unlocked the chain, and the agent was let in. Merl moved over on the Perrera-Perez’s love seat to make room for the agent to be seated.</text:p>
      <text:p text:style-name="First_20_line_20_indent">“So,” said Bender, to Agent Jane, “You go first.”</text:p>
      <text:p text:style-name="First_20_line_20_indent">Jane drew a breath. “You’re the Rocket Ranchers, so you don’t need to be reminded of the Cold War.”</text:p>
      <text:p text:style-name="First_20_line_20_indent">“From the way you cop-knocked the door, it would seem like it’s still on,” said Gaby.</text:p>
      <text:p text:style-name="First_20_line_20_indent">“It’s not,” said Agent Jane. “It’s really not. But that period of human history, fueled by nuclear material and the fear of its misuse, has cast a long shadow. There are still people alive today who remember the Nuclear Scare when they were children. And some of those people still have an interest in global affairs.”</text:p>
      <text:p text:style-name="First_20_line_20_indent">“We read of your discovery of the wallabies in Rio Grande Estuary, it was all over the popular press – congratulations, incidently. The reports said you were working up mitochondrial DNA, and your best date for the founding female, the one you call Wallabeve, is 1950.</text:p>
      <text:p text:style-name="First_20_line_20_indent">“That almost made us dismiss it as bad data. 1950 is a ‘cursed date’ in radionucleide dating. It’s <text:soft-page-break/>the zero date for radiocarbon dating. Partly because the science was first being developed around that point….”</text:p>
      <text:p text:style-name="First_20_line_20_indent">“But mostly,” said Frances, “because of nuclear weapons testing. Before the Comprehensive Ban. The world got coated in radioactivity, poisonous to radiocarbon dating studies, and other living things.”</text:p>
      <text:p text:style-name="First_20_line_20_indent">Jane paused. “Yes. So it looked like you were all saying, “We don’t know, somewhere around the year 0 Before Present, where Before Present equals 1950.”</text:p>
      <text:p text:style-name="First_20_line_20_indent">Jo spoke up. “But that’s not how we got that figure. This is all fresh material. There’s no reason to carbon date it.”</text:p>
      <text:p text:style-name="First_20_line_20_indent">Jane nodded. “Yes, you weren’t basing your dates on <text:span text:style-name="T51">nucleIDEs</text:span>, but <text:span text:style-name="T51">nucleoTIDEs</text:span>. Your mitochondrial Wallabeve. Genetic clocks, operating on completely different principles. Gestation period. Dropping size. Temporal isolation between successive generations. It was all there.”</text:p>
      <text:p text:style-name="First_20_line_20_indent">Frances protested. “You said you had information for us. 1950, we already suspected that. You’ve offered us nothing. You’re just baiting us.”</text:p>
      <text:p text:style-name="First_20_line_20_indent">“All right,” said Jane. “This is what we know.”</text:p>
      <text:h text:style-name="Heading_20_1" text:outline-level="1"><text:span text:style-name="T122">CHAPTER </text:span><text:span text:style-name="T98">TWENTY</text:span><text:span text:style-name="T122"><text:line-break/></text:span><text:bookmark-start text:name="chapter-eighteen-the-isle-of-youth"/>The Isle of Youth<text:bookmark-end text:name="chapter-eighteen-the-isle-of-youth"/></text:h>
      <text:p text:style-name="First_20_paragraph">“I don’t expect you’ve heard of Dmitry Belyayev…” began Agent Jane.</text:p>
      <text:p text:style-name="First_20_line_20_indent">“Dmitry Konstantinovich Belyayev?” said Frances, dryly. “Yep, never heard of them.”</text:p>
      <text:p text:style-name="First_20_line_20_indent">Jane yielded the floor with a nod. Go on.</text:p>
      <text:p text:style-name="First_20_line_20_indent">“Russian – Soviet – geneticist,” continued the veterinarian. “Who did many things. It’s because of Belyayev that we understand the process of dog domestication, how wolves became dogs.”</text:p>
      <text:p text:style-name="First_20_line_20_indent">“Dogs are wolves,” said Jo.</text:p>
      <text:p text:style-name="First_20_line_20_indent">“Yes, they are, with certain genes switched on and off, and so long ago that we’re not really sure when it happened.” said Frances. “Belyayev tested hypotheses of animal domestication, not on wolves, <text:soft-page-break/>but on their close cousin, the Russian Silver Fox. Silver foxes were valued for their fur, but antagonistic to humans.</text:p>
      <text:p text:style-name="First_20_line_20_indent">“So they tamed them?” asked Merl.</text:p>
      <text:p text:style-name="First_20_line_20_indent">Jane nodded. “You can tame almost any animal. But Belyayev didn’t just tame the foxes, but bred only from the tamest third from each litter.”</text:p>
      <text:p text:style-name="First_20_line_20_indent">“And destroyed the rest,” said Jo. “Barbaric.”</text:p>
      <text:p text:style-name="First_20_line_20_indent">“So was the fur trade,” said Frances.</text:p>
      <text:p text:style-name="First_20_line_20_indent">“Along with a lot of other things about life in the Soviet Union,” said Jane. “But because of the fur trade, Belyayev’s work in genetics had grudging support from Josef Stalin, the dictator of the Soviet Union. This was a dangerous time for scientists. Any science that contradicted the official party line was severely punished. Evolutionary biologists, in particular, suffered under the regime’s embrace of crackpot ideas like those of Lysenko. Scientists were exiled, and worse, for exploring the ideas of Darwin and Mendel. But the Silver Fox experiment was a massive and profitable success. It slipped through. After Stalin was gone, the fox experiment continued – it’s actually still going on, more than a century later.</text:p>
      <text:p text:style-name="First_20_line_20_indent">“Belyayev’s experiment was obviously brilliant, not least because it brought surprising results. <text:soft-page-break/>Within a few generations, the foxes bred by Belyayev and his student, Lyudmila Trut, were no longer feral. They were tame, very tame indeed. Where their great grandparents, only a few years before, would attack their handlers, the descendant generations actively sought human company. By the end of the 20th century, tame silver foxes were raised and sold worldwide, not only for their fur, but in the exotic pet trade. You could trust them as companion animals for children. Belyayev died a hero of Soviet progress, and Belyayev’s student, Trut, continued the experiment well into the 21st century.”</text:p>
      <text:p text:style-name="First_20_line_20_indent">Merl glanced around the Perrera-Paz’s living room, a weary glance met by other dimming eyes, including Cap’s. “Can we skip ahead? What do foxes in Siberia have to do with kangaroos in Yucatan?”</text:p>
      <text:p text:style-name="First_20_line_20_indent">“Trut wasn’t Belyayev’s only student. There were others. Records from the period, especially in the Soviet Union, are scant, and often untrustworthy. But CIA records show that, following the Cuban Revolution of 1959, a satellite breeding program was established on an island off the southwestern Cuban coast, the Isla de la Juventud.”</text:p>
      <text:p text:style-name="First_20_line_20_indent"><text:soft-page-break/>“The Isle of Youth,” translated Gaby.</text:p>
      <text:p text:style-name="First_20_line_20_indent">“Yes,” said Jane. “One imagines that it was a pretty sweet posting for researchers used to the permafrost of Novosibirsk.”</text:p>
      <text:p text:style-name="First_20_line_20_indent">“For humans, sure,” said Frances. “I can’t imagine Siberian foxes liking tropical heat as much.”</text:p>
      <text:p text:style-name="First_20_line_20_indent">“That’s the thing,” said Jane. “This time it wouldn’t be foxes. The new breeding station would explore the application of Belyayev’s program to the breeding of mammalian species, far removed from <text:span text:style-name="T51">Vulpes vulpes</text:span> on the tree of life, and well suited to warmer climates.”</text:p>
      <text:p text:style-name="First_20_line_20_indent">“Kangaroos,” said Merl.</text:p>
      <text:p text:style-name="First_20_line_20_indent">“Kangaroos. Or, as you all now must have guessed, wallabies.” said Jane. “Bred, and tamed, and, then, <text:span text:style-name="T51">trained</text:span>. A wallaby can cover rough ground in a hurry. They can leap fences, and dig to get under them. They have a natural curiosity, a fair amount of dexterity, and pouches. With proper conditioning, they could be dispatched to find and retrieve small objects.</text:p>
      <text:p text:style-name="First_20_line_20_indent">Frances exhaled sharply. “Cameras.”</text:p>
      <text:p text:style-name="First_20_line_20_indent">Jane looked surprised. “Cameras, yes. Or film canisters dropped from reconnasance aircraft, even orbiting satellites, though those lay a bit in the <text:soft-page-break/>future.”</text:p>
      <text:p text:style-name="First_20_line_20_indent">“Not too far in the future, though,” said Bender. “Sputnik was launched in 1957, two years before Castro’s Revolution. The idea was already in the air.”</text:p>
      <text:p text:style-name="First_20_line_20_indent">“Indeed,” said Jane. “We don’t know what became of the project. The Cuban Missile Crisis happened two to three years after the station was established. Surviving aerial photography of the Island of Youth shows a complex of a few small structures built by 1960. The site wasn’t considered significant by western intelligence services. It was dismissed as a harmless agricultural station, which, of course, it had a perfectly legitimate claim to being. It wasn’t a long lasting one, either. Aerial photos from five years later, show the site completely leveled. Not a structure left, the ground scoured clear. The destruction also doesn’t appear deliberate. It seems to have been wiped out by natural forces.</text:p>
      <text:p text:style-name="First_20_line_20_indent">“The most likely culprit was Hurricane Isbell, which hit Cuba a few months before the last photos were taken. It made a more or less direct hit on Isla de la Juventud before making landfall on the southwestern tip of Cuba, then veered northward towards Florida.”</text:p>
      <text:p text:style-name="First_20_line_20_indent"><text:soft-page-break/>The stillness in the room among the survivors of Hurricane Henrietta was palpable.</text:p>
      <text:p text:style-name="First_20_line_20_indent">“That’s it then,” said Jo. “Hurricane Isbell liberated the wallabies from captivity, and the Gulf current carried the wreckage and survivors all the way to Yucatan. They founded a colony, and then Henrietta comes along and blows them the rest of the way, to Texas. But how on earth would they have made it inland to the Pool of Xblanque?”</text:p>
      <text:p text:style-name="First_20_line_20_indent">Gaby spoke up. “The cenotes all communicate with the Gulf, though underwater cave passages. The sea level is a good half meter higher now than it was then, but, in 1964, there could have been airspace.”</text:p>
      <text:p text:style-name="First_20_line_20_indent">Agent Jane nodded. “We may never know.” Merl noticed that Agent Jane seemed to be staring at something that Merl couldn’t see. And there was something perfunctory in the UNESCO agent’s voice.</text:p>
      <text:p text:style-name="First_20_line_20_indent">Merl was a Rocket Rancher, and no Rancher could never take “We may never know” for an answer.</text:p>
      <text:p text:style-name="First_20_line_20_indent">There was the aroma of coffee. Gaby had set a cup next to Bender without the latter noticing. Bender took a slow sip.</text:p>
      <text:p text:style-name="First_20_line_20_indent">Time to unplug and think. Bender slid open the <text:soft-page-break/>screen door at the back of Gaby’s kitchen and took a seat on a platform rocker on the veranda. The sun was not quite up, but as the pre dawn glow gave way to sunrise, Bender could see the shadow of the house grow shallower, melting down the hillside on the other side of the tram railway, ultimatelt puddling, cosily, in the flower beds next to the family’s tram shed.</text:p>
      <text:p text:style-name="First_20_line_20_indent">Bender turned her attention to last night’s visit from the Blue Helmets. UNESCO, the “blue helmets” charged with protecting the Earth’s natural resources, had been reasonable, but firm. Any wallabies living within the Pool of Xblanque were subject to absolute protection by force of international treaties meant to give voice to the voiceless species of planet Earth. The fact that the wallabies had been purposely bred during the Cold War meant that its location was so sensitive, it was absent from the UNESCO roster, effectively a planetary state secret.</text:p>
      <text:p text:style-name="First_20_line_20_indent">Bender’s team’s innocence and naivete in visiting the protected cenote was the only way they all could possibly have made it there to collect the precious 3D map of the cenote, now carefully annotated by the WKU team to include the surrounding geology and hydrogeography.</text:p>
      <text:p text:style-name="First_20_line_20_indent"><text:soft-page-break/>They had jaunted to Yucatan without a thought to publicity. If they had announced the expedition, aforehand, all of this would have ended on the Progreso Quay.</text:p>
      <text:p text:style-name="First_20_line_20_indent">Bender sighed.</text:p>
      <text:p text:style-name="First_20_line_20_indent">On the plus side, since their intrusion was innocent UNESCO only demanded forgiveness, since it was far too late to ask permission. Aude et Effice.</text:p>
      <text:p text:style-name="First_20_line_20_indent">It was late at night, and Bender was starting to lose focus. What was planned for tomorrow? There was something… what?</text:p>
      <text:p text:style-name="First_20_line_20_indent">I remember. A day of rest for the whole team. I ordered it myself.</text:p>
      <text:p text:style-name="First_20_line_20_indent">The Wallabies. How did they get inland to the Pool of Xblanque, so many miles inland from the Gulf?</text:p>
      <text:p text:style-name="First_20_line_20_indent">From the sea… from the sea….</text:p>
      <text:p text:style-name="First_20_line_20_indent">Bender’s phone beeped. Bender barely had the concentration to read the incoming message.</text:p>
      <text:p text:style-name="Preformatted_20_Text">From: Captain Petra Lauer</text:p>
      <text:p text:style-name="Preformatted_20_Text">To: Bender, P. J. McClintock, Clint Lex</text:p>
      <text:p text:style-name="Preformatted_20_Text">Subj: Pool of Xblanque.</text:p>
      <text:p text:style-name="Preformatted_20_Text"/>
      <text:p text:style-name="Preformatted_20_Text">Research vessel *Marcel Loubens* departing Port Arthur</text:p>
      <text:p text:style-name="Preformatted_20_Text">with all speed. ETA 0700 Progreso time. Suggest Bender</text:p>
      <text:p text:style-name="Preformatted_20_Text"><text:soft-page-break/>&amp; Co stay put in Yucatan pending arrival.</text:p>
      <text:p text:style-name="Preformatted_20_Text"/>
      <text:p text:style-name="Preformatted_20_Text">We think we can help.</text:p>
      <text:p text:style-name="Preformatted_20_Text"/>
      <text:p text:style-name="Preformatted_20_Text">Petra Lauer</text:p>
      <text:p text:style-name="First_20_paragraph"><text:span text:style-name="T51">I can do that.</text:span> Bender slept.</text:p>
      <text:p text:style-name="Horizontal_20_Line"/>
      <text:p text:style-name="First_20_paragraph">Bender awoke at 6 AM to the aroma of fresh coffee.</text:p>
      <text:p text:style-name="First_20_line_20_indent">Merl: “They’ll never let us back there.”</text:p>
      <text:p text:style-name="First_20_line_20_indent">Cap spoke. “We may not need them to.”</text:p>
      <text:p text:style-name="First_20_line_20_indent">Merl looked at Cap with a conspiratorial eye. “Stealth tech?”</text:p>
      <text:p text:style-name="First_20_line_20_indent">“Ha. I neither confirm nor deny. Stealth isn’t the right word. But ‘tech’ might be.” Bender glanced at Merl, and crossed to the coffee urn, which was empty. Bender opened a drawer and drew out a new packet of coffee.</text:p>
      <text:p text:style-name="First_20_line_20_indent">“Not stealth, or stealth tech. But perhaps cover, of a sort. Academic cover.”</text:p>
      <text:p text:style-name="First_20_line_20_indent">Merl snorted. “Your friends with fancy degrees are goin’ to save us from the most fanatical biological conservation group ever conceived?”</text:p>
      <text:p text:style-name="First_20_line_20_indent">Our friends at WKU looked at our scans. The Pool is only a few thousand meters from the coast. There may be cave passages between the Pool and the sea. Unfortunately, they are all full of water.” <text:soft-page-break/>Bender frowned on purpose. The Western Kentucky University people had been adamant on the risks to human safety.</text:p>
      <text:p text:style-name="First_20_line_20_indent">Frances broke the silence. “Does UNESCO monitor the caves, too?”</text:p>
      <text:p text:style-name="First_20_line_20_indent">“They’d like to,” replied Bender. “But caves are tough – and expensive – to monitor in real time.</text:p>
      <text:p text:style-name="Horizontal_20_Line"/>
      <text:p text:style-name="First_20_paragraph">The coffee was ready. Bender poured her second cup. Merl was staring at the screen, at the map of the Yucatan Peninsula.</text:p>
      <text:p text:style-name="First_20_line_20_indent">“These blue dots,” said Merl, “they’re caves?”</text:p>
      <text:p text:style-name="First_20_line_20_indent">“Cave entrances,” said Bender. “They are all over the Yucatan. They all have water at the bottom. They’re natural formations, made when underground caves get so close to the surface that the ceiling collapses, all the way to the surface. There are thousands of them in Yucatan. They call them cenotes.”</text:p>
      <text:p text:style-name="First_20_line_20_indent">Merl stepped back from the map. “Thousands.” Merl said. The map did show thousands of sinkholes.</text:p>
      <text:p text:style-name="First_20_line_20_indent">Merl reached both hands out towards the map, palms down, thumbs touching, outlining a crude semicircle which covered most of the blue dots. <text:soft-page-break/>“Why are the cenotes laid out like that? That curve is so smooth. Like I’d make with a drawing compass.”</text:p>
      <text:p text:style-name="First_20_line_20_indent">No one knew. Bender loaded fresh grounds in the coffee urn.</text:p>
      <text:p text:style-name="First_20_line_20_indent">Bender brought the discussion back to earth. “I don’t want to go behind UNESCO’s back on this. The last thing we need is be Federal trespassing charges in Mexico. I am just wondering how much we can learn, legally, without bothering them.”</text:p>
      <text:h text:style-name="P38" text:outline-level="1">CHAPTER TWENTY-<text:span text:style-name="T98">TWO</text:span><text:line-break/><text:bookmark-start text:name="chapter-twenty-the-marcel-loubens"/>The <text:span text:style-name="T51">Marcel Loubens</text:span><text:bookmark-end text:name="chapter-twenty-the-marcel-loubens"/></text:h>
      <text:p text:style-name="P39">After thanking the Perera-Pazes for their hospitality, the Rocket Ranchers waited for the peso tram down the hillside and into Merida. Gaby and spouse hugged each of the four. It seemed they’d spent a year together, not two days only.</text:p>
      <text:p text:style-name="First_20_line_20_indent">The peso tram arrived to convey the travelers to Merida. At the bottom of the hill, the travelers transfered their gear to a waiting taxi.</text:p>
      <text:p text:style-name="First_20_line_20_indent">“Where we going?” asked Jo.</text:p>
      <text:p text:style-name="First_20_line_20_indent">“The market, to thank our hosts,” said Bender.</text:p>
      <text:p text:style-name="First_20_line_20_indent">Merl grunted. “Good. We said we would.”</text:p>
      <text:p text:style-name="First_20_line_20_indent">“Yes we did,” said Frances.</text:p>
      <text:p text:style-name="Horizontal_20_Line"/>
      <text:p text:style-name="First_20_paragraph"><text:soft-page-break/>The market of Merida was relatively quiet in the mid-morning, but the four, Jo, Frances, Merl and Bender, walked the stalls where Gaby had sought, and secured, passage for them all on the Hunahpu Railway, just two nights ago. Most of the stalls were boarded up, their proprietors choosing to sleep while the tourists slept. <text:span text:style-name="T123">A lone</text:span> Meridan swep<text:span text:style-name="T123">t</text:span> the sidewalk outside the<text:span text:style-name="T123">ir</text:span> electronics shop. The <text:span text:style-name="T123">shop owner</text:span> <text:span text:style-name="T123">met their glance, and nodded with a</text:span> <text:span text:style-name="T123">warm</text:span> smile. Had they met this person? It didn’t matter. Everyone knew everyone here, and they were now part of everyone.</text:p>
      <text:p text:style-name="First_20_line_20_indent">Bender looked the lone street sweeper straight in the eye, and bowed. “<text:span text:style-name="T51">Gracias</text:span>”.</text:p>
      <text:p text:style-name="First_20_line_20_indent">The street sweeper grinned and swept one hand towards the boarded-up market, to indicate that the message was from the whole town. “<text:span text:style-name="T51">De nada. Las amigas de los pequnina.</text:span>”. <text:span text:style-name="T51">You’re welcome, friends of the little people.</text:span>”</text:p>
      <text:p text:style-name="First_20_line_20_indent">The street sweeper shuffled a bit of dust into a narrow alley, and vanished.</text:p>
      <text:p text:style-name="First_20_line_20_indent">The street was silent.</text:p>
      <text:p text:style-name="Horizontal_20_Line"/>
      <text:p text:style-name="First_20_paragraph">Jo said, “I’m not going to be much use on a ship. I’m a marsupial specialist, not a sailor.”</text:p>
      <text:p text:style-name="First_20_line_20_indent"><text:soft-page-break/>Frances said, “I have two grad students back on the Ranch still doing wallaby poop DNA. Using your equipment.”</text:p>
      <text:p text:style-name="First_20_line_20_indent">Bender waited for Jo and Frances to make up their minds, then spoke.</text:p>
      <text:p text:style-name="First_20_line_20_indent">“Merl and I can handle this next phase. Jo, and Frances, you’re off the clock, right now. Sit down. Eat something, and catch your breath. Then book the next ferry back to Sustainaville. Get back to the Rocket Ranch. See what Cass and Varley have learned from poop analysis.”</text:p>
      <text:p text:style-name="First_20_line_20_indent">Frances almost protested, until Jo brandished a debit card bearing the seal of the University of Melbourne.</text:p>
      <text:p text:style-name="First_20_line_20_indent">Frances grinned, and turned to Cap. “See ya when we get back!”</text:p>
      <text:p text:style-name="Horizontal_20_Line"/>
      <text:p text:style-name="First_20_paragraph">The taxi drove Bender and Merl from Merida, down the jungle highway to Progreso on the coast. Bender’s text message led them to slip 42.</text:p>
      <text:p text:style-name="First_20_line_20_indent">A sailboat was waiting, the <text:span text:style-name="T51">Padmosail</text:span>. Its partially furled sail shimmered a metallic blue-green.</text:p>
      <text:p text:style-name="First_20_line_20_indent">Merl <text:span text:style-name="T124">exclaimed,</text:span> “That’s e-fabric! This is a solar electric sailboat. <text:span text:style-name="T124">Wow. </text:span>That is really pretty.”</text:p>
      <text:p text:style-name="First_20_line_20_indent"><text:soft-page-break/>Two members of the <text:span text:style-name="T51">Marcel Loubens</text:span> crew commanding the small vessel helped the trio and their gear aboard. There was a slight breeze, but the crew opted for electric power, and soon the boat was humming along past the low wake marker buoys outlining Progreso harbor. As they passed these, the pilot adjusted the throttle, the electric motors surged, and the boat rose alarmingly from the surface of the waves.</text:p>
      <text:p text:style-name="First_20_line_20_indent">Merl added, “Solar electric sail <text:span text:style-name="T51">hydrofoil</text:span>.”</text:p>
      <text:p text:style-name="First_20_line_20_indent">It was impossible for a spacelubber like Bender to estimate the speed of the Padmosail over water, but the strength of the otherwise calm wind in Bender’s face made twenty meters per second a reasonable guess. The planes of the hydrofoil, shaped like airplane wings and mounted on struts plunging below the waterline, lifted the bulk of the boat above the water.</text:p>
      <text:p text:style-name="First_20_line_20_indent">The small boat careered along at incredible speed.</text:p>
      <text:p text:style-name="First_20_line_20_indent">A high wave approached, and the deck trembled. One of the crew turned back to make sure the passengers were still on board, and caught Bender’s shocked glance. The pilot grinned at Bender, before turning back to the horizon in front of the boat, where a sparkling green dot appeared.</text:p>
      <text:p text:style-name="Horizontal_20_Line"><text:soft-page-break/></text:p>
      <text:p text:style-name="First_20_paragraph">The <text:span text:style-name="T51">Marcel Loubens</text:span> resembled less a boat than the fuselage of a sleek 1970s airliner. The forward two-thirds of the upper deck was enclosed, looking very much like the nose and passenger cabin of a passenger jet airliner, albeit with fewer and much larger windows down either side. Perched on the aft end of this was the ship’s pilothouse, topped with radar and communications antennas, and a very shiny brass bell.</text:p>
      <text:p text:style-name="First_20_line_20_indent">The most striking thing about the Marcel Loubens from a distance, was its color. The boat shimmered an iridescent metallic blue-green, a floating Emerald City.</text:p>
      <text:p text:style-name="First_20_line_20_indent">Merl gave a low whistle. “Solar panels. Every single surface is generating electrical energy. The whole darned boat is a solar panel! That is… pretty.”</text:p>
      <text:p text:style-name="First_20_line_20_indent">Bender agreed. “Yeah, it is.”</text:p>
      <text:p text:style-name="Horizontal_20_Line"/>
      <text:p text:style-name="First_20_paragraph">The little Padmosail drew alongside the <text:span text:style-name="T51">Marcel Loubens</text:span>, and a boarding ladder was tossed to the waiting crew.</text:p>
      <text:p text:style-name="First_20_line_20_indent">A figure appeared at the rail, a slightly built <text:soft-page-break/>sailor. It was Petra, Captain of the <text:span text:style-name="T51">Marcel Loubens</text:span>.</text:p>
      <text:p text:style-name="First_20_line_20_indent">“Aye, me mateys! Solar-electric sails! Fillin’ our tankards with Sun juice! Come aboard, ye star sailors!”</text:p>
      <text:p text:style-name="First_20_line_20_indent">Captain Petra Lauer was from Madison, Wisconsin, with an accent to match. Bender laughed and climbed the gangway. Frances and Merl followed.</text:p>
      <text:p text:style-name="First_20_line_20_indent">There were introductions all around. Captain Petra’s first officer and chief deckhand was Lukas, who was hard of hearing. Thin and wiry, Lukas was not outwardly an exemplar of the “Able Bodied Sailor”.</text:p>
      <text:p text:style-name="First_20_line_20_indent">“Professor <text:span text:style-name="T51">Emeritus</text:span> of Maritime Architecture”, whispered Petra. “If you ever read the book on what happened to the second Titanic, that’s the Prof’s book. The University doesn’t have the heart to mention their new mandatory retirement age, so they keep granting sabbatical years instead.”</text:p>
      <text:p text:style-name="First_20_line_20_indent">The Professor, indeed, seemed one of the oldest working professionals Bender had encountered in years, but perhaps the weathered skin and sun bleached white hair came with life aboard ship. “How long has Lukas been with you?”</text:p>
      <text:p text:style-name="First_20_line_20_indent">“Five or six seasons… you know, I’m not quite sure, and, I’m willing to bet, the Prof’s forgotten <text:soft-page-break/>too.”</text:p>
      <text:p text:style-name="First_20_line_20_indent">Bender laughed, “I’ll try to remember not to ask.”</text:p>
      <text:p text:style-name="First_20_line_20_indent">Petra’s face sobered. “When Dr Lukas has a memory lapse, it’s in thanking us for a repair or engineering improvement that the Prof did earlier that day. This vessel is lucky – <text:span text:style-name="T51">fortunate</text:span>, I don’t sail on luck – to have Dr Lukas onboard”</text:p>
      <text:p text:style-name="First_20_line_20_indent">Professor Lukas had materialized a bundle of water safety floatation vests, and distributed them to the three newcomers, Merl, Frances, and then Bender. The three vests were sized to the ranchers. Petra spoke up.</text:p>
      <text:p text:style-name="First_20_line_20_indent">“One rule aboard the <text:span text:style-name="T51">Marcel Loubens</text:span>. Everyone wears a life preserver, all the time. It’s the Professor’s rule, and the Prof won’t move the boat if anyone’s not wearing one.”</text:p>
      <text:p text:style-name="First_20_line_20_indent">The ranchers fumbled with the protective life preservers until all the buckles were snapped.</text:p>
      <text:p text:style-name="First_20_line_20_indent">Professor Lukas spoke up on the features of the floatation vests. Inflation procedures. Radio transponders. Dye trace pockets. Strobe lights.</text:p>
      <text:p text:style-name="First_20_line_20_indent">Once the ‘landlubbers’ were ensconced in personal protective gear, it was time for the <text:span text:style-name="T51">Marcel Loubens</text:span> to get under way. The hands cast off moorings, and pulled away from the quay under <text:soft-page-break/>electric propulsion. Once past the outer harbor buoy, Petra and Dr Lukas raised the electric blue-green sails of the <text:span text:style-name="T51">Marcel Loubens</text:span>. Bender expected Petra to cut power to the motors, now that the boat was under sail. Instead, Petra shoved a pair of levers forward, and the thrumming of the electric motors intensified. Bender could feel the added power vibrating through the deck.</text:p>
      <text:p text:style-name="First_20_line_20_indent">Petra shouted to overcome the noise of the wind as the boat accelerated. “Power of the sun, me mateys! Near a thousand Watts to a bare square meter of sail! The power of a star, all ours, for <text:span text:style-name="T51">free</text:span>!” Petra sang and prolonged the word “free”.</text:p>
      <text:p text:style-name="First_20_line_20_indent">The sailboat surged westward across the blue water of the Gulf, seeming to climb the hill of its own bow wave. Bender wondered if the boat would simply fly into the air and tip over. She glanced backwards long enough to see Petra, the boat’s Captain, give an answering nod, but Bender noticed that the Captain never broke eye contact with the horizon before the boat.</text:p>
      <text:p text:style-name="First_20_line_20_indent">Bender became aware of a peculiar rhythm in the boat’s course: instead of sailing in a straight line, the boat was describing long arcs, accelerating first to port, then back to starboard. Was this intentional?</text:p>
      <text:p text:style-name="First_20_line_20_indent">Bender turned back to Petra, standing at the <text:soft-page-break/>wheel. The Captain was looking straight at Bender with a serio-comic expression, framed by the ocean. The sinuous wake expanding behind the boat confirmed the boat’s wild back and forth slew.</text:p>
      <text:p text:style-name="First_20_line_20_indent">Then Petra burst out laughing. “It’s fun! Wanna turn at the wheel?”</text:p>
      <text:p text:style-name="First_20_line_20_indent">“Thank you! I’d love to try.”</text:p>
      <text:p text:style-name="First_20_line_20_indent">“Haha! Anything to wrest the helm from a saucy scuba diving pirate, eh? Arr!”</text:p>
      <text:p text:style-name="First_20_line_20_indent">It <text:span text:style-name="T51">was</text:span> fun, and after learning to keep the boat on course, (“Just aim for the sun, it’s close enough!”) Bender was soon cutting a few arcs in the ocean herself, but cut it out when Frances surfaced ondeck and shot Bender an uneasy look. “Maybe you’d better take the wheel back, Captain,” said Bender, “I’m afraid I’ll cause a seasickness-fueled mutiny among my own crew.”</text:p>
      <text:p text:style-name="First_20_line_20_indent">“Fair enough,” said Petra. “Let’s hand things off to the real expert, our pal ‘Chip’.” Petra meant the ship’s navigation computer. Petra pulled up a chart of GPS waypoints and set the autopilot to follow it. “Care to go below and check on our friends?” Petra asked Bender.</text:p>
      <text:p text:style-name="First_20_line_20_indent">“Sure… you leave this thing on automatic often?”</text:p>
      <text:p text:style-name="First_20_line_20_indent">“All the time,” said the sailor. “We have radar for <text:soft-page-break/>surface obstacles, and sonar to detect underwater ones, to depths way deeper than we encounter in the Gulf, let alone what’s needed to navigate. And we opt-in to share our telemetry with the network, so anyone in the world can find out exactly where we are.”</text:p>
      <text:p text:style-name="First_20_line_20_indent">Bender thought of the Blue Helmets of UNESCO, and what they would doubtless think if they learned who was aboard the <text:span text:style-name="T51">Marcel Loubens</text:span>, why, and with what equipment. <text:span text:style-name="T51">Perhaps they already knew.</text:span></text:p>
      <text:p text:style-name="First_20_line_20_indent">“Yes, let’s go below. There’s a few things we need to tell you, and you might as well all hear it at once.”</text:p>
      <text:p text:style-name="First_20_line_20_indent">The two descended the stair into the cabin, as <text:span text:style-name="T51">Marcel Loubens</text:span>’ AI chased the setting sun.</text:p>
      <text:p text:style-name="Horizontal_20_Line"/>
      <text:p text:style-name="First_20_paragraph">“Uplifted kangaroos. Soviet breeding experiments. Hurricanes and great migrations. The Ancient Maya. Secret jungle railways. UNESCO.” Bobbie wasn’t trying to sound ridiculous, just reading Frances’ bullet points off the whiteboard in the ship’s galley. “Really?”</text:p>
      <text:p text:style-name="First_20_line_20_indent">Frances nodded. <text:span text:style-name="T51">Really.</text:span></text:p>
      <text:p text:style-name="First_20_line_20_indent">“And so we’re going to do a cave dive in the <text:soft-page-break/>middle of the night, under the noses of that very same UNESCO?” asked Terry, the other diver.</text:p>
      <text:p text:style-name="First_20_line_20_indent">“Well, not under their noses, as such. UNESCO can’t forbid us to explore the caves of Yucatan, simply because of the vastness of the system. They don’t own it all. They don’t even own The Pool of Xblanque, it’s owned by a private trust tracing back to the original families who owned and worked it. It was that trust that UNESCO negotiated with, to allow – and control – access to the site.</text:p>
      <text:p text:style-name="First_20_line_20_indent">“We don’t know if we can find an underwater passage from the Gulf clear up to the Pool of Xblanque, or at least up to the underground property boundary. Even if we did, it might be too far to go to risk human divers.”</text:p>
      <text:p text:style-name="First_20_line_20_indent">“About that,” Bobbie said. “We have a little something special in store for you, in the hold.”</text:p>
      <text:p text:style-name="First_20_line_20_indent">Said Petra: “Yes. That’s why we told you to stay put. This is how we help you.”</text:p>
      <text:h text:style-name="Heading_20_1" text:outline-level="1"><text:span text:style-name="T125">CHAPTER TWENTY-</text:span><text:span text:style-name="T98">THREE</text:span><text:span text:style-name="T125"><text:line-break/></text:span><text:bookmark-start text:name="chapter-twenty-one-le-garage"/>Le Garage<text:bookmark-end text:name="chapter-twenty-one-le-garage"/></text:h>
      <text:p text:style-name="First_20_paragraph">Petra led the little group below, and led them aft down a narrow corridor. “You each get your own stateroom, such as they are,” said Petra. Feel free to drop your bags in them.</text:p>
      <text:p text:style-name="First_20_line_20_indent">The aft end of the ship was dominated by a sturdy crane capable of loading and offloading goods from the ship’s cargo hold, to and from land and water. At the foot of the crane was the ship’s cargo hold. Like the rest of the deck covered by solar-panel decking and a stout titanium frame.</text:p>
      <text:p text:style-name="First_20_line_20_indent">The cargo hold was covered by a pair of solar panels, each two meters by one. Petra’s deckhands used hooks to open them. One of the hatches briefly caught the afternoon sun in a blue-green flash that <text:soft-page-break/>left Bender temporarily blinded.</text:p>
      <text:p text:style-name="First_20_line_20_indent">The cargo doors, opened, now lay on the deck: Merl wasn’t surprised to see that the undersides of the doors were also coated in solar electric material. Not a kilowatt-minute wasted, thought Merl.</text:p>
      <text:p text:style-name="First_20_line_20_indent">“Behold Le Garage,” said Petra.</text:p>
      <text:p text:style-name="First_20_line_20_indent">Bender and the others bent over the darkness of the hold.</text:p>
      <text:p text:style-name="First_20_line_20_indent"><text:span text:style-name="T51">Le Garage</text:span> was a large black box of metal, a meter deep by two meters square. Camera turrets and lights topped one edge. Resting on the top surface was a bright orange marker buoy.</text:p>
      <text:p text:style-name="First_20_line_20_indent">“It’s not much to look at from the outside.</text:p>
      <text:p text:style-name="First_20_line_20_indent">But inside are two submersible drones. They’re fully autonomous. They were developed by the petroleum industry for offshore drilling operations, but we use them to explore dangerous ship wrecks. We call them Roberta and Floyd.”</text:p>
      <text:p text:style-name="First_20_line_20_indent">“The buoy is for communication with the surface. It’s on a fiber optic tether paid out by the ship, up to 10,000 meters long, in case the water surface directly above the garage is unsuitable, or,” – here Petra shot a subversive look to Bender – “inaccessible. The tether length limits the effective depth of operation, incidentally. The coastal waters of Yucatan, called the Yucatan Shelf, aren’t nearly <text:soft-page-break/>that deep, 200 meters at maximum.</text:p>
      <text:p text:style-name="First_20_line_20_indent">“How do the drones communicate?” asked Merl. “Radio doesn’t work in sea water.”</text:p>
      <text:p text:style-name="First_20_line_20_indent">“They don’t work through limestone very well, either,” replied Petra. “The drones communicate with each other, and, when possible, the garage, using ultra high frequency audio. Think of it as underwater Morse Code that only bats can hear. In turn, the garage relays signals (in both directions) to the buoy along the fiber tether, which has ordinary wireless connectivity to us. Each communication with a drone involves sonar, fiber, and radio. If any link in the chain fails, no communication for us.”</text:p>
      <text:p text:style-name="First_20_line_20_indent">“But I said the drones were ‘fully autonomous’. They are, and in clever ways. For one thing, as long as they are within communication range of each other, each keeps the other apprised of what it’s doing, and what it’s seeing. Each knows what the other knows, in nearly real time.</text:p>
      <text:p text:style-name="First_20_line_20_indent">“If one drone gets stuck, whatever data it collected can be returned to the surface by the other. But the onboard AIs use the shared data too for planning and navigation.</text:p>
      <text:p text:style-name="Horizontal_20_Line"/>
      <text:p text:style-name="First_20_paragraph">Using a crane, the crew of the Marcel Loubens <text:soft-page-break/>lowered Le Garage into the water off the starboard side.</text:p>
      <text:p text:style-name="First_20_line_20_indent">The two divers were ready. Bobbie bit down on the breathing regulator, pitched backwards off the starboard gunwale of the Marcel Loubens, and plunged into the water. Terry followed suit. The two bobbed to the surface, and swam a couple of meters to Le Garage. The two divers placed hands on the floating submersible to steady themselves.</text:p>
      <text:p text:style-name="First_20_line_20_indent">Aboard the boat, Petra untied the spring line from its kevil and tossed the end to Bobbie, who caught the rope before it hit the water. Bobbie clipped the end of the line to a dive belt karabiner, while Terry removed the shackle which still secured Le Garage to the sailboat’s crane hoist. This done, the two divers and the submersible were now on their own.</text:p>
      <text:p text:style-name="First_20_line_20_indent">Petra called out from the deck. “Everything looks good here, just bleed off the BC when you’re ready.” Bobbie gave a thumbs up and opened a valve on the air-filled buoyancy compensator, a bright yellow bag mounted on top of Le Garage, and massaged the bag to help it deflate. Soon the divers, and their strange contraption, disappeared below the surface, in a cloud of bubbles.</text:p>
      <text:p text:style-name="First_20_line_20_indent">“Now what?” asked Merl.</text:p>
      <text:p text:style-name="First_20_line_20_indent"><text:soft-page-break/>“Now,” said the Captain, “we wait to see if they come back.”</text:p>
      <text:p text:style-name="First_20_line_20_indent">The human divers were back within the hour, sans Le Garage, which now lay on the sea floor, facing the underwater cave entrance. One of the divers handed the end of a thin cable to Petra before accepting a hand up the ladder from Bobbie, who grasped the handle on the back of the diver’s air harness and lifted the diver to the deck with the strength of one arm.</text:p>
      <text:p text:style-name="First_20_line_20_indent">Petra attached the end of the fiber optic cable to a small bouy, and tossed a lead weight overboard, which played out a spool of piano wire from the deck as it sunk to the relatively shallow bottom of the coastal waters. The payout mechanism sensed the slack in the line when the anchor struck bottom, stopped, and chirped “Depth, 200 meters”.</text:p>
      <text:p text:style-name="First_20_line_20_indent">Petra cut the wire and attached it to the buoy and cast it overboard. Petra keyed their comms mic. “Sparks?” You getting signal? The reply crackled back from the radio room of the ship. “Fine business. Minus 1 dB on the fiber link, and 5 by 5 us to the buoy.”</text:p>
      <text:p text:style-name="First_20_line_20_indent">Petra cast the comms buoy into the water, and the Marcel Loubens sped away quietly under battery power, across a moonless sea.</text:p>
      <text:p text:style-name="First_20_line_20_indent"><text:soft-page-break/>In the radio room, Sparks set the vessel’s main communications mast to TELESCOPE AUTO. As the Marcel Loubens gained distance from the comms buoy, the top of the mast slowly raised higher to keep the sea-level buoy within its radio horizon, while minimizing the boat’s radar profile.</text:p>
      <text:p text:style-name="First_20_line_20_indent">The others gathered in the conference room, turning the chairs to face the panoramic monitor which dominated one end of the room.</text:p>
      <text:p text:style-name="First_20_line_20_indent">Petra conferenced Sparks in from the radio room. “We’re all up here in Conf. Whenever you’re ready.”</text:p>
      <text:p text:style-name="First_20_line_20_indent">Sparks replied, “Roger chief, Le Garage is doing self-test, I’ll have video…. now, actually.”</text:p>
      <text:p text:style-name="First_20_line_20_indent">The center third of the panoramic display lit up, showing a grainy blackness as Le Garage’s camera. The only images were patchy noise artifacts. A moment later, Sparks turned on the camera’s floodlight. The image brightened, but there was little to see, a pale green glow diffused by sediments mobilized from the sea floor.</text:p>
      <text:p text:style-name="First_20_line_20_indent">Sparks added a status display to the view. “The camera is pointing downslope five degrees, into the cave entrance. There’s a rip current, not a bad one. Less than a meter per second. Left to right in your view. Starting LIDAR scan of the cave entrance.”</text:p>
      <text:p text:style-name="First_20_line_20_indent"><text:soft-page-break/>A bright green mesh appeared, crisscrossing the view as the laser scan began. An underwater cave passage, oval in cross section, extended downwards into darkness that not even the laser could penetrate. Sparks added a scale reticle to the view, and positioned it across the image of the cave entrance. “Five meters wide by 1 meter tall. The lidar is bottoming out at 200 meters range, so the passage goes at least that far.”</text:p>
      <text:p text:style-name="First_20_line_20_indent">Frick and Frack, the two robot sumbersibles, left Le Garage. Frick led the way as the two dived deep into the underwater cave. The two moved slowly. Moving too quickly would disturb the sediment of the cave floor, and these two robots knew exactly how much time remained until it was time to turn back.</text:p>
      <text:p text:style-name="First_20_line_20_indent">Each drone carried an array of camera eyes, each lit with a superbright lamp. This was not a dark environment, though no light had ever shone here before. As the drones collected data, sonar and lidar mapped the underwater environment around them.</text:p>
      <text:p text:style-name="First_20_line_20_indent">After a few hundred meters of relatively tight passage, no more than a few meters across, the twin drones emerged in blackness. Slowly the drones’ cameras adjusted to the darkness. The passage was wider than the Channel Tunnel and almost as tall. <text:soft-page-break/>Liquid green stalagmites connected floor to ceiling in an exquisite limestone collonade.</text:p>
      <text:p text:style-name="First_20_line_20_indent">The drones noted this, the contours of every obstacle added to their limited machine consciousness every moment. What a stalagmite meant was beyond their ken: to document it and not crash into it was all the drones cared about, or ever could. And to return home safely.</text:p>
      <text:p text:style-name="First_20_line_20_indent">Once a minute, the two drones paused, hovering side by side in mid water. The two drones exchanged copies of their data. Each voted. Go ahead? Go ahead.</text:p>
      <text:h text:style-name="Heading_20_1" text:outline-level="1"><text:span text:style-name="T126">CHAPTER TWENTY-</text:span><text:span text:style-name="T98">FOUR</text:span><text:span text:style-name="T126"><text:line-break/></text:span><text:bookmark-start text:name="chapter-22-the-belt"/>The Belt<text:bookmark-end text:name="chapter-22-the-belt"/></text:h>
      <text:p text:style-name="First_20_paragraph">Sister System steered the group’s perspective towards the capsule, so closely that they could see individual rivets and the capsule’s paint job, with informative labels, all in the Cyrillic alphabet. Sister hovered the virtual camera,</text:p>
      <text:p text:style-name="First_20_line_20_indent">Frances was skeptical. “Aren’t there programs for tracking orbital debris? How can a hundred year old satellite escape detection?”</text:p>
      <text:p text:style-name="First_20_line_20_indent">“The short answer is, there are, and it didn’t. It was cataloged in ‘07 and again, to higher precision, about forty years later. Its orbit is in the electromagnetic heart of the Inner Belt, a ’no-go’ zone. And the thing is small and compact. The deorbiting programs will get to it eventually, but <text:soft-page-break/>there’s other fish to fry first.”</text:p>
      <text:p text:style-name="First_20_line_20_indent">“I wonder what’s in it?” mused Bender.</text:p>
      <text:p text:style-name="First_20_line_20_indent">“KENGURU was launched as an offshoot of the Sputnik program sometime in 1958. These were the very first satellites of human making. They carried scientific instrumentation only, and transmitted only scientific telemetry. The Soviets didn’t yet have a global network of ground stations providing coverage of the whole sky. The satellites had tape recorders to record data for later transmission, but these failed more often than not, at least in the early days.”</text:p>
      <text:p text:style-name="First_20_line_20_indent">“Especially in a high radiation environment,” murmured Merle.</text:p>
      <text:p text:style-name="First_20_line_20_indent">“Yes, and fields that strong are certainly capable of erasing magnetic tape before it’s read out, even if the recorder is in good working order.”</text:p>
      <text:p text:style-name="First_20_line_20_indent">Bender had a question. “If the Soviets knew tape recorders didn’t work, what there a workaround? Some means of recording data that wouldn’t be susceptable to erasure? I’m thinking of the Voyager photographs.”</text:p>
      <text:p text:style-name="First_20_line_20_indent">“Go on.”</text:p>
      <text:p text:style-name="First_20_line_20_indent">“The Voyagers didn’t have enough memory to store digital images, so they used wet-lab photography. The cameras used ordinary <text:soft-page-break/>photographic film, developed using chemicals onboard the spacecraft in an robotic darkroom. Then the photos were scanned and transmitted, pixel by pixel, back to Earth. The original negatives are still out there, in interstellar space. Imagine finding that picture roll on an alien beach in a hundred thousand years!”</text:p>
      <text:p text:style-name="First_20_line_20_indent">The engineer tsk’ed. “The early Sputniks were way more primitive than Voyager. No cameras at all, that we know of.”</text:p>
      <text:p text:style-name="First_20_line_20_indent">“I’m not talking about photos. You can record other things on film. My grandmother had an old movie projector she rescued from a junk pile at college. She had a small stack of movies, of wind tunnel tests, with sound narration. I used to project the movies on the wall of her living room, with the lights out. Anyway, if you held the film in your hands, you see a narrow strip next to the frames, a pattern of wider and narrow clear bands across a black background. Grandmother explained that that was the soundtrack, optically encoded.”</text:p>
      <text:p text:style-name="First_20_line_20_indent">“Yes… yes, that would work, in principle. You could enode binary data that way pretty easily. But you lose an advantage afforded by magnetic tape, which is its reusability. The Sputnik 3 design reused an endless loop of tape to record and send each <text:soft-page-break/>orbit’s data. Film isn’t reusable. It’s forever. The very thing that makes it superior to tape on the one hand, makes it useless, on the other.</text:p>
      <text:h text:style-name="Heading_20_1" text:outline-level="1"><text:span text:style-name="T127">CHAPTER TWENTY-</text:span><text:span text:style-name="T98">FIVE</text:span><text:span text:style-name="T127"><text:line-break/></text:span><text:bookmark-start text:name="chapter-twenty-six-the-dry-bones"/>The Dry Bones<text:bookmark-end text:name="chapter-twenty-six-the-dry-bones"/></text:h>
      <text:p text:style-name="First_20_paragraph">The galley curtains were drawn aboard the <text:span text:style-name="T51">Marcel Loubens</text:span>. Terry extracted the memory chip from the surviving drone and downloaded the video. The process took a few seconds. At the end Terry gave a grunt of satisfaction. “I don’t know what we owe WKU, but their backup strategy worked. We have the feed from both drones.</text:p>
      <text:p text:style-name="First_20_line_20_indent">The crew watched as the video played, hundreds of meters of water filled cave passage.</text:p>
      <text:p text:style-name="First_20_line_20_indent">“Well, they never swam through that.” Jo’s comment silenced the explorers gathered around the video feed.</text:p>
      <text:p text:style-name="First_20_line_20_indent">“What?”, said Merl.</text:p>
      <text:p text:style-name="First_20_line_20_indent">“This is an amazing acheivement. Tech and all… <text:soft-page-break/>but we’ve mapped, what? Four kilometers of cave passage, which has been underwater for – how long?”</text:p>
      <text:p text:style-name="First_20_line_20_indent">“At least since the last ice age, and higher every year since the Industrial Revolution,” said Petra. “Way outside our Soviet era window.”</text:p>
      <text:p text:style-name="First_20_line_20_indent">The wallabologist nodded. “No wallaby holds its breath, any longer than a white tailed deer does. So raft migration only gets us so far. Did they walk inland from the coast to the cenote? The walls are sheer. Did they just hop to the edge and jump?”</text:p>
      <text:p text:style-name="First_20_line_20_indent">Merl was the only one still looking at the monitor. “CAP!” Merl never shouted.</text:p>
      <text:p text:style-name="First_20_line_20_indent">The image was gone by the time they looked. Merl grabbed the remote and hit the rewind button. The view froze, then jumped backward in time by a few seconds.</text:p>
      <text:p text:style-name="First_20_line_20_indent">Merl paused the view, and said, “Look.” By then, they could all see.</text:p>
      <text:p text:style-name="First_20_line_20_indent">The skeleton was human, sitting casually cross legged on a ledge in the underwater cave.</text:p>
      <text:p text:style-name="First_20_line_20_indent">“It’s a PERSON!” said Jo.</text:p>
      <text:p text:style-name="First_20_line_20_indent">“From Soviet Cuba, I’ll bet,” said Frances.</text:p>
      <text:p text:style-name="First_20_line_20_indent">Merl whispered, “It’s whole… it’s intact.”</text:p>
      <text:p text:style-name="First_20_line_20_indent">Terry had an answer. “Carbonate limestone aquifer. There must’ve been enough calcium in <text:soft-page-break/>solution to cement it in place… look.” The cave diver indicated the surface of the ledge, where a layer of calcite covered the base of the skeleton.</text:p>
      <text:p text:style-name="First_20_line_20_indent">Petra frowned. “No. That couldn’t have happened underwater. It’s dripstone. The cave was dry when they died. The sea r ose later.”</text:p>
      <text:p text:style-name="First_20_line_20_indent">“What do we have around there, video wise?” asked Bender. “Did the other drone get anything from the area?”</text:p>
      <text:p text:style-name="First_20_line_20_indent">Merl was already on it. “Buddy system to the rescue. Other drone was a meter away.”</text:p>
      <text:p text:style-name="First_20_line_20_indent">Drone B’s camera field was partially obscured by the body of Drone A. The skeletal remains were visible in the background, cemented by calcite to the cave’s wall. Around it, the ranchers could see small, dark rectangular shapes, arrayed around the bones in an almost symmetrical, purposeful manner.</text:p>
      <text:p text:style-name="First_20_line_20_indent">“Tributes,” whispered Petra. “Funeral offerings.”</text:p>
      <text:p text:style-name="First_20_line_20_indent">“Made by WALLABIES?!” said Merl.</text:p>
      <text:p text:style-name="First_20_line_20_indent">Bender turned to Petra.</text:p>
      <text:p text:style-name="First_20_line_20_indent">“Can we get one of those?”</text:p>
      <text:p text:style-name="First_20_line_20_indent">Petra was looking at Terry.</text:p>
      <text:p text:style-name="First_20_line_20_indent">“Maybe,” said Terry.</text:p>
      <text:h text:style-name="Heading_20_1" text:outline-level="1" text:is-list-header="true"><text:span text:style-name="T128">CHAPTER </text:span><text:span text:style-name="T98">TWENTY-SIX</text:span><text:span text:style-name="T128"><text:line-break/></text:span><text:bookmark-start text:name="chapter-thirty-tomb-of-the-satellites"/>Tomb of the Satellites<text:bookmark-end text:name="chapter-thirty-tomb-of-the-satellites"/></text:h>
      <text:p text:style-name="First_20_paragraph">In the galley of the solar powered ship, Ric, the oceanographer, spread a map of the floor of the Southern Indian ocean onto the display surface of the conference table.</text:p>
      <text:p text:style-name="First_20_line_20_indent">“Needle… haystack.” Said Frances.</text:p>
      <text:p text:style-name="First_20_line_20_indent">“What?” asked Merl.</text:p>
      <text:p text:style-name="First_20_line_20_indent">Bender’s eyes narrowed. “Frances is right. People have been de-orbiting satellites here for more than a hundred years. My grandmother was in her forties when the International Space Station – the first one! – came down. A couple hundred million people watched it burn in the sky.”</text:p>
      <text:p text:style-name="First_20_line_20_indent">“Watched it burn… from WHERE?” Merl asked, in alarm.</text:p>
      <text:p text:style-name="First_20_line_20_indent"><text:soft-page-break/>“Mostly on television,” replied the astronaut. “The whole reason for doing it there, so far from land, was so nobody gets hit by space junk. That was the whole point. IS the whole point. We still deorbit satellites there now.”</text:p>
      <text:p text:style-name="First_20_line_20_indent">Merl was unconvinced. “So we’re going to look for maybe one or two antique Cold War Russian space probes, each no bigger than a small car. All of ’em partially melted on re-entry.” The ranch hand gave a low whistle. “What are the odds that anything survived impact with the water, let alone a century and a half of seawater and marine life?</text:p>
      <text:p text:style-name="First_20_line_20_indent">Ric, the oceanographer, spoke up. “We know the ocean floor much better now than formerly. A hundred years ago, they used to say that we know more about outer space than we do about the deep ocean on our own planet. People still say that, but it’s no longer true. Project Poseidon put paid to that idea a couple of generations ago. We have sonar and lidar maps down to 10 meter resolution everywhere, and better than that at areas of particular interest.”</text:p>
      <text:p text:style-name="First_20_line_20_indent">“By the time the Southern Indian was mapped, there were over eighty thousand detectable pieces of space metal resting on the part of the sea floor where we are heading,” (Frances blanched at the word ‘we’.) “dispersed among maybe half a million <text:soft-page-break/>natural features of approximately the same size. I admit it seems daunting. I’m a sea mapping dog, not a space archeologist. There’s going to be a lot of false positives that are just boulders or eroded bits of ancient coral reef.”</text:p>
      <text:p text:style-name="First_20_line_20_indent">Bender looked thoughtful. “I may have an ace in the hole. Too elderly to dive with us, but through telepresence, they may be able to help.”</text:p>
      <text:p text:style-name="First_20_line_20_indent">Ric brightened up. “You know an expert on space junk?”</text:p>
      <text:p text:style-name="First_20_line_20_indent">Bender straightened herself for comedic effect. “<text:span text:style-name="T51">I’m</text:span> an expert in space junk. I’ve spent half my career servicing and salvaging satellites. Admittedly, in space, where they live, not in the deep ocean, where they go to die. I’m talking about my Aunt Too. Great-aunt, actually.”</text:p>
      <text:p text:style-name="First_20_line_20_indent">Merl asked, “What’s their name, this Aunt of yours?”</text:p>
      <text:p text:style-name="First_20_line_20_indent">Bender said, “I just said. Their name is Too. I need to make a phone call to Kentucky.”</text:p>
      <text:p text:style-name="First_20_line_20_indent">“That’s pretty far from the Indian Ocean,” said Ric. “What does Aunt Too from Kentucky care about deorbited space junk?”</text:p>
      <text:p text:style-name="P40">Bender laughed. “Trust me… for this one, it’s personal.”</text:p>
      <text:h text:style-name="P41" text:outline-level="1"><text:span text:style-name="T129">CHAPTER THIRTY-ONE</text:span><text:line-break/>Beneath the ISS</text:h>
      <text:p text:style-name="P42">The South Pacific Garbage Patch had long been cleaned up, but the Tomb of the Satellites would have to wait a few centuries more, or a billion years, depending on the breaks.</text:p>
      <text:p text:style-name="P42">Kessler’s syndrome was proposed in the late 20th century, as commercial and military satellite launches – and launch failures – quickly populated the skies with space debris of human making. At differential speeds of 17 thousand miles an hour, a fleck of paint with no more mass than that removed by a manicuriust could damage a billion dollars worth of hardware… or end human lives.</text:p>
      <text:p text:style-name="P42">Finally, project XXXXX used space lasers to de-orbit the whole lot.</text:p>
      <text:p text:style-name="P42">They landed it all in the southern Indian Ocean <text:soft-page-break/>now called the Antartic Ocean, and they did it with such precision as to lay a perfect Titanic style streak of space garbage across the bottom of a sea floor chosen by definition as the oceanic pole of inaccessibility.</text:p>
      <text:p text:style-name="P42">The remains of a 1960s Soviet Satellite lie somewhere, among all that wreckage. Can Bender and her crew find the secret, before it is too late?</text:p>
      <text:p text:style-name="P42">After ten days, Frances was starting to lose track of why it was necessary for a large animal veteranarian to be onboard a vessel with not a large animal to show for it.</text:p>
      <text:p text:style-name="P42">“What are they finding,” asked Francis.</text:p>
      <text:p text:style-name="P42">“What we expected to find,” said Bender. “A three kilometer wide stripe of space debris across the ocean floor.”</text:p>
      <text:p text:style-name="P42">“And our needle in the haystack? This old Soviet Satellite?”</text:p>
      <text:p text:style-name="P42">“That’s what they’re looking for, Francis. A Cold War era Soviet Satellite is about a meter in diameter. The lidar scans have that resolution, but in 3,000 meter swaths. And when the derelict was taken down, the drone deoribiter that nudged it down didn’t ask for ID, nor could the derelict could have provided it.</text:p>
      <text:h text:style-name="Heading_20_1" text:outline-level="1"><text:span text:style-name="T130">TALE FROM THE BENDERVERSE</text:span><text:line-break/><text:bookmark-start text:name="the-road-trip"/>Road Trip<text:bookmark-end text:name="the-road-trip"/></text:h>
      <text:p text:style-name="First_20_paragraph">At last, in the dim hours of the early morning, Too’s cousin Jackie was packed and ready to hit the road. Both climbed into the front of Jackie’s car. Jackie instructed the auto, “Car-car, Mardi Gras!”. The car retrieved the already-planned route from storage, thought to itself for a moment, then announced “Route ready”. “GO!” said Jackie. The auto pulled out of Jackie’s garage and headed up US Route 127 towards Lawrenceburg.</text:p>
      <text:p text:style-name="First_20_line_20_indent">About a mile short of town, the car signaled a right turn off the main highway, and graveled down a chip-and-seal farm road to George’s house. Twin lines of silver maple trees enbraced the drive, the canopy above forming a trellis arch illumined by the <text:soft-page-break/>car’s headlights. It seemed to Too that they were traveling through a tunnel.</text:p>
      <text:p text:style-name="P42">George, and George’s companion Leda, were waiting on the porch of the farmhouse. Each were dressed for the road, George in light hunting fatigues, and Leda in a simple black dress with a smart peacoat buttoned against the Kentucky cold of early March. Leda was from Lexington and George was home grown, from Anderson County.” Too thought to herself: “Opposites attract.” </text:p>
      <text:p text:style-name="P4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RW Bookman" svg:font-family="'URW Bookman'" style:font-adornments="Light" style:font-pitch="variable"/>
    <style:font-face style:name="URW Gothic" svg:font-family="'URW Gothic'" style:font-adornments="Book" style:font-family-generic="swiss"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style>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URW Bookman" fo:font-family="'URW Bookman'" style:font-style-name="Light" style:font-pitch="variable" fo:font-size="14pt" fo:font-weight="250"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next-style-name="Text_20_body_20_indent" style:class="text" style:master-page-name="">
      <style:paragraph-properties fo:margin-top="0.0598in" fo:margin-bottom="0.0598in" style:contextual-spacing="true" fo:line-height="0.2in" fo:text-align="justify" style:justify-single-word="false" style:page-number="auto"/>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chapter" style:master-page-name="Right_20_Page">
      <style:paragraph-properties fo:margin-top="1.1299in" fo:margin-bottom="0.75in" style:contextual-spacing="false" fo:text-align="center" style:justify-single-word="false" style:page-number="auto" fo:break-before="auto" fo:break-after="auto"/>
      <style:text-properties style:font-name="URW Bookman" fo:font-family="'URW Bookman'" style:font-style-name="Light" style:font-pitch="variable" fo:font-size="14pt" fo:font-weight="250"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chapter">
      <style:paragraph-properties fo:text-align="center" style:justify-single-word="false"/>
      <style:text-properties fo:font-size="14pt" fo:font-style="normal" fo:font-weight="25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chapter">
      <style:paragraph-properties fo:text-align="center" style:justify-single-word="false"/>
      <style:text-properties fo:font-size="14pt" fo:font-style="normal" fo:font-weight="25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First_20_line_20_indent" style:class="text">
      <style:paragraph-properties fo:margin-top="0.0598in" fo:margin-bottom="0in" style:contextual-spacing="true"/>
    </style:style>
    <style:style style:name="Footer_20_left" style:display-name="Footer left" style:family="paragraph" style:parent-style-name="Footer" style:class="extra" style:master-page-name="">
      <style:paragraph-properties style:page-number="auto" text:number-lines="false" text:line-number="0">
        <style:tab-stops>
          <style:tab-stop style:position="1.75in" style:type="center"/>
          <style:tab-stop style:position="3.5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ext_20_body_20_indent" style:display-name="Text body indent" style:family="paragraph" style:parent-style-name="Text_20_body" style:class="text" style:master-page-name="">
      <style:paragraph-properties fo:margin-left="0.1965in" fo:text-indent="0in" style:auto-text-indent="false" style:page-number="auto"/>
    </style:style>
    <style:style style:name="First_20_line_20_indent" style:display-name="First line indent" style:family="paragraph" style:parent-style-name="Text_20_body" style:class="text">
      <style:paragraph-properties fo:margin-left="0in" fo:margin-top="0in" fo:margin-bottom="0.0598in" style:contextual-spacing="true" fo:text-indent="0.1965in" style:auto-text-indent="false"/>
    </style:style>
    <style:style style:name="Frame_20_contents" style:display-name="Frame contents" style:family="paragraph" style:parent-style-name="Standard" style:class="extra"/>
    <style:style style:name="Marginalia" style:family="paragraph" style:parent-style-name="Text_20_body" style:class="text">
      <style:paragraph-properties fo:margin-left="1.5752in" fo:text-indent="0in" style:auto-text-indent="false"/>
    </style:style>
    <style:style style:name="Email" style:family="paragraph" style:parent-style-name="Standard">
      <style:text-properties style:font-name="URW Gothic" fo:font-family="'URW Gothic'" style:font-style-name="Book" style:font-family-generic="swiss" style:font-pitch="variable"/>
    </style:style>
    <style:style style:name="Source_5f_Text" style:display-name="Source_Text" style:family="text">
      <style:text-properties style:font-name="Courier New" fo:font-family="'Courier New'" style:font-family-generic="modern" style:font-pitch="fixed" fo:font-size="10pt" fo:language="zxx" fo:country="none"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ighlighted" style:family="text">
      <style:text-properties fo:background-color="#ffff38"/>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KeywordTok" style:family="text">
      <style:text-properties fo:color="#007020" loext:opacity="100%" fo:font-weight="bold"/>
    </style:style>
    <style:style style:name="DataTypeTok" style:family="text">
      <style:text-properties fo:color="#902000" loext:opacity="100%"/>
    </style:style>
    <style:style style:name="DecValTok" style:family="text">
      <style:text-properties fo:color="#40a070" loext:opacity="100%"/>
    </style:style>
    <style:style style:name="BaseNTok" style:family="text">
      <style:text-properties fo:color="#40a070" loext:opacity="100%"/>
    </style:style>
    <style:style style:name="FloatTok" style:family="text">
      <style:text-properties fo:color="#40a070" loext:opacity="100%"/>
    </style:style>
    <style:style style:name="ConstantTok" style:family="text">
      <style:text-properties fo:color="#880000" loext:opacity="100%"/>
    </style:style>
    <style:style style:name="CharTok" style:family="text">
      <style:text-properties fo:color="#4070a0" loext:opacity="100%"/>
    </style:style>
    <style:style style:name="SpecialCharTok" style:family="text">
      <style:text-properties fo:color="#4070a0" loext:opacity="100%"/>
    </style:style>
    <style:style style:name="StringTok" style:family="text">
      <style:text-properties fo:color="#4070a0" loext:opacity="100%"/>
    </style:style>
    <style:style style:name="VerbatimStringTok" style:family="text">
      <style:text-properties fo:color="#4070a0" loext:opacity="100%"/>
    </style:style>
    <style:style style:name="SpecialStringTok" style:family="text">
      <style:text-properties fo:color="#bb6688" loext:opacity="100%"/>
    </style:style>
    <style:style style:name="ImportTok" style:family="text">
      <style:text-properties fo:color="#008000" loext:opacity="100%" fo:font-weight="bold"/>
    </style:style>
    <style:style style:name="CommentTok" style:family="text">
      <style:text-properties fo:color="#60a0b0" loext:opacity="100%" fo:font-style="italic"/>
    </style:style>
    <style:style style:name="DocumentationTok" style:family="text">
      <style:text-properties fo:color="#ba2121" loext:opacity="100%" fo:font-style="italic"/>
    </style:style>
    <style:style style:name="AnnotationTok" style:family="text">
      <style:text-properties fo:color="#60a0b0" loext:opacity="100%" fo:font-style="italic" fo:font-weight="bold"/>
    </style:style>
    <style:style style:name="CommentVarTok" style:family="text">
      <style:text-properties fo:color="#60a0b0" loext:opacity="100%" fo:font-style="italic" fo:font-weight="bold"/>
    </style:style>
    <style:style style:name="OtherTok" style:family="text">
      <style:text-properties fo:color="#007020" loext:opacity="100%"/>
    </style:style>
    <style:style style:name="FunctionTok" style:family="text">
      <style:text-properties fo:color="#06287e" loext:opacity="100%"/>
    </style:style>
    <style:style style:name="VariableTok" style:family="text">
      <style:text-properties fo:color="#19177c" loext:opacity="100%"/>
    </style:style>
    <style:style style:name="ControlFlowTok" style:family="text">
      <style:text-properties fo:color="#007020" loext:opacity="100%" fo:font-weight="bold"/>
    </style:style>
    <style:style style:name="OperatorTok" style:family="text">
      <style:text-properties fo:color="#666666" loext:opacity="100%"/>
    </style:style>
    <style:style style:name="BuiltInTok" style:family="text">
      <style:text-properties fo:color="#008000" loext:opacity="100%"/>
    </style:style>
    <style:style style:name="ExtensionTok" style:family="text"/>
    <style:style style:name="PreprocessorTok" style:family="text">
      <style:text-properties fo:color="#bc7a00" loext:opacity="100%"/>
    </style:style>
    <style:style style:name="AttributeTok" style:family="text">
      <style:text-properties fo:color="#7d9029" loext:opacity="100%"/>
    </style:style>
    <style:style style:name="RegionMarkerTok" style:family="text"/>
    <style:style style:name="InformationTok" style:family="text">
      <style:text-properties fo:color="#60a0b0" loext:opacity="100%" fo:font-style="italic" fo:font-weight="bold"/>
    </style:style>
    <style:style style:name="WarningTok" style:family="text">
      <style:text-properties fo:color="#60a0b0" loext:opacity="100%" fo:font-style="italic" fo:font-weight="bold"/>
    </style:style>
    <style:style style:name="AlertTok" style:family="text">
      <style:text-properties fo:color="#ff0000" loext:opacity="100%" fo:font-weight="bold"/>
    </style:style>
    <style:style style:name="ErrorTok" style:family="text">
      <style:text-properties fo:color="#ff0000" loext:opacity="100%" fo:font-weight="bold"/>
    </style:style>
    <style:style style:name="NormalTo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center" style:justify-single-word="false"/>
      <style:text-properties officeooo:paragraph-rsid="0014cc72"/>
    </style:style>
    <style:page-layout style:name="Mpm1" style:page-usage="mirrored">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usage="lef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3" style:page-usage="right">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5in" fo:page-height="8in" style:num-format="1" style:print-orientation="portrait" fo:margin-top="1.5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5">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5in" fo:page-height="8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5in" fo:page-height="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8in" fo:page-height="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5in" fo:page-height="8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1">
      <style:page-layout-properties fo:page-width="5in" fo:page-height="8in" style:num-format="1" style:print-orientation="portrait" fo:margin-top="1in" fo:margin-bottom="1.25in" fo:margin-left="0.75in" fo:margin-right="0.7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Left_20_Page" style:display-name="Left Page" style:page-layout-name="Mpm2" draw:style-name="Mdp1" style:next-style-name="Right_20_Page">
      <style:footer>
        <text:p text:style-name="MP1"><text:page-number text:select-page="current">140</text:page-number></text:p>
      </style:footer>
    </style:master-page>
    <style:master-page style:name="Right_20_Page" style:display-name="Right Page" style:page-layout-name="Mpm3" draw:style-name="Mdp1" style:next-style-name="Left_20_Page">
      <style:footer>
        <text:p text:style-name="MP2"><text:page-number text:select-page="current">141</text:page-number></text:p>
      </style:footer>
    </style:master-page>
    <style:master-page style:name="Title_20_Page" style:display-name="Title Page" style:page-layout-name="Mpm4" draw:style-name="Mdp1" style:next-style-name="DedicationCopyright">
      <style:footer>
        <text:p text:style-name="MP1">Spaceways Press</text:p>
        <text:p text:style-name="MP1">Louisville, Kentucky</text:p>
      </style:footer>
    </style:master-page>
    <style:master-page style:name="First_20_Page" style:display-name="First Page" style:page-layout-name="Mpm5" draw:style-name="Mdp1" style:next-style-name="Standard"/>
    <style:master-page style:name="Envelope" style:page-layout-name="Mpm6" draw:style-name="Mdp1"/>
    <style:master-page style:name="Index" style:page-layout-name="Mpm5"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master-page style:name="StartBindingStyle" style:page-layout-name="Mpm10" draw:style-name="Mdp1" style:next-style-name="Title_20_Page"/>
    <style:master-page style:name="DedicationCopyright" style:page-layout-name="Mpm11"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4.2$Linux_X86_64 LibreOffice_project/580$Build-2</meta:generator>
    <dc:title/>
    <dc:description/>
    <dc:subject/>
    <meta:keyword/>
    <meta:creation-date>2025-12-02T09:52:25.729294823</meta:creation-date>
    <meta:editing-duration>PT6H10M14S</meta:editing-duration>
    <meta:editing-cycles>154</meta:editing-cycles>
    <dc:date>2026-01-21T01:04:00.066675976</dc:date>
    <meta:document-statistic meta:table-count="0" meta:image-count="0" meta:object-count="0" meta:page-count="172" meta:paragraph-count="895" meta:word-count="25697" meta:character-count="147916" meta:non-whitespace-character-count="123070"/>
  </office:meta>
</office:document-meta>
</file>